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co2" style:family="table-column">
      <style:table-column-properties fo:break-before="auto" style:column-width="29.14pt"/>
    </style:style>
    <style:style style:name="ro1" style:family="table-row">
      <style:table-row-properties style:row-height="405.01pt" fo:break-before="auto" style:use-optimal-row-height="false"/>
    </style:style>
    <style:style style:name="ro2" style:family="table-row">
      <style:table-row-properties style:row-height="112.51pt" fo:break-before="auto" style:use-optimal-row-height="false"/>
    </style:style>
    <style:style style:name="ro3" style:family="table-row">
      <style:table-row-properties style:row-height="15.76pt" fo:break-before="auto" style:use-optimal-row-height="true"/>
    </style:style>
    <style:style style:name="ro4" style:family="table-row">
      <style:table-row-properties style:row-height="15.76pt" fo:break-before="auto" style:use-optimal-row-height="false"/>
    </style:style>
    <style:style style:name="ta1" style:family="table" style:master-page-name="PageStyle_5f_wedding_20_photo_20_booth_20_rental_20_Laguna_20_Beach_20_">
      <style:table-properties table:display="true" style:writing-mode="lr-tb"/>
    </style:style>
    <style:style style:name="ce1" style:family="table-cell" style:parent-style-name="Default">
      <style:table-cell-properties fo:border="none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rotation-align="non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wedding photo booth rental Laguna Beach 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1021" table:default-cell-style-name="Default"/>
        <table:table-row table:style-name="ro1">
          <table:table-cell table:style-name="ce1" table:formula="of:=HYPERLINK(&quot;https://sites.google.com/view/photoboothrentalslagunabeach&quot;; image(&quot;https://lh3.googleusercontent.com/d/1tpnxuW89TUi11jKtDR9JDr08CDxHmMk0&quot;))" office:value-type="string" office:string-value="" calcext:value-type="error" table:number-columns-spanned="26" table:number-rows-spanned="1">
            <text:p>#NAME?</text:p>
          </table:table-cell>
          <table:covered-table-cell table:number-columns-repeated="25"/>
          <table:table-cell table:number-columns-repeated="998"/>
        </table:table-row>
        <table:table-row table:style-name="ro2">
          <table:table-cell table:style-name="ce2" office:value-type="string" calcext:value-type="string">
            <text:p>target url</text:p>
          </table:table-cell>
          <table:table-cell table:style-name="ce2" office:value-type="string" calcext:value-type="string">
            <text:p>wedding photo booth rental Laguna Beach<text:tab/></text:p>
          </table:table-cell>
          <table:table-cell table:style-name="ce3" table:formula="of:=HYPERLINK(&quot;https://sites.google.com/view/photoboothrentalslagunabeach/photo-booth-rental-in-laguna-beach&quot;; image(&quot;https://api.qrserver.com/v1/create-qr-code/?size=150x150&amp;data=https://sites.google.com/view/photoboothrentalslagunabeach/photo-booth-rental-in-laguna-beach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sites.google.com/view/photoboothrentalslagunabeach/photo-booth-rental-in-laguna-beach" xlink:type="simple">https://sites.google.com/view/photoboothrentalslagunabeach/photo-booth-rental-in-laguna-beach</text:a></text:p>
          </table:table-cell>
          <table:table-cell table:style-name="ce5" table:formula="of:=HYPERLINK(&quot;https://sites.google.com/view/photoboothrentalslagunabeach/photo-booth-rental-in-laguna-beach&quot;;&quot;wedding photo booth rental Laguna Beach&#9;&quot;)" office:value-type="string" office:string-value="wedding photo booth rental Laguna Beach&#9;" calcext:value-type="string">
            <text:p>wedding photo booth rental Laguna Beach<text:tab/>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folder top</text:p>
          </table:table-cell>
          <table:table-cell table:style-name="ce2" office:value-type="string" calcext:value-type="string">
            <text:p>wedding photo booth rental Laguna Beach<text:tab/></text:p>
          </table:table-cell>
          <table:table-cell table:style-name="ce3" table:formula="of:=HYPERLINK(&quot;https://drive.google.com/drive/folders/16ywBb_n6UpeV4sEGcOplddpBrkVVD8ot?usp=sharing&quot;; image(&quot;https://api.qrserver.com/v1/create-qr-code/?size=150x150&amp;data=https://drive.google.com/drive/folders/16ywBb_n6UpeV4sEGcOplddpBrkVVD8ot?usp=sharing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rive.google.com/drive/folders/16ywBb_n6UpeV4sEGcOplddpBrkVVD8ot?usp=sharing" xlink:type="simple">https://drive.google.com/drive/folders/16ywBb_n6UpeV4sEGcOplddpBrkVVD8ot?usp=sharing</text:a></text:p>
          </table:table-cell>
          <table:table-cell table:style-name="ce5" table:formula="of:=HYPERLINK(&quot;https://drive.google.com/drive/folders/16ywBb_n6UpeV4sEGcOplddpBrkVVD8ot?usp=sharing&quot;;&quot;wedding photo booth rental Laguna Beach&#9;&quot;)" office:value-type="string" office:string-value="wedding photo booth rental Laguna Beach&#9;" calcext:value-type="string">
            <text:p>wedding photo booth rental Laguna Beach<text:tab/>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rss feed</text:p>
          </table:table-cell>
          <table:table-cell table:style-name="ce2" office:value-type="string" calcext:value-type="string">
            <text:p>wedding photo booth rental Laguna Beach<text:tab/></text:p>
          </table:table-cell>
          <table:table-cell table:style-name="ce3" table:formula="of:=HYPERLINK(&quot;https://news.google.com/rss/search?q=videobooth&quot;; image(&quot;https://api.qrserver.com/v1/create-qr-code/?size=150x150&amp;data=https://news.google.com/rss/search?q=videobooth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news.google.com/rss/search?q=videobooth" xlink:type="simple">https://news.google.com/rss/search?q=videobooth</text:a></text:p>
          </table:table-cell>
          <table:table-cell table:style-name="ce5" table:formula="of:=HYPERLINK(&quot;https://news.google.com/rss/search?q=videobooth&quot;;&quot;wedding photo booth rental Laguna Beach&#9;&quot;)" office:value-type="string" office:string-value="wedding photo booth rental Laguna Beach&#9;" calcext:value-type="string">
            <text:p>wedding photo booth rental Laguna Beach<text:tab/>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folder articles</text:p>
          </table:table-cell>
          <table:table-cell table:style-name="ce2" office:value-type="string" calcext:value-type="string">
            <text:p>wedding photo booth rental Laguna Beach<text:tab/> Articles</text:p>
          </table:table-cell>
          <table:table-cell table:style-name="ce3" table:formula="of:=HYPERLINK(&quot;https://drive.google.com/drive/folders/1X_-XhzVo9REphOJVkWam63WMPCP3arEz?usp=sharing&quot;; image(&quot;https://api.qrserver.com/v1/create-qr-code/?size=150x150&amp;data=https://drive.google.com/drive/folders/1X_-XhzVo9REphOJVkWam63WMPCP3arEz?usp=sharing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rive.google.com/drive/folders/1X_-XhzVo9REphOJVkWam63WMPCP3arEz?usp=sharing" xlink:type="simple">https://drive.google.com/drive/folders/1X_-XhzVo9REphOJVkWam63WMPCP3arEz?usp=sharing</text:a></text:p>
          </table:table-cell>
          <table:table-cell table:style-name="ce5" table:formula="of:=HYPERLINK(&quot;https://drive.google.com/drive/folders/1X_-XhzVo9REphOJVkWam63WMPCP3arEz?usp=sharing&quot;;&quot;wedding photo booth rental Laguna Beach&#9; Articles&quot;)" office:value-type="string" office:string-value="wedding photo booth rental Laguna Beach&#9; Articles" calcext:value-type="string">
            <text:p>wedding photo booth rental Laguna Beach<text:tab/> Articles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folder photos</text:p>
          </table:table-cell>
          <table:table-cell table:style-name="ce2" office:value-type="string" calcext:value-type="string">
            <text:p>wedding photo booth rental Laguna Beach<text:tab/> Photos</text:p>
          </table:table-cell>
          <table:table-cell table:style-name="ce3" table:formula="of:=HYPERLINK(&quot;https://drive.google.com/drive/folders/1la6CzwyIXlmT-h6F1t9yOAcTGTOTF2tO?usp=sharing&quot;; image(&quot;https://api.qrserver.com/v1/create-qr-code/?size=150x150&amp;data=https://drive.google.com/drive/folders/1la6CzwyIXlmT-h6F1t9yOAcTGTOTF2tO?usp=sharing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rive.google.com/drive/folders/1la6CzwyIXlmT-h6F1t9yOAcTGTOTF2tO?usp=sharing" xlink:type="simple">https://drive.google.com/drive/folders/1la6CzwyIXlmT-h6F1t9yOAcTGTOTF2tO?usp=sharing</text:a></text:p>
          </table:table-cell>
          <table:table-cell table:style-name="ce5" table:formula="of:=HYPERLINK(&quot;https://drive.google.com/drive/folders/1la6CzwyIXlmT-h6F1t9yOAcTGTOTF2tO?usp=sharing&quot;;&quot;wedding photo booth rental Laguna Beach&#9; Photos&quot;)" office:value-type="string" office:string-value="wedding photo booth rental Laguna Beach&#9; Photos" calcext:value-type="string">
            <text:p>wedding photo booth rental Laguna Beach<text:tab/> Photos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folder pdfs</text:p>
          </table:table-cell>
          <table:table-cell table:style-name="ce2" office:value-type="string" calcext:value-type="string">
            <text:p>wedding photo booth rental Laguna Beach<text:tab/> PDFs</text:p>
          </table:table-cell>
          <table:table-cell table:style-name="ce3" table:formula="of:=HYPERLINK(&quot;https://drive.google.com/drive/folders/1JuIefwDJGNA8JjfIB0IxDDeJeq5Jw6rS?usp=sharing&quot;; image(&quot;https://api.qrserver.com/v1/create-qr-code/?size=150x150&amp;data=https://drive.google.com/drive/folders/1JuIefwDJGNA8JjfIB0IxDDeJeq5Jw6rS?usp=sharing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rive.google.com/drive/folders/1JuIefwDJGNA8JjfIB0IxDDeJeq5Jw6rS?usp=sharing" xlink:type="simple">https://drive.google.com/drive/folders/1JuIefwDJGNA8JjfIB0IxDDeJeq5Jw6rS?usp=sharing</text:a></text:p>
          </table:table-cell>
          <table:table-cell table:style-name="ce5" table:formula="of:=HYPERLINK(&quot;https://drive.google.com/drive/folders/1JuIefwDJGNA8JjfIB0IxDDeJeq5Jw6rS?usp=sharing&quot;;&quot;wedding photo booth rental Laguna Beach&#9; PDFs&quot;)" office:value-type="string" office:string-value="wedding photo booth rental Laguna Beach&#9; PDFs" calcext:value-type="string">
            <text:p>wedding photo booth rental Laguna Beach<text:tab/> PDFs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folder slides</text:p>
          </table:table-cell>
          <table:table-cell table:style-name="ce2" office:value-type="string" calcext:value-type="string">
            <text:p>wedding photo booth rental Laguna Beach<text:tab/> Slides</text:p>
          </table:table-cell>
          <table:table-cell table:style-name="ce3" table:formula="of:=HYPERLINK(&quot;https://drive.google.com/drive/folders/1Bd2ibYFmC7SuQHUVTRAmR7-rXwZBRC5K?usp=sharing&quot;; image(&quot;https://api.qrserver.com/v1/create-qr-code/?size=150x150&amp;data=https://drive.google.com/drive/folders/1Bd2ibYFmC7SuQHUVTRAmR7-rXwZBRC5K?usp=sharing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rive.google.com/drive/folders/1Bd2ibYFmC7SuQHUVTRAmR7-rXwZBRC5K?usp=sharing" xlink:type="simple">https://drive.google.com/drive/folders/1Bd2ibYFmC7SuQHUVTRAmR7-rXwZBRC5K?usp=sharing</text:a></text:p>
          </table:table-cell>
          <table:table-cell table:style-name="ce5" table:formula="of:=HYPERLINK(&quot;https://drive.google.com/drive/folders/1Bd2ibYFmC7SuQHUVTRAmR7-rXwZBRC5K?usp=sharing&quot;;&quot;wedding photo booth rental Laguna Beach&#9; Slides&quot;)" office:value-type="string" office:string-value="wedding photo booth rental Laguna Beach&#9; Slides" calcext:value-type="string">
            <text:p>wedding photo booth rental Laguna Beach<text:tab/> Slides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hoto</text:p>
          </table:table-cell>
          <table:table-cell table:style-name="ce2" office:value-type="string" calcext:value-type="string">
            <text:p>wedding photo booth rental Laguna Beach<text:tab/></text:p>
          </table:table-cell>
          <table:table-cell table:style-name="ce3" table:formula="of:=HYPERLINK(&quot;https://drive.google.com/file/d/16gNGzbT7o0B4abieLfQy4NEH0xQ6UJql/view?usp=sharing&quot;; image(&quot;https://api.qrserver.com/v1/create-qr-code/?size=150x150&amp;data=https://drive.google.com/file/d/16gNGzbT7o0B4abieLfQy4NEH0xQ6UJql/view?usp=sharing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rive.google.com/file/d/16gNGzbT7o0B4abieLfQy4NEH0xQ6UJql/view?usp=sharing" xlink:type="simple">https://drive.google.com/file/d/16gNGzbT7o0B4abieLfQy4NEH0xQ6UJql/view?usp=sharing</text:a></text:p>
          </table:table-cell>
          <table:table-cell table:style-name="ce5" table:formula="of:=HYPERLINK(&quot;https://drive.google.com/file/d/16gNGzbT7o0B4abieLfQy4NEH0xQ6UJql/view?usp=sharing&quot;;&quot;wedding photo booth rental Laguna Beach&#9;&quot;)" office:value-type="string" office:string-value="wedding photo booth rental Laguna Beach&#9;" calcext:value-type="string">
            <text:p>wedding photo booth rental Laguna Beach<text:tab/>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hoto</text:p>
          </table:table-cell>
          <table:table-cell table:style-name="ce2" office:value-type="string" calcext:value-type="string">
            <text:p>wedding photo booth rental Laguna Beach<text:tab/></text:p>
          </table:table-cell>
          <table:table-cell table:style-name="ce3" table:formula="of:=HYPERLINK(&quot;https://drive.google.com/file/d/1E4le3CYjEFpDh_LSc7FxfzUwgekh1p1F/view?usp=sharing&quot;; image(&quot;https://api.qrserver.com/v1/create-qr-code/?size=150x150&amp;data=https://drive.google.com/file/d/1E4le3CYjEFpDh_LSc7FxfzUwgekh1p1F/view?usp=sharing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rive.google.com/file/d/1E4le3CYjEFpDh_LSc7FxfzUwgekh1p1F/view?usp=sharing" xlink:type="simple">https://drive.google.com/file/d/1E4le3CYjEFpDh_LSc7FxfzUwgekh1p1F/view?usp=sharing</text:a></text:p>
          </table:table-cell>
          <table:table-cell table:style-name="ce5" table:formula="of:=HYPERLINK(&quot;https://drive.google.com/file/d/1E4le3CYjEFpDh_LSc7FxfzUwgekh1p1F/view?usp=sharing&quot;;&quot;wedding photo booth rental Laguna Beach&#9;&quot;)" office:value-type="string" office:string-value="wedding photo booth rental Laguna Beach&#9;" calcext:value-type="string">
            <text:p>wedding photo booth rental Laguna Beach<text:tab/>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hoto</text:p>
          </table:table-cell>
          <table:table-cell table:style-name="ce2" office:value-type="string" calcext:value-type="string">
            <text:p>wedding photo booth rental Laguna Beach<text:tab/></text:p>
          </table:table-cell>
          <table:table-cell table:style-name="ce3" table:formula="of:=HYPERLINK(&quot;https://drive.google.com/file/d/1MrFSuh0I-NwLbhgw2SUlTpEQp-CplhgC/view?usp=sharing&quot;; image(&quot;https://api.qrserver.com/v1/create-qr-code/?size=150x150&amp;data=https://drive.google.com/file/d/1MrFSuh0I-NwLbhgw2SUlTpEQp-CplhgC/view?usp=sharing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rive.google.com/file/d/1MrFSuh0I-NwLbhgw2SUlTpEQp-CplhgC/view?usp=sharing" xlink:type="simple">https://drive.google.com/file/d/1MrFSuh0I-NwLbhgw2SUlTpEQp-CplhgC/view?usp=sharing</text:a></text:p>
          </table:table-cell>
          <table:table-cell table:style-name="ce5" table:formula="of:=HYPERLINK(&quot;https://drive.google.com/file/d/1MrFSuh0I-NwLbhgw2SUlTpEQp-CplhgC/view?usp=sharing&quot;;&quot;wedding photo booth rental Laguna Beach&#9;&quot;)" office:value-type="string" office:string-value="wedding photo booth rental Laguna Beach&#9;" calcext:value-type="string">
            <text:p>wedding photo booth rental Laguna Beach<text:tab/>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hoto</text:p>
          </table:table-cell>
          <table:table-cell table:style-name="ce2" office:value-type="string" calcext:value-type="string">
            <text:p>wedding photo booth rental Laguna Beach<text:tab/></text:p>
          </table:table-cell>
          <table:table-cell table:style-name="ce3" table:formula="of:=HYPERLINK(&quot;https://drive.google.com/file/d/1BEmVgDZR9hBuzZNp4JCBZrpVvF9hLmnh/view?usp=sharing&quot;; image(&quot;https://api.qrserver.com/v1/create-qr-code/?size=150x150&amp;data=https://drive.google.com/file/d/1BEmVgDZR9hBuzZNp4JCBZrpVvF9hLmnh/view?usp=sharing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rive.google.com/file/d/1BEmVgDZR9hBuzZNp4JCBZrpVvF9hLmnh/view?usp=sharing" xlink:type="simple">https://drive.google.com/file/d/1BEmVgDZR9hBuzZNp4JCBZrpVvF9hLmnh/view?usp=sharing</text:a></text:p>
          </table:table-cell>
          <table:table-cell table:style-name="ce5" table:formula="of:=HYPERLINK(&quot;https://drive.google.com/file/d/1BEmVgDZR9hBuzZNp4JCBZrpVvF9hLmnh/view?usp=sharing&quot;;&quot;wedding photo booth rental Laguna Beach&#9;&quot;)" office:value-type="string" office:string-value="wedding photo booth rental Laguna Beach&#9;" calcext:value-type="string">
            <text:p>wedding photo booth rental Laguna Beach<text:tab/>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spreadsheet</text:p>
          </table:table-cell>
          <table:table-cell table:style-name="ce2" office:value-type="string" calcext:value-type="string">
            <text:p>wedding photo booth rental Laguna Beach<text:tab/></text:p>
          </table:table-cell>
          <table:table-cell table:style-name="ce3" table:formula="of:=HYPERLINK(&quot;https://docs.google.com/spreadsheets/d/16hKu5nc_unqIQ_Iw8n2i_DmHZhmVC-cx6P-yy65qhSE/edit?usp=sharing&quot;; image(&quot;https://api.qrserver.com/v1/create-qr-code/?size=150x150&amp;data=https://docs.google.com/spreadsheets/d/16hKu5nc_unqIQ_Iw8n2i_DmHZhmVC-cx6P-yy65qhSE/edit?usp=sharing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spreadsheets/d/16hKu5nc_unqIQ_Iw8n2i_DmHZhmVC-cx6P-yy65qhSE/edit?usp=sharing" xlink:type="simple">https://docs.google.com/spreadsheets/d/16hKu5nc_unqIQ_Iw8n2i_DmHZhmVC-cx6P-yy65qhSE/edit?usp=sharing</text:a></text:p>
          </table:table-cell>
          <table:table-cell table:style-name="ce5" table:formula="of:=HYPERLINK(&quot;https://docs.google.com/spreadsheets/d/16hKu5nc_unqIQ_Iw8n2i_DmHZhmVC-cx6P-yy65qhSE/edit?usp=sharing&quot;;&quot;wedding photo booth rental Laguna Beach&#9;&quot;)" office:value-type="string" office:string-value="wedding photo booth rental Laguna Beach&#9;" calcext:value-type="string">
            <text:p>wedding photo booth rental Laguna Beach<text:tab/>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spreadsheet key</text:p>
          </table:table-cell>
          <table:table-cell table:style-name="ce2" office:value-type="string" calcext:value-type="string">
            <text:p>wedding photo booth rental Laguna Beach<text:tab/> key</text:p>
          </table:table-cell>
          <table:table-cell table:style-name="ce3" table:formula="of:=HYPERLINK(&quot;https://docs.google.com/spreadsheet/pub?key=16hKu5nc_unqIQ_Iw8n2i_DmHZhmVC-cx6P-yy65qhSE&quot;; image(&quot;https://api.qrserver.com/v1/create-qr-code/?size=150x150&amp;data=https://docs.google.com/spreadsheet/pub?key=16hKu5nc_unqIQ_Iw8n2i_DmHZhmVC-cx6P-yy65qhSE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spreadsheet/pub?key=16hKu5nc_unqIQ_Iw8n2i_DmHZhmVC-cx6P-yy65qhSE" xlink:type="simple">https://docs.google.com/spreadsheet/pub?key=16hKu5nc_unqIQ_Iw8n2i_DmHZhmVC-cx6P-yy65qhSE</text:a></text:p>
          </table:table-cell>
          <table:table-cell table:style-name="ce5" table:formula="of:=HYPERLINK(&quot;https://docs.google.com/spreadsheets/d/16hKu5nc_unqIQ_Iw8n2i_DmHZhmVC-cx6P-yy65qhSE/edit?usp=sharing&quot;;&quot;wedding photo booth rental Laguna Beach&#9;&quot;)" office:value-type="string" office:string-value="wedding photo booth rental Laguna Beach&#9;" calcext:value-type="string">
            <text:p>wedding photo booth rental Laguna Beach<text:tab/>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spreadsheet pubhtml</text:p>
          </table:table-cell>
          <table:table-cell table:style-name="ce2" office:value-type="string" calcext:value-type="string">
            <text:p>wedding photo booth rental Laguna Beach<text:tab/> pubhtml</text:p>
          </table:table-cell>
          <table:table-cell table:style-name="ce3" table:formula="of:=HYPERLINK(&quot;https://docs.google.com/spreadsheets/d/16hKu5nc_unqIQ_Iw8n2i_DmHZhmVC-cx6P-yy65qhSE/pubhtml&quot;; image(&quot;https://api.qrserver.com/v1/create-qr-code/?size=150x150&amp;data=https://docs.google.com/spreadsheets/d/16hKu5nc_unqIQ_Iw8n2i_DmHZhmVC-cx6P-yy65qhSE/pubhtml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spreadsheets/d/16hKu5nc_unqIQ_Iw8n2i_DmHZhmVC-cx6P-yy65qhSE/pubhtml" xlink:type="simple">https://docs.google.com/spreadsheets/d/16hKu5nc_unqIQ_Iw8n2i_DmHZhmVC-cx6P-yy65qhSE/pubhtml</text:a></text:p>
          </table:table-cell>
          <table:table-cell table:style-name="ce5" table:formula="of:=HYPERLINK(&quot;https://docs.google.com/spreadsheets/d/16hKu5nc_unqIQ_Iw8n2i_DmHZhmVC-cx6P-yy65qhSE/edit?usp=sharing&quot;;&quot;wedding photo booth rental Laguna Beach&#9;&quot;)" office:value-type="string" office:string-value="wedding photo booth rental Laguna Beach&#9;" calcext:value-type="string">
            <text:p>wedding photo booth rental Laguna Beach<text:tab/>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spreadsheet pub</text:p>
          </table:table-cell>
          <table:table-cell table:style-name="ce2" office:value-type="string" calcext:value-type="string">
            <text:p>wedding photo booth rental Laguna Beach<text:tab/> pub</text:p>
          </table:table-cell>
          <table:table-cell table:style-name="ce3" table:formula="of:=HYPERLINK(&quot;https://docs.google.com/spreadsheets/d/16hKu5nc_unqIQ_Iw8n2i_DmHZhmVC-cx6P-yy65qhSE/pub&quot;; image(&quot;https://api.qrserver.com/v1/create-qr-code/?size=150x150&amp;data=https://docs.google.com/spreadsheets/d/16hKu5nc_unqIQ_Iw8n2i_DmHZhmVC-cx6P-yy65qhSE/pub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spreadsheets/d/16hKu5nc_unqIQ_Iw8n2i_DmHZhmVC-cx6P-yy65qhSE/pub" xlink:type="simple">https://docs.google.com/spreadsheets/d/16hKu5nc_unqIQ_Iw8n2i_DmHZhmVC-cx6P-yy65qhSE/pub</text:a></text:p>
          </table:table-cell>
          <table:table-cell table:style-name="ce5" table:formula="of:=HYPERLINK(&quot;https://docs.google.com/spreadsheets/d/16hKu5nc_unqIQ_Iw8n2i_DmHZhmVC-cx6P-yy65qhSE/edit?usp=sharing&quot;;&quot;wedding photo booth rental Laguna Beach&#9;&quot;)" office:value-type="string" office:string-value="wedding photo booth rental Laguna Beach&#9;" calcext:value-type="string">
            <text:p>wedding photo booth rental Laguna Beach<text:tab/>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spreadsheet view</text:p>
          </table:table-cell>
          <table:table-cell table:style-name="ce2" office:value-type="string" calcext:value-type="string">
            <text:p>wedding photo booth rental Laguna Beach<text:tab/> view</text:p>
          </table:table-cell>
          <table:table-cell table:style-name="ce3" table:formula="of:=HYPERLINK(&quot;https://docs.google.com/spreadsheets/d/16hKu5nc_unqIQ_Iw8n2i_DmHZhmVC-cx6P-yy65qhSE/view&quot;; image(&quot;https://api.qrserver.com/v1/create-qr-code/?size=150x150&amp;data=https://docs.google.com/spreadsheets/d/16hKu5nc_unqIQ_Iw8n2i_DmHZhmVC-cx6P-yy65qhSE/view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spreadsheets/d/16hKu5nc_unqIQ_Iw8n2i_DmHZhmVC-cx6P-yy65qhSE/view" xlink:type="simple">https://docs.google.com/spreadsheets/d/16hKu5nc_unqIQ_Iw8n2i_DmHZhmVC-cx6P-yy65qhSE/view</text:a></text:p>
          </table:table-cell>
          <table:table-cell table:style-name="ce5" table:formula="of:=HYPERLINK(&quot;https://docs.google.com/spreadsheets/d/16hKu5nc_unqIQ_Iw8n2i_DmHZhmVC-cx6P-yy65qhSE/edit?usp=sharing&quot;;&quot;wedding photo booth rental Laguna Beach&#9;&quot;)" office:value-type="string" office:string-value="wedding photo booth rental Laguna Beach&#9;" calcext:value-type="string">
            <text:p>wedding photo booth rental Laguna Beach<text:tab/>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form</text:p>
          </table:table-cell>
          <table:table-cell table:style-name="ce2" office:value-type="string" calcext:value-type="string">
            <text:p>wedding photo booth rental Laguna Beach<text:tab/></text:p>
          </table:table-cell>
          <table:table-cell table:style-name="ce3" table:formula="of:=HYPERLINK(&quot;https://docs.google.com/forms/d/1rqg2Z3yUrJ82ghlgBT6Am3znGhrEHOWNwb2ieJAy7-I/edit?usp=sharing&quot;; image(&quot;https://api.qrserver.com/v1/create-qr-code/?size=150x150&amp;data=https://docs.google.com/forms/d/1rqg2Z3yUrJ82ghlgBT6Am3znGhrEHOWNwb2ieJAy7-I/edit?usp=sharing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forms/d/1rqg2Z3yUrJ82ghlgBT6Am3znGhrEHOWNwb2ieJAy7-I/edit?usp=sharing" xlink:type="simple">https://docs.google.com/forms/d/1rqg2Z3yUrJ82ghlgBT6Am3znGhrEHOWNwb2ieJAy7-I/edit?usp=sharing</text:a></text:p>
          </table:table-cell>
          <table:table-cell table:style-name="ce5" table:formula="of:=HYPERLINK(&quot;https://docs.google.com/forms/d/1rqg2Z3yUrJ82ghlgBT6Am3znGhrEHOWNwb2ieJAy7-I/edit?usp=sharing&quot;;&quot;wedding photo booth rental Laguna Beach&#9;&quot;)" office:value-type="string" office:string-value="wedding photo booth rental Laguna Beach&#9;" calcext:value-type="string">
            <text:p>wedding photo booth rental Laguna Beach<text:tab/>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drawing</text:p>
          </table:table-cell>
          <table:table-cell table:style-name="ce2" office:value-type="string" calcext:value-type="string">
            <text:p>wedding photo booth rental Laguna Beach<text:tab/></text:p>
          </table:table-cell>
          <table:table-cell table:style-name="ce3" table:formula="of:=HYPERLINK(&quot;https://docs.google.com/drawings/d/1RY8xU1065WwBjmjuN5cTIRa9H1YqulP1VOaJYNRalc4/edit?usp=sharing&quot;; image(&quot;https://api.qrserver.com/v1/create-qr-code/?size=150x150&amp;data=https://docs.google.com/drawings/d/1RY8xU1065WwBjmjuN5cTIRa9H1YqulP1VOaJYNRalc4/edit?usp=sharing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drawings/d/1RY8xU1065WwBjmjuN5cTIRa9H1YqulP1VOaJYNRalc4/edit?usp=sharing" xlink:type="simple">https://docs.google.com/drawings/d/1RY8xU1065WwBjmjuN5cTIRa9H1YqulP1VOaJYNRalc4/edit?usp=sharing</text:a></text:p>
          </table:table-cell>
          <table:table-cell table:style-name="ce5" table:formula="of:=HYPERLINK(&quot;https://docs.google.com/drawings/d/1RY8xU1065WwBjmjuN5cTIRa9H1YqulP1VOaJYNRalc4/edit?usp=sharing&quot;;&quot;wedding photo booth rental Laguna Beach&#9;&quot;)" office:value-type="string" office:string-value="wedding photo booth rental Laguna Beach&#9;" calcext:value-type="string">
            <text:p>wedding photo booth rental Laguna Beach<text:tab/>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image</text:p>
          </table:table-cell>
          <table:table-cell table:style-name="ce2" office:value-type="string" calcext:value-type="string">
            <text:p>CTA or Logo</text:p>
          </table:table-cell>
          <table:table-cell table:style-name="ce3" table:formula="of:=HYPERLINK(&quot;https://drive.google.com/file/d/1tpnxuW89TUi11jKtDR9JDr08CDxHmMk0/view?usp=drivesdk&quot;; image(&quot;https://api.qrserver.com/v1/create-qr-code/?size=150x150&amp;data=https://drive.google.com/file/d/1tpnxuW89TUi11jKtDR9JDr08CDxHmMk0/view?usp=drivesdk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rive.google.com/file/d/1tpnxuW89TUi11jKtDR9JDr08CDxHmMk0/view?usp=drivesdk" xlink:type="simple">https://drive.google.com/file/d/1tpnxuW89TUi11jKtDR9JDr08CDxHmMk0/view?usp=drivesdk</text:a>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image link</text:p>
          </table:table-cell>
          <table:table-cell table:style-name="ce2" office:value-type="string" calcext:value-type="string">
            <text:p>CTA or Logo - image link</text:p>
          </table:table-cell>
          <table:table-cell table:style-name="ce3" table:formula="of:=HYPERLINK(&quot;https://sites.google.com/view/photoboothrentalslagunabeach&quot;; image(&quot;https://api.qrserver.com/v1/create-qr-code/?size=150x150&amp;data=https://sites.google.com/view/photoboothrentalslagunabeach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sites.google.com/view/photoboothrentalslagunabeach" xlink:type="simple">https://sites.google.com/view/photoboothrentalslagunabeach</text:a>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document</text:p>
          </table:table-cell>
          <table:table-cell table:style-name="ce2" office:value-type="string" calcext:value-type="string">
            <text:p>wedding photo booth rental Laguna Beach<text:tab/></text:p>
          </table:table-cell>
          <table:table-cell table:style-name="ce3" table:formula="of:=HYPERLINK(&quot;https://docs.google.com/document/d/1SLGCkYMfD7zuzR4xAO5ldVchiYuEcLJLWDr5IW1Q4lw/edit?usp=sharing&quot;; image(&quot;https://api.qrserver.com/v1/create-qr-code/?size=150x150&amp;data=https://docs.google.com/document/d/1SLGCkYMfD7zuzR4xAO5ldVchiYuEcLJLWDr5IW1Q4lw/edit?usp=sharing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document/d/1SLGCkYMfD7zuzR4xAO5ldVchiYuEcLJLWDr5IW1Q4lw/edit?usp=sharing" xlink:type="simple">https://docs.google.com/document/d/1SLGCkYMfD7zuzR4xAO5ldVchiYuEcLJLWDr5IW1Q4lw/edit?usp=sharing</text:a></text:p>
          </table:table-cell>
          <table:table-cell table:style-name="ce5" table:formula="of:=HYPERLINK(&quot;https://docs.google.com/document/d/1SLGCkYMfD7zuzR4xAO5ldVchiYuEcLJLWDr5IW1Q4lw/edit?usp=sharing&quot;;&quot;wedding photo booth rental Laguna Beach&#9;&quot;)" office:value-type="string" office:string-value="wedding photo booth rental Laguna Beach&#9;" calcext:value-type="string">
            <text:p>wedding photo booth rental Laguna Beach<text:tab/>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document pub</text:p>
          </table:table-cell>
          <table:table-cell table:style-name="ce2" office:value-type="string" calcext:value-type="string">
            <text:p>wedding photo booth rental Laguna Beach<text:tab/> pub</text:p>
          </table:table-cell>
          <table:table-cell table:style-name="ce3" table:formula="of:=HYPERLINK(&quot;https://docs.google.com/document/d/1SLGCkYMfD7zuzR4xAO5ldVchiYuEcLJLWDr5IW1Q4lw/pub&quot;; image(&quot;https://api.qrserver.com/v1/create-qr-code/?size=150x150&amp;data=https://docs.google.com/document/d/1SLGCkYMfD7zuzR4xAO5ldVchiYuEcLJLWDr5IW1Q4lw/pub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document/d/1SLGCkYMfD7zuzR4xAO5ldVchiYuEcLJLWDr5IW1Q4lw/pub" xlink:type="simple">https://docs.google.com/document/d/1SLGCkYMfD7zuzR4xAO5ldVchiYuEcLJLWDr5IW1Q4lw/pub</text:a></text:p>
          </table:table-cell>
          <table:table-cell table:style-name="ce5" table:formula="of:=HYPERLINK(&quot;https://docs.google.com/document/d/1SLGCkYMfD7zuzR4xAO5ldVchiYuEcLJLWDr5IW1Q4lw/edit?usp=sharing&quot;;&quot;wedding photo booth rental Laguna Beach&#9;&quot;)" office:value-type="string" office:string-value="wedding photo booth rental Laguna Beach&#9;" calcext:value-type="string">
            <text:p>wedding photo booth rental Laguna Beach<text:tab/>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document view</text:p>
          </table:table-cell>
          <table:table-cell table:style-name="ce2" office:value-type="string" calcext:value-type="string">
            <text:p>wedding photo booth rental Laguna Beach<text:tab/> view</text:p>
          </table:table-cell>
          <table:table-cell table:style-name="ce3" table:formula="of:=HYPERLINK(&quot;https://docs.google.com/document/d/1SLGCkYMfD7zuzR4xAO5ldVchiYuEcLJLWDr5IW1Q4lw/view&quot;; image(&quot;https://api.qrserver.com/v1/create-qr-code/?size=150x150&amp;data=https://docs.google.com/document/d/1SLGCkYMfD7zuzR4xAO5ldVchiYuEcLJLWDr5IW1Q4lw/view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document/d/1SLGCkYMfD7zuzR4xAO5ldVchiYuEcLJLWDr5IW1Q4lw/view" xlink:type="simple">https://docs.google.com/document/d/1SLGCkYMfD7zuzR4xAO5ldVchiYuEcLJLWDr5IW1Q4lw/view</text:a></text:p>
          </table:table-cell>
          <table:table-cell table:style-name="ce5" table:formula="of:=HYPERLINK(&quot;https://docs.google.com/document/d/1SLGCkYMfD7zuzR4xAO5ldVchiYuEcLJLWDr5IW1Q4lw/edit?usp=sharing&quot;;&quot;wedding photo booth rental Laguna Beach&#9;&quot;)" office:value-type="string" office:string-value="wedding photo booth rental Laguna Beach&#9;" calcext:value-type="string">
            <text:p>wedding photo booth rental Laguna Beach<text:tab/>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resentation</text:p>
          </table:table-cell>
          <table:table-cell table:style-name="ce2" office:value-type="string" calcext:value-type="string">
            <text:p>wedding photo booth rental Laguna Beach<text:tab/></text:p>
          </table:table-cell>
          <table:table-cell table:style-name="ce3" table:formula="of:=HYPERLINK(&quot;https://docs.google.com/presentation/d/1xaEkfGPDf0QyHoL9PyNX-aP3lGeCPusZXiice0_AGOg/edit?usp=sharing&quot;; image(&quot;https://api.qrserver.com/v1/create-qr-code/?size=150x150&amp;data=https://docs.google.com/presentation/d/1xaEkfGPDf0QyHoL9PyNX-aP3lGeCPusZXiice0_AGOg/edit?usp=sharing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presentation/d/1xaEkfGPDf0QyHoL9PyNX-aP3lGeCPusZXiice0_AGOg/edit?usp=sharing" xlink:type="simple">https://docs.google.com/presentation/d/1xaEkfGPDf0QyHoL9PyNX-aP3lGeCPusZXiice0_AGOg/edit?usp=sharing</text:a></text:p>
          </table:table-cell>
          <table:table-cell table:style-name="ce5" table:formula="of:=HYPERLINK(&quot;https://docs.google.com/presentation/d/1xaEkfGPDf0QyHoL9PyNX-aP3lGeCPusZXiice0_AGOg/edit?usp=sharing&quot;;&quot;wedding photo booth rental Laguna Beach&#9;&quot;)" office:value-type="string" office:string-value="wedding photo booth rental Laguna Beach&#9;" calcext:value-type="string">
            <text:p>wedding photo booth rental Laguna Beach<text:tab/>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resentation pub</text:p>
          </table:table-cell>
          <table:table-cell table:style-name="ce2" office:value-type="string" calcext:value-type="string">
            <text:p>wedding photo booth rental Laguna Beach<text:tab/> pub</text:p>
          </table:table-cell>
          <table:table-cell table:style-name="ce3" table:formula="of:=HYPERLINK(&quot;https://docs.google.com/presentation/d/1xaEkfGPDf0QyHoL9PyNX-aP3lGeCPusZXiice0_AGOg/pub?start=true&amp;loop=true&amp;delayms=3000&quot;; image(&quot;https://api.qrserver.com/v1/create-qr-code/?size=150x150&amp;data=https://docs.google.com/presentation/d/1xaEkfGPDf0QyHoL9PyNX-aP3lGeCPusZXiice0_AGOg/pub?start=true&amp;loop=true&amp;delayms=3000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presentation/d/1xaEkfGPDf0QyHoL9PyNX-aP3lGeCPusZXiice0_AGOg/pub?start=true&amp;loop=true&amp;delayms=3000" xlink:type="simple">https://docs.google.com/presentation/d/1xaEkfGPDf0QyHoL9PyNX-aP3lGeCPusZXiice0_AGOg/pub?start=true&amp;loop=true&amp;delayms=3000</text:a></text:p>
          </table:table-cell>
          <table:table-cell table:style-name="ce5" table:formula="of:=HYPERLINK(&quot;https://docs.google.com/presentation/d/1xaEkfGPDf0QyHoL9PyNX-aP3lGeCPusZXiice0_AGOg/edit?usp=sharing&quot;;&quot;wedding photo booth rental Laguna Beach&#9;&quot;)" office:value-type="string" office:string-value="wedding photo booth rental Laguna Beach&#9;" calcext:value-type="string">
            <text:p>wedding photo booth rental Laguna Beach<text:tab/>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resentation view</text:p>
          </table:table-cell>
          <table:table-cell table:style-name="ce2" office:value-type="string" calcext:value-type="string">
            <text:p>wedding photo booth rental Laguna Beach<text:tab/> view</text:p>
          </table:table-cell>
          <table:table-cell table:style-name="ce3" table:formula="of:=HYPERLINK(&quot;https://docs.google.com/presentation/d/1xaEkfGPDf0QyHoL9PyNX-aP3lGeCPusZXiice0_AGOg/view&quot;; image(&quot;https://api.qrserver.com/v1/create-qr-code/?size=150x150&amp;data=https://docs.google.com/presentation/d/1xaEkfGPDf0QyHoL9PyNX-aP3lGeCPusZXiice0_AGOg/view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presentation/d/1xaEkfGPDf0QyHoL9PyNX-aP3lGeCPusZXiice0_AGOg/view" xlink:type="simple">https://docs.google.com/presentation/d/1xaEkfGPDf0QyHoL9PyNX-aP3lGeCPusZXiice0_AGOg/view</text:a></text:p>
          </table:table-cell>
          <table:table-cell table:style-name="ce5" table:formula="of:=HYPERLINK(&quot;https://docs.google.com/presentation/d/1xaEkfGPDf0QyHoL9PyNX-aP3lGeCPusZXiice0_AGOg/edit?usp=sharing&quot;;&quot;wedding photo booth rental Laguna Beach&#9;&quot;)" office:value-type="string" office:string-value="wedding photo booth rental Laguna Beach&#9;" calcext:value-type="string">
            <text:p>wedding photo booth rental Laguna Beach<text:tab/>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resentation html</text:p>
          </table:table-cell>
          <table:table-cell table:style-name="ce2" office:value-type="string" calcext:value-type="string">
            <text:p>wedding photo booth rental Laguna Beach<text:tab/> html</text:p>
          </table:table-cell>
          <table:table-cell table:style-name="ce3" table:formula="of:=HYPERLINK(&quot;https://docs.google.com/presentation/d/1xaEkfGPDf0QyHoL9PyNX-aP3lGeCPusZXiice0_AGOg/htmlpresent&quot;; image(&quot;https://api.qrserver.com/v1/create-qr-code/?size=150x150&amp;data=https://docs.google.com/presentation/d/1xaEkfGPDf0QyHoL9PyNX-aP3lGeCPusZXiice0_AGOg/htmlpresent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presentation/d/1xaEkfGPDf0QyHoL9PyNX-aP3lGeCPusZXiice0_AGOg/htmlpresent" xlink:type="simple">https://docs.google.com/presentation/d/1xaEkfGPDf0QyHoL9PyNX-aP3lGeCPusZXiice0_AGOg/htmlpresent</text:a></text:p>
          </table:table-cell>
          <table:table-cell table:style-name="ce5" table:formula="of:=HYPERLINK(&quot;https://docs.google.com/presentation/d/1xaEkfGPDf0QyHoL9PyNX-aP3lGeCPusZXiice0_AGOg/edit?usp=sharing&quot;;&quot;wedding photo booth rental Laguna Beach&#9;&quot;)" office:value-type="string" office:string-value="wedding photo booth rental Laguna Beach&#9;" calcext:value-type="string">
            <text:p>wedding photo booth rental Laguna Beach<text:tab/>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alendar</text:p>
          </table:table-cell>
          <table:table-cell table:style-name="ce2" office:value-type="string" calcext:value-type="string">
            <text:p>Calendar - wedding photo booth rental Laguna Beach<text:tab/></text:p>
          </table:table-cell>
          <table:table-cell table:style-name="ce3" table:formula="of:=HYPERLINK(&quot;https://calendar.google.com/calendar/embed?src=66cddb5e384ab5cdaf0dacde1d587cec5cc00d6b40d4a0d917d586cf030d6e15@group.calendar.google.com&quot;; image(&quot;https://api.qrserver.com/v1/create-qr-code/?size=150x150&amp;data=https://calendar.google.com/calendar/embed?src=66cddb5e384ab5cdaf0dacde1d587cec5cc00d6b40d4a0d917d586cf030d6e15@group.calendar.google.com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calendar.google.com/calendar/embed?src=66cddb5e384ab5cdaf0dacde1d587cec5cc00d6b40d4a0d917d586cf030d6e15@group.calendar.google.com" xlink:type="simple">https://calendar.google.com/calendar/embed?src=66cddb5e384ab5cdaf0dacde1d587cec5cc00d6b40d4a0d917d586cf030d6e15@group.calendar.google.com</text:a></text:p>
          </table:table-cell>
          <table:table-cell table:style-name="ce5" table:formula="of:=HYPERLINK(&quot;https://calendar.google.com/calendar/embed?src=66cddb5e384ab5cdaf0dacde1d587cec5cc00d6b40d4a0d917d586cf030d6e15@group.calendar.google.com&quot;;&quot;wedding photo booth rental Laguna Beach&#9;&quot;)" office:value-type="string" office:string-value="wedding photo booth rental Laguna Beach&#9;" calcext:value-type="string">
            <text:p>wedding photo booth rental Laguna Beach<text:tab/>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alendar - All Day Event</text:p>
          </table:table-cell>
          <table:table-cell table:style-name="ce2" office:value-type="string" calcext:value-type="string">
            <text:p>Calendar - wedding photo booth rental Laguna Beach<text:tab/> - Event</text:p>
          </table:table-cell>
          <table:table-cell table:style-name="ce3" table:formula="of:=HYPERLINK(&quot;https://www.google.com/calendar/event?eid=ZTNuczRjNXR2cDFzbDVmYzE1Zmw5NjUxbjQgNjZjZGRiNWUzODRhYjVjZGFmMGRhY2RlMWQ1ODdjZWM1Y2MwMGQ2YjQwZDRhMGQ5MTdkNTg2Y2YwMzBkNmUxNUBncm91cC5jYWxlbmRhci5nb29nbGUuY29t&quot;; image(&quot;https://api.qrserver.com/v1/create-qr-code/?size=150x150&amp;data=https://www.google.com/calendar/event?eid=ZTNuczRjNXR2cDFzbDVmYzE1Zmw5NjUxbjQgNjZjZGRiNWUzODRhYjVjZGFmMGRhY2RlMWQ1ODdjZWM1Y2MwMGQ2YjQwZDRhMGQ5MTdkNTg2Y2YwMzBkNmUxNUBncm91cC5jYWxlbmRhci5nb29nbGU&quot;&amp;&quot;uY29t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www.google.com/calendar/event?eid=ZTNuczRjNXR2cDFzbDVmYzE1Zmw5NjUxbjQgNjZjZGRiNWUzODRhYjVjZGFmMGRhY2RlMWQ1ODdjZWM1Y2MwMGQ2YjQwZDRhMGQ5MTdkNTg2Y2YwMzBkNmUxNUBncm91cC5jYWxlbmRhci5nb29nbGUuY29t" xlink:type="simple">https://www.google.com/calendar/event?eid=ZTNuczRjNXR2cDFzbDVmYzE1Zmw5NjUxbjQgNjZjZGRiNWUzODRhYjVjZGFmMGRhY2RlMWQ1ODdjZWM1Y2MwMGQ2YjQwZDRhMGQ5MTdkNTg2Y2YwMzBkNmUxNUBncm91cC5jYWxlbmRhci5nb29nbGUuY29t</text:a></text:p>
          </table:table-cell>
          <table:table-cell table:style-name="ce5" table:formula="of:=HYPERLINK(&quot;https://www.google.com/calendar/event?eid=ZTNuczRjNXR2cDFzbDVmYzE1Zmw5NjUxbjQgNjZjZGRiNWUzODRhYjVjZGFmMGRhY2RlMWQ1ODdjZWM1Y2MwMGQ2YjQwZDRhMGQ5MTdkNTg2Y2YwMzBkNmUxNUBncm91cC5jYWxlbmRhci5nb29nbGUuY29t&quot;;&quot;wedding photo booth rental Laguna Beach&#9;&quot;)" office:value-type="string" office:string-value="wedding photo booth rental Laguna Beach&#9;" calcext:value-type="string">
            <text:p>wedding photo booth rental Laguna Beach<text:tab/>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alendar - All Day Event</text:p>
          </table:table-cell>
          <table:table-cell table:style-name="ce2" office:value-type="string" calcext:value-type="string">
            <text:p>Calendar - wedding photo booth rental Laguna Beach<text:tab/> - Event</text:p>
          </table:table-cell>
          <table:table-cell table:style-name="ce3" table:formula="of:=HYPERLINK(&quot;https://www.google.com/calendar/event?eid=ZGFoYTkxNmpxanBoNXE3aHFsdXU2MGZ0NG8gNjZjZGRiNWUzODRhYjVjZGFmMGRhY2RlMWQ1ODdjZWM1Y2MwMGQ2YjQwZDRhMGQ5MTdkNTg2Y2YwMzBkNmUxNUBncm91cC5jYWxlbmRhci5nb29nbGUuY29t&quot;; image(&quot;https://api.qrserver.com/v1/create-qr-code/?size=150x150&amp;data=https://www.google.com/calendar/event?eid=ZGFoYTkxNmpxanBoNXE3aHFsdXU2MGZ0NG8gNjZjZGRiNWUzODRhYjVjZGFmMGRhY2RlMWQ1ODdjZWM1Y2MwMGQ2YjQwZDRhMGQ5MTdkNTg2Y2YwMzBkNmUxNUBncm91cC5jYWxlbmRhci5nb29nbGU&quot;&amp;&quot;uY29t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www.google.com/calendar/event?eid=ZGFoYTkxNmpxanBoNXE3aHFsdXU2MGZ0NG8gNjZjZGRiNWUzODRhYjVjZGFmMGRhY2RlMWQ1ODdjZWM1Y2MwMGQ2YjQwZDRhMGQ5MTdkNTg2Y2YwMzBkNmUxNUBncm91cC5jYWxlbmRhci5nb29nbGUuY29t" xlink:type="simple">https://www.google.com/calendar/event?eid=ZGFoYTkxNmpxanBoNXE3aHFsdXU2MGZ0NG8gNjZjZGRiNWUzODRhYjVjZGFmMGRhY2RlMWQ1ODdjZWM1Y2MwMGQ2YjQwZDRhMGQ5MTdkNTg2Y2YwMzBkNmUxNUBncm91cC5jYWxlbmRhci5nb29nbGUuY29t</text:a></text:p>
          </table:table-cell>
          <table:table-cell table:style-name="ce5" table:formula="of:=HYPERLINK(&quot;https://www.google.com/calendar/event?eid=ZGFoYTkxNmpxanBoNXE3aHFsdXU2MGZ0NG8gNjZjZGRiNWUzODRhYjVjZGFmMGRhY2RlMWQ1ODdjZWM1Y2MwMGQ2YjQwZDRhMGQ5MTdkNTg2Y2YwMzBkNmUxNUBncm91cC5jYWxlbmRhci5nb29nbGUuY29t&quot;;&quot;wedding photo booth rental Laguna Beach&#9;&quot;)" office:value-type="string" office:string-value="wedding photo booth rental Laguna Beach&#9;" calcext:value-type="string">
            <text:p>wedding photo booth rental Laguna Beach<text:tab/>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alendar - All Day Event</text:p>
          </table:table-cell>
          <table:table-cell table:style-name="ce2" office:value-type="string" calcext:value-type="string">
            <text:p>Calendar - wedding photo booth rental Laguna Beach<text:tab/> - Event</text:p>
          </table:table-cell>
          <table:table-cell table:style-name="ce3" table:formula="of:=HYPERLINK(&quot;https://www.google.com/calendar/event?eid=OXBtaWFwMzJndWtkNmxjNXIwbzVlM2Q2NGMgNjZjZGRiNWUzODRhYjVjZGFmMGRhY2RlMWQ1ODdjZWM1Y2MwMGQ2YjQwZDRhMGQ5MTdkNTg2Y2YwMzBkNmUxNUBncm91cC5jYWxlbmRhci5nb29nbGUuY29t&quot;; image(&quot;https://api.qrserver.com/v1/create-qr-code/?size=150x150&amp;data=https://www.google.com/calendar/event?eid=OXBtaWFwMzJndWtkNmxjNXIwbzVlM2Q2NGMgNjZjZGRiNWUzODRhYjVjZGFmMGRhY2RlMWQ1ODdjZWM1Y2MwMGQ2YjQwZDRhMGQ5MTdkNTg2Y2YwMzBkNmUxNUBncm91cC5jYWxlbmRhci5nb29nbGU&quot;&amp;&quot;uY29t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www.google.com/calendar/event?eid=OXBtaWFwMzJndWtkNmxjNXIwbzVlM2Q2NGMgNjZjZGRiNWUzODRhYjVjZGFmMGRhY2RlMWQ1ODdjZWM1Y2MwMGQ2YjQwZDRhMGQ5MTdkNTg2Y2YwMzBkNmUxNUBncm91cC5jYWxlbmRhci5nb29nbGUuY29t" xlink:type="simple">https://www.google.com/calendar/event?eid=OXBtaWFwMzJndWtkNmxjNXIwbzVlM2Q2NGMgNjZjZGRiNWUzODRhYjVjZGFmMGRhY2RlMWQ1ODdjZWM1Y2MwMGQ2YjQwZDRhMGQ5MTdkNTg2Y2YwMzBkNmUxNUBncm91cC5jYWxlbmRhci5nb29nbGUuY29t</text:a></text:p>
          </table:table-cell>
          <table:table-cell table:style-name="ce5" table:formula="of:=HYPERLINK(&quot;https://www.google.com/calendar/event?eid=OXBtaWFwMzJndWtkNmxjNXIwbzVlM2Q2NGMgNjZjZGRiNWUzODRhYjVjZGFmMGRhY2RlMWQ1ODdjZWM1Y2MwMGQ2YjQwZDRhMGQ5MTdkNTg2Y2YwMzBkNmUxNUBncm91cC5jYWxlbmRhci5nb29nbGUuY29t&quot;;&quot;wedding photo booth rental Laguna Beach&#9;&quot;)" office:value-type="string" office:string-value="wedding photo booth rental Laguna Beach&#9;" calcext:value-type="string">
            <text:p>wedding photo booth rental Laguna Beach<text:tab/>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alendar - All Day Event</text:p>
          </table:table-cell>
          <table:table-cell table:style-name="ce2" office:value-type="string" calcext:value-type="string">
            <text:p>Calendar - wedding photo booth rental Laguna Beach<text:tab/> - Event</text:p>
          </table:table-cell>
          <table:table-cell table:style-name="ce3" table:formula="of:=HYPERLINK(&quot;https://www.google.com/calendar/event?eid=cGYycGFnY3VmMTE0cjJzMDc5Z2NkN2w4NTAgNjZjZGRiNWUzODRhYjVjZGFmMGRhY2RlMWQ1ODdjZWM1Y2MwMGQ2YjQwZDRhMGQ5MTdkNTg2Y2YwMzBkNmUxNUBncm91cC5jYWxlbmRhci5nb29nbGUuY29t&quot;; image(&quot;https://api.qrserver.com/v1/create-qr-code/?size=150x150&amp;data=https://www.google.com/calendar/event?eid=cGYycGFnY3VmMTE0cjJzMDc5Z2NkN2w4NTAgNjZjZGRiNWUzODRhYjVjZGFmMGRhY2RlMWQ1ODdjZWM1Y2MwMGQ2YjQwZDRhMGQ5MTdkNTg2Y2YwMzBkNmUxNUBncm91cC5jYWxlbmRhci5nb29nbGU&quot;&amp;&quot;uY29t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www.google.com/calendar/event?eid=cGYycGFnY3VmMTE0cjJzMDc5Z2NkN2w4NTAgNjZjZGRiNWUzODRhYjVjZGFmMGRhY2RlMWQ1ODdjZWM1Y2MwMGQ2YjQwZDRhMGQ5MTdkNTg2Y2YwMzBkNmUxNUBncm91cC5jYWxlbmRhci5nb29nbGUuY29t" xlink:type="simple">https://www.google.com/calendar/event?eid=cGYycGFnY3VmMTE0cjJzMDc5Z2NkN2w4NTAgNjZjZGRiNWUzODRhYjVjZGFmMGRhY2RlMWQ1ODdjZWM1Y2MwMGQ2YjQwZDRhMGQ5MTdkNTg2Y2YwMzBkNmUxNUBncm91cC5jYWxlbmRhci5nb29nbGUuY29t</text:a></text:p>
          </table:table-cell>
          <table:table-cell table:style-name="ce5" table:formula="of:=HYPERLINK(&quot;https://www.google.com/calendar/event?eid=cGYycGFnY3VmMTE0cjJzMDc5Z2NkN2w4NTAgNjZjZGRiNWUzODRhYjVjZGFmMGRhY2RlMWQ1ODdjZWM1Y2MwMGQ2YjQwZDRhMGQ5MTdkNTg2Y2YwMzBkNmUxNUBncm91cC5jYWxlbmRhci5nb29nbGUuY29t&quot;;&quot;wedding photo booth rental Laguna Beach&#9;&quot;)" office:value-type="string" office:string-value="wedding photo booth rental Laguna Beach&#9;" calcext:value-type="string">
            <text:p>wedding photo booth rental Laguna Beach<text:tab/>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alendar - All Day Event</text:p>
          </table:table-cell>
          <table:table-cell table:style-name="ce2" office:value-type="string" calcext:value-type="string">
            <text:p>Calendar - wedding photo booth rental Laguna Beach<text:tab/> - Event</text:p>
          </table:table-cell>
          <table:table-cell table:style-name="ce3" table:formula="of:=HYPERLINK(&quot;https://www.google.com/calendar/event?eid=YjMzdnU1YXJmNGJxZzZzOWkxYWdpaWE3OTQgNjZjZGRiNWUzODRhYjVjZGFmMGRhY2RlMWQ1ODdjZWM1Y2MwMGQ2YjQwZDRhMGQ5MTdkNTg2Y2YwMzBkNmUxNUBncm91cC5jYWxlbmRhci5nb29nbGUuY29t&quot;; image(&quot;https://api.qrserver.com/v1/create-qr-code/?size=150x150&amp;data=https://www.google.com/calendar/event?eid=YjMzdnU1YXJmNGJxZzZzOWkxYWdpaWE3OTQgNjZjZGRiNWUzODRhYjVjZGFmMGRhY2RlMWQ1ODdjZWM1Y2MwMGQ2YjQwZDRhMGQ5MTdkNTg2Y2YwMzBkNmUxNUBncm91cC5jYWxlbmRhci5nb29nbGU&quot;&amp;&quot;uY29t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www.google.com/calendar/event?eid=YjMzdnU1YXJmNGJxZzZzOWkxYWdpaWE3OTQgNjZjZGRiNWUzODRhYjVjZGFmMGRhY2RlMWQ1ODdjZWM1Y2MwMGQ2YjQwZDRhMGQ5MTdkNTg2Y2YwMzBkNmUxNUBncm91cC5jYWxlbmRhci5nb29nbGUuY29t" xlink:type="simple">https://www.google.com/calendar/event?eid=YjMzdnU1YXJmNGJxZzZzOWkxYWdpaWE3OTQgNjZjZGRiNWUzODRhYjVjZGFmMGRhY2RlMWQ1ODdjZWM1Y2MwMGQ2YjQwZDRhMGQ5MTdkNTg2Y2YwMzBkNmUxNUBncm91cC5jYWxlbmRhci5nb29nbGUuY29t</text:a></text:p>
          </table:table-cell>
          <table:table-cell table:style-name="ce5" table:formula="of:=HYPERLINK(&quot;https://www.google.com/calendar/event?eid=YjMzdnU1YXJmNGJxZzZzOWkxYWdpaWE3OTQgNjZjZGRiNWUzODRhYjVjZGFmMGRhY2RlMWQ1ODdjZWM1Y2MwMGQ2YjQwZDRhMGQ5MTdkNTg2Y2YwMzBkNmUxNUBncm91cC5jYWxlbmRhci5nb29nbGUuY29t&quot;;&quot;wedding photo booth rental Laguna Beach&#9;&quot;)" office:value-type="string" office:string-value="wedding photo booth rental Laguna Beach&#9;" calcext:value-type="string">
            <text:p>wedding photo booth rental Laguna Beach<text:tab/>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alendar - All Day Event</text:p>
          </table:table-cell>
          <table:table-cell table:style-name="ce2" office:value-type="string" calcext:value-type="string">
            <text:p>Calendar - wedding photo booth rental Laguna Beach<text:tab/> - Event</text:p>
          </table:table-cell>
          <table:table-cell table:style-name="ce3" table:formula="of:=HYPERLINK(&quot;https://www.google.com/calendar/event?eid=cWVpOTc0MWI3NHE4MW85ZjRmbmxhYnVvNmsgNjZjZGRiNWUzODRhYjVjZGFmMGRhY2RlMWQ1ODdjZWM1Y2MwMGQ2YjQwZDRhMGQ5MTdkNTg2Y2YwMzBkNmUxNUBncm91cC5jYWxlbmRhci5nb29nbGUuY29t&quot;; image(&quot;https://api.qrserver.com/v1/create-qr-code/?size=150x150&amp;data=https://www.google.com/calendar/event?eid=cWVpOTc0MWI3NHE4MW85ZjRmbmxhYnVvNmsgNjZjZGRiNWUzODRhYjVjZGFmMGRhY2RlMWQ1ODdjZWM1Y2MwMGQ2YjQwZDRhMGQ5MTdkNTg2Y2YwMzBkNmUxNUBncm91cC5jYWxlbmRhci5nb29nbGU&quot;&amp;&quot;uY29t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www.google.com/calendar/event?eid=cWVpOTc0MWI3NHE4MW85ZjRmbmxhYnVvNmsgNjZjZGRiNWUzODRhYjVjZGFmMGRhY2RlMWQ1ODdjZWM1Y2MwMGQ2YjQwZDRhMGQ5MTdkNTg2Y2YwMzBkNmUxNUBncm91cC5jYWxlbmRhci5nb29nbGUuY29t" xlink:type="simple">https://www.google.com/calendar/event?eid=cWVpOTc0MWI3NHE4MW85ZjRmbmxhYnVvNmsgNjZjZGRiNWUzODRhYjVjZGFmMGRhY2RlMWQ1ODdjZWM1Y2MwMGQ2YjQwZDRhMGQ5MTdkNTg2Y2YwMzBkNmUxNUBncm91cC5jYWxlbmRhci5nb29nbGUuY29t</text:a></text:p>
          </table:table-cell>
          <table:table-cell table:style-name="ce5" table:formula="of:=HYPERLINK(&quot;https://www.google.com/calendar/event?eid=cWVpOTc0MWI3NHE4MW85ZjRmbmxhYnVvNmsgNjZjZGRiNWUzODRhYjVjZGFmMGRhY2RlMWQ1ODdjZWM1Y2MwMGQ2YjQwZDRhMGQ5MTdkNTg2Y2YwMzBkNmUxNUBncm91cC5jYWxlbmRhci5nb29nbGUuY29t&quot;;&quot;wedding photo booth rental Laguna Beach&#9;&quot;)" office:value-type="string" office:string-value="wedding photo booth rental Laguna Beach&#9;" calcext:value-type="string">
            <text:p>wedding photo booth rental Laguna Beach<text:tab/>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alendar - All Day Event</text:p>
          </table:table-cell>
          <table:table-cell table:style-name="ce2" office:value-type="string" calcext:value-type="string">
            <text:p>Calendar - wedding photo booth rental Laguna Beach<text:tab/> - Event</text:p>
          </table:table-cell>
          <table:table-cell table:style-name="ce3" table:formula="of:=HYPERLINK(&quot;https://www.google.com/calendar/event?eid=NW8wazhydDJ0a3F1N2hwM2MwY2wzdXE2amMgNjZjZGRiNWUzODRhYjVjZGFmMGRhY2RlMWQ1ODdjZWM1Y2MwMGQ2YjQwZDRhMGQ5MTdkNTg2Y2YwMzBkNmUxNUBncm91cC5jYWxlbmRhci5nb29nbGUuY29t&quot;; image(&quot;https://api.qrserver.com/v1/create-qr-code/?size=150x150&amp;data=https://www.google.com/calendar/event?eid=NW8wazhydDJ0a3F1N2hwM2MwY2wzdXE2amMgNjZjZGRiNWUzODRhYjVjZGFmMGRhY2RlMWQ1ODdjZWM1Y2MwMGQ2YjQwZDRhMGQ5MTdkNTg2Y2YwMzBkNmUxNUBncm91cC5jYWxlbmRhci5nb29nbGU&quot;&amp;&quot;uY29t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www.google.com/calendar/event?eid=NW8wazhydDJ0a3F1N2hwM2MwY2wzdXE2amMgNjZjZGRiNWUzODRhYjVjZGFmMGRhY2RlMWQ1ODdjZWM1Y2MwMGQ2YjQwZDRhMGQ5MTdkNTg2Y2YwMzBkNmUxNUBncm91cC5jYWxlbmRhci5nb29nbGUuY29t" xlink:type="simple">https://www.google.com/calendar/event?eid=NW8wazhydDJ0a3F1N2hwM2MwY2wzdXE2amMgNjZjZGRiNWUzODRhYjVjZGFmMGRhY2RlMWQ1ODdjZWM1Y2MwMGQ2YjQwZDRhMGQ5MTdkNTg2Y2YwMzBkNmUxNUBncm91cC5jYWxlbmRhci5nb29nbGUuY29t</text:a></text:p>
          </table:table-cell>
          <table:table-cell table:style-name="ce5" table:formula="of:=HYPERLINK(&quot;https://www.google.com/calendar/event?eid=NW8wazhydDJ0a3F1N2hwM2MwY2wzdXE2amMgNjZjZGRiNWUzODRhYjVjZGFmMGRhY2RlMWQ1ODdjZWM1Y2MwMGQ2YjQwZDRhMGQ5MTdkNTg2Y2YwMzBkNmUxNUBncm91cC5jYWxlbmRhci5nb29nbGUuY29t&quot;;&quot;wedding photo booth rental Laguna Beach&#9;&quot;)" office:value-type="string" office:string-value="wedding photo booth rental Laguna Beach&#9;" calcext:value-type="string">
            <text:p>wedding photo booth rental Laguna Beach<text:tab/>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alendar - All Day Event</text:p>
          </table:table-cell>
          <table:table-cell table:style-name="ce2" office:value-type="string" calcext:value-type="string">
            <text:p>Calendar - wedding photo booth rental Laguna Beach<text:tab/> - Event</text:p>
          </table:table-cell>
          <table:table-cell table:style-name="ce3" table:formula="of:=HYPERLINK(&quot;https://www.google.com/calendar/event?eid=cm9wcHN0ajNpcTk1M3N2NzJ0YW5oYzJsdjQgNjZjZGRiNWUzODRhYjVjZGFmMGRhY2RlMWQ1ODdjZWM1Y2MwMGQ2YjQwZDRhMGQ5MTdkNTg2Y2YwMzBkNmUxNUBncm91cC5jYWxlbmRhci5nb29nbGUuY29t&quot;; image(&quot;https://api.qrserver.com/v1/create-qr-code/?size=150x150&amp;data=https://www.google.com/calendar/event?eid=cm9wcHN0ajNpcTk1M3N2NzJ0YW5oYzJsdjQgNjZjZGRiNWUzODRhYjVjZGFmMGRhY2RlMWQ1ODdjZWM1Y2MwMGQ2YjQwZDRhMGQ5MTdkNTg2Y2YwMzBkNmUxNUBncm91cC5jYWxlbmRhci5nb29nbGU&quot;&amp;&quot;uY29t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www.google.com/calendar/event?eid=cm9wcHN0ajNpcTk1M3N2NzJ0YW5oYzJsdjQgNjZjZGRiNWUzODRhYjVjZGFmMGRhY2RlMWQ1ODdjZWM1Y2MwMGQ2YjQwZDRhMGQ5MTdkNTg2Y2YwMzBkNmUxNUBncm91cC5jYWxlbmRhci5nb29nbGUuY29t" xlink:type="simple">https://www.google.com/calendar/event?eid=cm9wcHN0ajNpcTk1M3N2NzJ0YW5oYzJsdjQgNjZjZGRiNWUzODRhYjVjZGFmMGRhY2RlMWQ1ODdjZWM1Y2MwMGQ2YjQwZDRhMGQ5MTdkNTg2Y2YwMzBkNmUxNUBncm91cC5jYWxlbmRhci5nb29nbGUuY29t</text:a></text:p>
          </table:table-cell>
          <table:table-cell table:style-name="ce5" table:formula="of:=HYPERLINK(&quot;https://www.google.com/calendar/event?eid=cm9wcHN0ajNpcTk1M3N2NzJ0YW5oYzJsdjQgNjZjZGRiNWUzODRhYjVjZGFmMGRhY2RlMWQ1ODdjZWM1Y2MwMGQ2YjQwZDRhMGQ5MTdkNTg2Y2YwMzBkNmUxNUBncm91cC5jYWxlbmRhci5nb29nbGUuY29t&quot;;&quot;wedding photo booth rental Laguna Beach&#9;&quot;)" office:value-type="string" office:string-value="wedding photo booth rental Laguna Beach&#9;" calcext:value-type="string">
            <text:p>wedding photo booth rental Laguna Beach<text:tab/>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alendar - All Day Event</text:p>
          </table:table-cell>
          <table:table-cell table:style-name="ce2" office:value-type="string" calcext:value-type="string">
            <text:p>Calendar - wedding photo booth rental Laguna Beach<text:tab/> - Event</text:p>
          </table:table-cell>
          <table:table-cell table:style-name="ce3" table:formula="of:=HYPERLINK(&quot;https://www.google.com/calendar/event?eid=YnBsazh2cWx1NTNvcDQwbGVmNHF1c2F0aW8gNjZjZGRiNWUzODRhYjVjZGFmMGRhY2RlMWQ1ODdjZWM1Y2MwMGQ2YjQwZDRhMGQ5MTdkNTg2Y2YwMzBkNmUxNUBncm91cC5jYWxlbmRhci5nb29nbGUuY29t&quot;; image(&quot;https://api.qrserver.com/v1/create-qr-code/?size=150x150&amp;data=https://www.google.com/calendar/event?eid=YnBsazh2cWx1NTNvcDQwbGVmNHF1c2F0aW8gNjZjZGRiNWUzODRhYjVjZGFmMGRhY2RlMWQ1ODdjZWM1Y2MwMGQ2YjQwZDRhMGQ5MTdkNTg2Y2YwMzBkNmUxNUBncm91cC5jYWxlbmRhci5nb29nbGU&quot;&amp;&quot;uY29t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www.google.com/calendar/event?eid=YnBsazh2cWx1NTNvcDQwbGVmNHF1c2F0aW8gNjZjZGRiNWUzODRhYjVjZGFmMGRhY2RlMWQ1ODdjZWM1Y2MwMGQ2YjQwZDRhMGQ5MTdkNTg2Y2YwMzBkNmUxNUBncm91cC5jYWxlbmRhci5nb29nbGUuY29t" xlink:type="simple">https://www.google.com/calendar/event?eid=YnBsazh2cWx1NTNvcDQwbGVmNHF1c2F0aW8gNjZjZGRiNWUzODRhYjVjZGFmMGRhY2RlMWQ1ODdjZWM1Y2MwMGQ2YjQwZDRhMGQ5MTdkNTg2Y2YwMzBkNmUxNUBncm91cC5jYWxlbmRhci5nb29nbGUuY29t</text:a></text:p>
          </table:table-cell>
          <table:table-cell table:style-name="ce5" table:formula="of:=HYPERLINK(&quot;https://www.google.com/calendar/event?eid=YnBsazh2cWx1NTNvcDQwbGVmNHF1c2F0aW8gNjZjZGRiNWUzODRhYjVjZGFmMGRhY2RlMWQ1ODdjZWM1Y2MwMGQ2YjQwZDRhMGQ5MTdkNTg2Y2YwMzBkNmUxNUBncm91cC5jYWxlbmRhci5nb29nbGUuY29t&quot;;&quot;wedding photo booth rental Laguna Beach&#9;&quot;)" office:value-type="string" office:string-value="wedding photo booth rental Laguna Beach&#9;" calcext:value-type="string">
            <text:p>wedding photo booth rental Laguna Beach<text:tab/>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alendar - All Day Event</text:p>
          </table:table-cell>
          <table:table-cell table:style-name="ce2" office:value-type="string" calcext:value-type="string">
            <text:p>Calendar - wedding photo booth rental Laguna Beach<text:tab/> - Event</text:p>
          </table:table-cell>
          <table:table-cell table:style-name="ce3" table:formula="of:=HYPERLINK(&quot;https://www.google.com/calendar/event?eid=OXVoNmRjdHYwcnVkMmp0MWwyczd1MHMxamMgNjZjZGRiNWUzODRhYjVjZGFmMGRhY2RlMWQ1ODdjZWM1Y2MwMGQ2YjQwZDRhMGQ5MTdkNTg2Y2YwMzBkNmUxNUBncm91cC5jYWxlbmRhci5nb29nbGUuY29t&quot;; image(&quot;https://api.qrserver.com/v1/create-qr-code/?size=150x150&amp;data=https://www.google.com/calendar/event?eid=OXVoNmRjdHYwcnVkMmp0MWwyczd1MHMxamMgNjZjZGRiNWUzODRhYjVjZGFmMGRhY2RlMWQ1ODdjZWM1Y2MwMGQ2YjQwZDRhMGQ5MTdkNTg2Y2YwMzBkNmUxNUBncm91cC5jYWxlbmRhci5nb29nbGU&quot;&amp;&quot;uY29t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www.google.com/calendar/event?eid=OXVoNmRjdHYwcnVkMmp0MWwyczd1MHMxamMgNjZjZGRiNWUzODRhYjVjZGFmMGRhY2RlMWQ1ODdjZWM1Y2MwMGQ2YjQwZDRhMGQ5MTdkNTg2Y2YwMzBkNmUxNUBncm91cC5jYWxlbmRhci5nb29nbGUuY29t" xlink:type="simple">https://www.google.com/calendar/event?eid=OXVoNmRjdHYwcnVkMmp0MWwyczd1MHMxamMgNjZjZGRiNWUzODRhYjVjZGFmMGRhY2RlMWQ1ODdjZWM1Y2MwMGQ2YjQwZDRhMGQ5MTdkNTg2Y2YwMzBkNmUxNUBncm91cC5jYWxlbmRhci5nb29nbGUuY29t</text:a></text:p>
          </table:table-cell>
          <table:table-cell table:style-name="ce5" table:formula="of:=HYPERLINK(&quot;https://www.google.com/calendar/event?eid=OXVoNmRjdHYwcnVkMmp0MWwyczd1MHMxamMgNjZjZGRiNWUzODRhYjVjZGFmMGRhY2RlMWQ1ODdjZWM1Y2MwMGQ2YjQwZDRhMGQ5MTdkNTg2Y2YwMzBkNmUxNUBncm91cC5jYWxlbmRhci5nb29nbGUuY29t&quot;;&quot;wedding photo booth rental Laguna Beach&#9;&quot;)" office:value-type="string" office:string-value="wedding photo booth rental Laguna Beach&#9;" calcext:value-type="string">
            <text:p>wedding photo booth rental Laguna Beach<text:tab/>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alendar - All Day Event</text:p>
          </table:table-cell>
          <table:table-cell table:style-name="ce2" office:value-type="string" calcext:value-type="string">
            <text:p>Calendar - wedding photo booth rental Laguna Beach<text:tab/> - Event</text:p>
          </table:table-cell>
          <table:table-cell table:style-name="ce3" table:formula="of:=HYPERLINK(&quot;https://www.google.com/calendar/event?eid=cjU4dWRrN2QwZ2RkMXQ3czE4MzhubDZyYWMgNjZjZGRiNWUzODRhYjVjZGFmMGRhY2RlMWQ1ODdjZWM1Y2MwMGQ2YjQwZDRhMGQ5MTdkNTg2Y2YwMzBkNmUxNUBncm91cC5jYWxlbmRhci5nb29nbGUuY29t&quot;; image(&quot;https://api.qrserver.com/v1/create-qr-code/?size=150x150&amp;data=https://www.google.com/calendar/event?eid=cjU4dWRrN2QwZ2RkMXQ3czE4MzhubDZyYWMgNjZjZGRiNWUzODRhYjVjZGFmMGRhY2RlMWQ1ODdjZWM1Y2MwMGQ2YjQwZDRhMGQ5MTdkNTg2Y2YwMzBkNmUxNUBncm91cC5jYWxlbmRhci5nb29nbGU&quot;&amp;&quot;uY29t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www.google.com/calendar/event?eid=cjU4dWRrN2QwZ2RkMXQ3czE4MzhubDZyYWMgNjZjZGRiNWUzODRhYjVjZGFmMGRhY2RlMWQ1ODdjZWM1Y2MwMGQ2YjQwZDRhMGQ5MTdkNTg2Y2YwMzBkNmUxNUBncm91cC5jYWxlbmRhci5nb29nbGUuY29t" xlink:type="simple">https://www.google.com/calendar/event?eid=cjU4dWRrN2QwZ2RkMXQ3czE4MzhubDZyYWMgNjZjZGRiNWUzODRhYjVjZGFmMGRhY2RlMWQ1ODdjZWM1Y2MwMGQ2YjQwZDRhMGQ5MTdkNTg2Y2YwMzBkNmUxNUBncm91cC5jYWxlbmRhci5nb29nbGUuY29t</text:a></text:p>
          </table:table-cell>
          <table:table-cell table:style-name="ce5" table:formula="of:=HYPERLINK(&quot;https://www.google.com/calendar/event?eid=cjU4dWRrN2QwZ2RkMXQ3czE4MzhubDZyYWMgNjZjZGRiNWUzODRhYjVjZGFmMGRhY2RlMWQ1ODdjZWM1Y2MwMGQ2YjQwZDRhMGQ5MTdkNTg2Y2YwMzBkNmUxNUBncm91cC5jYWxlbmRhci5nb29nbGUuY29t&quot;;&quot;wedding photo booth rental Laguna Beach&#9;&quot;)" office:value-type="string" office:string-value="wedding photo booth rental Laguna Beach&#9;" calcext:value-type="string">
            <text:p>wedding photo booth rental Laguna Beach<text:tab/>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alendar - All Day Event</text:p>
          </table:table-cell>
          <table:table-cell table:style-name="ce2" office:value-type="string" calcext:value-type="string">
            <text:p>Calendar - wedding photo booth rental Laguna Beach<text:tab/> - Event</text:p>
          </table:table-cell>
          <table:table-cell table:style-name="ce3" table:formula="of:=HYPERLINK(&quot;https://www.google.com/calendar/event?eid=djV1a3M0MzRxYzRwc3NqdG1wMXNoaGN0bzggNjZjZGRiNWUzODRhYjVjZGFmMGRhY2RlMWQ1ODdjZWM1Y2MwMGQ2YjQwZDRhMGQ5MTdkNTg2Y2YwMzBkNmUxNUBncm91cC5jYWxlbmRhci5nb29nbGUuY29t&quot;; image(&quot;https://api.qrserver.com/v1/create-qr-code/?size=150x150&amp;data=https://www.google.com/calendar/event?eid=djV1a3M0MzRxYzRwc3NqdG1wMXNoaGN0bzggNjZjZGRiNWUzODRhYjVjZGFmMGRhY2RlMWQ1ODdjZWM1Y2MwMGQ2YjQwZDRhMGQ5MTdkNTg2Y2YwMzBkNmUxNUBncm91cC5jYWxlbmRhci5nb29nbGU&quot;&amp;&quot;uY29t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www.google.com/calendar/event?eid=djV1a3M0MzRxYzRwc3NqdG1wMXNoaGN0bzggNjZjZGRiNWUzODRhYjVjZGFmMGRhY2RlMWQ1ODdjZWM1Y2MwMGQ2YjQwZDRhMGQ5MTdkNTg2Y2YwMzBkNmUxNUBncm91cC5jYWxlbmRhci5nb29nbGUuY29t" xlink:type="simple">https://www.google.com/calendar/event?eid=djV1a3M0MzRxYzRwc3NqdG1wMXNoaGN0bzggNjZjZGRiNWUzODRhYjVjZGFmMGRhY2RlMWQ1ODdjZWM1Y2MwMGQ2YjQwZDRhMGQ5MTdkNTg2Y2YwMzBkNmUxNUBncm91cC5jYWxlbmRhci5nb29nbGUuY29t</text:a></text:p>
          </table:table-cell>
          <table:table-cell table:style-name="ce5" table:formula="of:=HYPERLINK(&quot;https://www.google.com/calendar/event?eid=djV1a3M0MzRxYzRwc3NqdG1wMXNoaGN0bzggNjZjZGRiNWUzODRhYjVjZGFmMGRhY2RlMWQ1ODdjZWM1Y2MwMGQ2YjQwZDRhMGQ5MTdkNTg2Y2YwMzBkNmUxNUBncm91cC5jYWxlbmRhci5nb29nbGUuY29t&quot;;&quot;wedding photo booth rental Laguna Beach&#9;&quot;)" office:value-type="string" office:string-value="wedding photo booth rental Laguna Beach&#9;" calcext:value-type="string">
            <text:p>wedding photo booth rental Laguna Beach<text:tab/>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alendar - All Day Event</text:p>
          </table:table-cell>
          <table:table-cell table:style-name="ce2" office:value-type="string" calcext:value-type="string">
            <text:p>Calendar - wedding photo booth rental Laguna Beach<text:tab/> - Event</text:p>
          </table:table-cell>
          <table:table-cell table:style-name="ce3" table:formula="of:=HYPERLINK(&quot;https://www.google.com/calendar/event?eid=dHJxZmlrMGRqcmdtOG83bmNqOHBmbTYzbW8gNjZjZGRiNWUzODRhYjVjZGFmMGRhY2RlMWQ1ODdjZWM1Y2MwMGQ2YjQwZDRhMGQ5MTdkNTg2Y2YwMzBkNmUxNUBncm91cC5jYWxlbmRhci5nb29nbGUuY29t&quot;; image(&quot;https://api.qrserver.com/v1/create-qr-code/?size=150x150&amp;data=https://www.google.com/calendar/event?eid=dHJxZmlrMGRqcmdtOG83bmNqOHBmbTYzbW8gNjZjZGRiNWUzODRhYjVjZGFmMGRhY2RlMWQ1ODdjZWM1Y2MwMGQ2YjQwZDRhMGQ5MTdkNTg2Y2YwMzBkNmUxNUBncm91cC5jYWxlbmRhci5nb29nbGU&quot;&amp;&quot;uY29t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www.google.com/calendar/event?eid=dHJxZmlrMGRqcmdtOG83bmNqOHBmbTYzbW8gNjZjZGRiNWUzODRhYjVjZGFmMGRhY2RlMWQ1ODdjZWM1Y2MwMGQ2YjQwZDRhMGQ5MTdkNTg2Y2YwMzBkNmUxNUBncm91cC5jYWxlbmRhci5nb29nbGUuY29t" xlink:type="simple">https://www.google.com/calendar/event?eid=dHJxZmlrMGRqcmdtOG83bmNqOHBmbTYzbW8gNjZjZGRiNWUzODRhYjVjZGFmMGRhY2RlMWQ1ODdjZWM1Y2MwMGQ2YjQwZDRhMGQ5MTdkNTg2Y2YwMzBkNmUxNUBncm91cC5jYWxlbmRhci5nb29nbGUuY29t</text:a></text:p>
          </table:table-cell>
          <table:table-cell table:style-name="ce5" table:formula="of:=HYPERLINK(&quot;https://www.google.com/calendar/event?eid=dHJxZmlrMGRqcmdtOG83bmNqOHBmbTYzbW8gNjZjZGRiNWUzODRhYjVjZGFmMGRhY2RlMWQ1ODdjZWM1Y2MwMGQ2YjQwZDRhMGQ5MTdkNTg2Y2YwMzBkNmUxNUBncm91cC5jYWxlbmRhci5nb29nbGUuY29t&quot;;&quot;wedding photo booth rental Laguna Beach&#9;&quot;)" office:value-type="string" office:string-value="wedding photo booth rental Laguna Beach&#9;" calcext:value-type="string">
            <text:p>wedding photo booth rental Laguna Beach<text:tab/>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alendar - All Day Event</text:p>
          </table:table-cell>
          <table:table-cell table:style-name="ce2" office:value-type="string" calcext:value-type="string">
            <text:p>Calendar - wedding photo booth rental Laguna Beach<text:tab/> - Event</text:p>
          </table:table-cell>
          <table:table-cell table:style-name="ce3" table:formula="of:=HYPERLINK(&quot;https://www.google.com/calendar/event?eid=YWU2bGRxaXZ1ZXIzMzllam00Z3YxajI4NDggNjZjZGRiNWUzODRhYjVjZGFmMGRhY2RlMWQ1ODdjZWM1Y2MwMGQ2YjQwZDRhMGQ5MTdkNTg2Y2YwMzBkNmUxNUBncm91cC5jYWxlbmRhci5nb29nbGUuY29t&quot;; image(&quot;https://api.qrserver.com/v1/create-qr-code/?size=150x150&amp;data=https://www.google.com/calendar/event?eid=YWU2bGRxaXZ1ZXIzMzllam00Z3YxajI4NDggNjZjZGRiNWUzODRhYjVjZGFmMGRhY2RlMWQ1ODdjZWM1Y2MwMGQ2YjQwZDRhMGQ5MTdkNTg2Y2YwMzBkNmUxNUBncm91cC5jYWxlbmRhci5nb29nbGU&quot;&amp;&quot;uY29t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www.google.com/calendar/event?eid=YWU2bGRxaXZ1ZXIzMzllam00Z3YxajI4NDggNjZjZGRiNWUzODRhYjVjZGFmMGRhY2RlMWQ1ODdjZWM1Y2MwMGQ2YjQwZDRhMGQ5MTdkNTg2Y2YwMzBkNmUxNUBncm91cC5jYWxlbmRhci5nb29nbGUuY29t" xlink:type="simple">https://www.google.com/calendar/event?eid=YWU2bGRxaXZ1ZXIzMzllam00Z3YxajI4NDggNjZjZGRiNWUzODRhYjVjZGFmMGRhY2RlMWQ1ODdjZWM1Y2MwMGQ2YjQwZDRhMGQ5MTdkNTg2Y2YwMzBkNmUxNUBncm91cC5jYWxlbmRhci5nb29nbGUuY29t</text:a></text:p>
          </table:table-cell>
          <table:table-cell table:style-name="ce5" table:formula="of:=HYPERLINK(&quot;https://www.google.com/calendar/event?eid=YWU2bGRxaXZ1ZXIzMzllam00Z3YxajI4NDggNjZjZGRiNWUzODRhYjVjZGFmMGRhY2RlMWQ1ODdjZWM1Y2MwMGQ2YjQwZDRhMGQ5MTdkNTg2Y2YwMzBkNmUxNUBncm91cC5jYWxlbmRhci5nb29nbGUuY29t&quot;;&quot;wedding photo booth rental Laguna Beach&#9;&quot;)" office:value-type="string" office:string-value="wedding photo booth rental Laguna Beach&#9;" calcext:value-type="string">
            <text:p>wedding photo booth rental Laguna Beach<text:tab/>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alendar - All Day Event</text:p>
          </table:table-cell>
          <table:table-cell table:style-name="ce2" office:value-type="string" calcext:value-type="string">
            <text:p>Calendar - wedding photo booth rental Laguna Beach<text:tab/> - Event</text:p>
          </table:table-cell>
          <table:table-cell table:style-name="ce3" table:formula="of:=HYPERLINK(&quot;https://www.google.com/calendar/event?eid=NzZxMDM0N3B2azYwMDhsMzZ0OGk3cWl1MjAgNjZjZGRiNWUzODRhYjVjZGFmMGRhY2RlMWQ1ODdjZWM1Y2MwMGQ2YjQwZDRhMGQ5MTdkNTg2Y2YwMzBkNmUxNUBncm91cC5jYWxlbmRhci5nb29nbGUuY29t&quot;; image(&quot;https://api.qrserver.com/v1/create-qr-code/?size=150x150&amp;data=https://www.google.com/calendar/event?eid=NzZxMDM0N3B2azYwMDhsMzZ0OGk3cWl1MjAgNjZjZGRiNWUzODRhYjVjZGFmMGRhY2RlMWQ1ODdjZWM1Y2MwMGQ2YjQwZDRhMGQ5MTdkNTg2Y2YwMzBkNmUxNUBncm91cC5jYWxlbmRhci5nb29nbGU&quot;&amp;&quot;uY29t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www.google.com/calendar/event?eid=NzZxMDM0N3B2azYwMDhsMzZ0OGk3cWl1MjAgNjZjZGRiNWUzODRhYjVjZGFmMGRhY2RlMWQ1ODdjZWM1Y2MwMGQ2YjQwZDRhMGQ5MTdkNTg2Y2YwMzBkNmUxNUBncm91cC5jYWxlbmRhci5nb29nbGUuY29t" xlink:type="simple">https://www.google.com/calendar/event?eid=NzZxMDM0N3B2azYwMDhsMzZ0OGk3cWl1MjAgNjZjZGRiNWUzODRhYjVjZGFmMGRhY2RlMWQ1ODdjZWM1Y2MwMGQ2YjQwZDRhMGQ5MTdkNTg2Y2YwMzBkNmUxNUBncm91cC5jYWxlbmRhci5nb29nbGUuY29t</text:a></text:p>
          </table:table-cell>
          <table:table-cell table:style-name="ce5" table:formula="of:=HYPERLINK(&quot;https://www.google.com/calendar/event?eid=NzZxMDM0N3B2azYwMDhsMzZ0OGk3cWl1MjAgNjZjZGRiNWUzODRhYjVjZGFmMGRhY2RlMWQ1ODdjZWM1Y2MwMGQ2YjQwZDRhMGQ5MTdkNTg2Y2YwMzBkNmUxNUBncm91cC5jYWxlbmRhci5nb29nbGUuY29t&quot;;&quot;wedding photo booth rental Laguna Beach&#9;&quot;)" office:value-type="string" office:string-value="wedding photo booth rental Laguna Beach&#9;" calcext:value-type="string">
            <text:p>wedding photo booth rental Laguna Beach<text:tab/>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video</text:p>
          </table:table-cell>
          <table:table-cell table:style-name="ce2" office:value-type="string" calcext:value-type="string">
            <text:p>wedding photo booth rental Laguna Beach<text:tab/></text:p>
          </table:table-cell>
          <table:table-cell table:style-name="ce3" table:formula="of:=HYPERLINK(&quot;https://youtu.be/ultIs3v_PlM&quot;; image(&quot;https://api.qrserver.com/v1/create-qr-code/?size=150x150&amp;data=https://youtu.be/ultIs3v_PlM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youtu.be/ultIs3v_PlM" xlink:type="simple">https://youtu.be/ultIs3v_PlM</text:a></text:p>
          </table:table-cell>
          <table:table-cell table:style-name="ce5" table:formula="of:=HYPERLINK(&quot;https://youtu.be/ultIs3v_PlM&quot;;&quot;wedding photo booth rental Laguna Beach&#9;&quot;)" office:value-type="string" office:string-value="wedding photo booth rental Laguna Beach&#9;" calcext:value-type="string">
            <text:p>wedding photo booth rental Laguna Beach<text:tab/>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video</text:p>
          </table:table-cell>
          <table:table-cell table:style-name="ce2" office:value-type="string" calcext:value-type="string">
            <text:p>wedding photo booth rental Laguna Beach<text:tab/></text:p>
          </table:table-cell>
          <table:table-cell table:style-name="ce3" table:formula="of:=HYPERLINK(&quot;https://youtu.be/A_WGkJUXXRI&quot;; image(&quot;https://api.qrserver.com/v1/create-qr-code/?size=150x150&amp;data=https://youtu.be/A_WGkJUXXRI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youtu.be/A_WGkJUXXRI" xlink:type="simple">https://youtu.be/A_WGkJUXXRI</text:a></text:p>
          </table:table-cell>
          <table:table-cell table:style-name="ce5" table:formula="of:=HYPERLINK(&quot;https://youtu.be/A_WGkJUXXRI&quot;;&quot;wedding photo booth rental Laguna Beach&#9;&quot;)" office:value-type="string" office:string-value="wedding photo booth rental Laguna Beach&#9;" calcext:value-type="string">
            <text:p>wedding photo booth rental Laguna Beach<text:tab/>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video</text:p>
          </table:table-cell>
          <table:table-cell table:style-name="ce2" office:value-type="string" calcext:value-type="string">
            <text:p>wedding photo booth rental Laguna Beach<text:tab/></text:p>
          </table:table-cell>
          <table:table-cell table:style-name="ce3" table:formula="of:=HYPERLINK(&quot;https://youtu.be/_ma0sd6UTLk&quot;; image(&quot;https://api.qrserver.com/v1/create-qr-code/?size=150x150&amp;data=https://youtu.be/_ma0sd6UTLk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youtu.be/_ma0sd6UTLk" xlink:type="simple">https://youtu.be/_ma0sd6UTLk</text:a></text:p>
          </table:table-cell>
          <table:table-cell table:style-name="ce5" table:formula="of:=HYPERLINK(&quot;https://youtu.be/_ma0sd6UTLk&quot;;&quot;wedding photo booth rental Laguna Beach&#9;&quot;)" office:value-type="string" office:string-value="wedding photo booth rental Laguna Beach&#9;" calcext:value-type="string">
            <text:p>wedding photo booth rental Laguna Beach<text:tab/>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video</text:p>
          </table:table-cell>
          <table:table-cell table:style-name="ce2" office:value-type="string" calcext:value-type="string">
            <text:p>wedding photo booth rental Laguna Beach<text:tab/></text:p>
          </table:table-cell>
          <table:table-cell table:style-name="ce3" table:formula="of:=HYPERLINK(&quot;https://youtu.be/0YabPrh0GnE&quot;; image(&quot;https://api.qrserver.com/v1/create-qr-code/?size=150x150&amp;data=https://youtu.be/0YabPrh0GnE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youtu.be/0YabPrh0GnE" xlink:type="simple">https://youtu.be/0YabPrh0GnE</text:a></text:p>
          </table:table-cell>
          <table:table-cell table:style-name="ce5" table:formula="of:=HYPERLINK(&quot;https://youtu.be/0YabPrh0GnE&quot;;&quot;wedding photo booth rental Laguna Beach&#9;&quot;)" office:value-type="string" office:string-value="wedding photo booth rental Laguna Beach&#9;" calcext:value-type="string">
            <text:p>wedding photo booth rental Laguna Beach<text:tab/>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video</text:p>
          </table:table-cell>
          <table:table-cell table:style-name="ce2" office:value-type="string" calcext:value-type="string">
            <text:p>wedding photo booth rental Laguna Beach<text:tab/></text:p>
          </table:table-cell>
          <table:table-cell table:style-name="ce3" table:formula="of:=HYPERLINK(&quot;https://youtu.be/H7KkQqbToJE&quot;; image(&quot;https://api.qrserver.com/v1/create-qr-code/?size=150x150&amp;data=https://youtu.be/H7KkQqbToJE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youtu.be/H7KkQqbToJE" xlink:type="simple">https://youtu.be/H7KkQqbToJE</text:a></text:p>
          </table:table-cell>
          <table:table-cell table:style-name="ce5" table:formula="of:=HYPERLINK(&quot;https://youtu.be/H7KkQqbToJE&quot;;&quot;wedding photo booth rental Laguna Beach&#9;&quot;)" office:value-type="string" office:string-value="wedding photo booth rental Laguna Beach&#9;" calcext:value-type="string">
            <text:p>wedding photo booth rental Laguna Beach<text:tab/>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sheet</text:p>
          </table:table-cell>
          <table:table-cell table:style-name="ce2" office:value-type="string" calcext:value-type="string">
            <text:p>Sheet1</text:p>
          </table:table-cell>
          <table:table-cell table:style-name="ce3" table:formula="of:=HYPERLINK(&quot;https://docs.google.com/spreadsheets/d/16hKu5nc_unqIQ_Iw8n2i_DmHZhmVC-cx6P-yy65qhSE/edit#gid=0&quot;; image(&quot;https://api.qrserver.com/v1/create-qr-code/?size=150x150&amp;data=https://docs.google.com/spreadsheets/d/16hKu5nc_unqIQ_Iw8n2i_DmHZhmVC-cx6P-yy65qhSE/edit#gid=0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spreadsheets/d/16hKu5nc_unqIQ_Iw8n2i_DmHZhmVC-cx6P-yy65qhSE/edit#gid=0" xlink:type="simple">https://docs.google.com/spreadsheets/d/16hKu5nc_unqIQ_Iw8n2i_DmHZhmVC-cx6P-yy65qhSE/edit#gid=0</text:a></text:p>
          </table:table-cell>
          <table:table-cell table:style-name="ce5" table:formula="of:=HYPERLINK(&quot;https://docs.google.com/spreadsheets/d/16hKu5nc_unqIQ_Iw8n2i_DmHZhmVC-cx6P-yy65qhSE/edit#gid=0&quot;;&quot;wedding photo booth rental Laguna Beach&#9; Sheet1&quot;)" office:value-type="string" office:string-value="wedding photo booth rental Laguna Beach&#9; Sheet1" calcext:value-type="string">
            <text:p>wedding photo booth rental Laguna Beach<text:tab/> Sheet1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sheet</text:p>
          </table:table-cell>
          <table:table-cell table:style-name="ce2" office:value-type="string" calcext:value-type="string">
            <text:p>Keywords</text:p>
          </table:table-cell>
          <table:table-cell table:style-name="ce3" table:formula="of:=HYPERLINK(&quot;https://docs.google.com/spreadsheets/d/16hKu5nc_unqIQ_Iw8n2i_DmHZhmVC-cx6P-yy65qhSE/edit#gid=912621896&quot;; image(&quot;https://api.qrserver.com/v1/create-qr-code/?size=150x150&amp;data=https://docs.google.com/spreadsheets/d/16hKu5nc_unqIQ_Iw8n2i_DmHZhmVC-cx6P-yy65qhSE/edit#gid=912621896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spreadsheets/d/16hKu5nc_unqIQ_Iw8n2i_DmHZhmVC-cx6P-yy65qhSE/edit#gid=912621896" xlink:type="simple">https://docs.google.com/spreadsheets/d/16hKu5nc_unqIQ_Iw8n2i_DmHZhmVC-cx6P-yy65qhSE/edit#gid=912621896</text:a></text:p>
          </table:table-cell>
          <table:table-cell table:style-name="ce5" table:formula="of:=HYPERLINK(&quot;https://docs.google.com/spreadsheets/d/16hKu5nc_unqIQ_Iw8n2i_DmHZhmVC-cx6P-yy65qhSE/edit#gid=912621896&quot;;&quot;wedding photo booth rental Laguna Beach&#9; Keywords&quot;)" office:value-type="string" office:string-value="wedding photo booth rental Laguna Beach&#9; Keywords" calcext:value-type="string">
            <text:p>wedding photo booth rental Laguna Beach<text:tab/> Keywords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sheet</text:p>
          </table:table-cell>
          <table:table-cell table:style-name="ce2" office:value-type="string" calcext:value-type="string">
            <text:p>Content</text:p>
          </table:table-cell>
          <table:table-cell table:style-name="ce3" table:formula="of:=HYPERLINK(&quot;https://docs.google.com/spreadsheets/d/16hKu5nc_unqIQ_Iw8n2i_DmHZhmVC-cx6P-yy65qhSE/edit#gid=331889619&quot;; image(&quot;https://api.qrserver.com/v1/create-qr-code/?size=150x150&amp;data=https://docs.google.com/spreadsheets/d/16hKu5nc_unqIQ_Iw8n2i_DmHZhmVC-cx6P-yy65qhSE/edit#gid=331889619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spreadsheets/d/16hKu5nc_unqIQ_Iw8n2i_DmHZhmVC-cx6P-yy65qhSE/edit#gid=331889619" xlink:type="simple">https://docs.google.com/spreadsheets/d/16hKu5nc_unqIQ_Iw8n2i_DmHZhmVC-cx6P-yy65qhSE/edit#gid=331889619</text:a></text:p>
          </table:table-cell>
          <table:table-cell table:style-name="ce5" table:formula="of:=HYPERLINK(&quot;https://docs.google.com/spreadsheets/d/16hKu5nc_unqIQ_Iw8n2i_DmHZhmVC-cx6P-yy65qhSE/edit#gid=331889619&quot;;&quot;wedding photo booth rental Laguna Beach&#9; Content&quot;)" office:value-type="string" office:string-value="wedding photo booth rental Laguna Beach&#9; Content" calcext:value-type="string">
            <text:p>wedding photo booth rental Laguna Beach<text:tab/> Content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sheet</text:p>
          </table:table-cell>
          <table:table-cell table:style-name="ce2" office:value-type="string" calcext:value-type="string">
            <text:p>Calendar Events</text:p>
          </table:table-cell>
          <table:table-cell table:style-name="ce3" table:formula="of:=HYPERLINK(&quot;https://docs.google.com/spreadsheets/d/16hKu5nc_unqIQ_Iw8n2i_DmHZhmVC-cx6P-yy65qhSE/edit#gid=1942183819&quot;; image(&quot;https://api.qrserver.com/v1/create-qr-code/?size=150x150&amp;data=https://docs.google.com/spreadsheets/d/16hKu5nc_unqIQ_Iw8n2i_DmHZhmVC-cx6P-yy65qhSE/edit#gid=1942183819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spreadsheets/d/16hKu5nc_unqIQ_Iw8n2i_DmHZhmVC-cx6P-yy65qhSE/edit#gid=1942183819" xlink:type="simple">https://docs.google.com/spreadsheets/d/16hKu5nc_unqIQ_Iw8n2i_DmHZhmVC-cx6P-yy65qhSE/edit#gid=1942183819</text:a></text:p>
          </table:table-cell>
          <table:table-cell table:style-name="ce5" table:formula="of:=HYPERLINK(&quot;https://docs.google.com/spreadsheets/d/16hKu5nc_unqIQ_Iw8n2i_DmHZhmVC-cx6P-yy65qhSE/edit#gid=1942183819&quot;;&quot;wedding photo booth rental Laguna Beach&#9; Calendar Events&quot;)" office:value-type="string" office:string-value="wedding photo booth rental Laguna Beach&#9; Calendar Events" calcext:value-type="string">
            <text:p>wedding photo booth rental Laguna Beach<text:tab/> Calendar Events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sheet</text:p>
          </table:table-cell>
          <table:table-cell table:style-name="ce2" office:value-type="string" calcext:value-type="string">
            <text:p>RSS Feeds</text:p>
          </table:table-cell>
          <table:table-cell table:style-name="ce3" table:formula="of:=HYPERLINK(&quot;https://docs.google.com/spreadsheets/d/16hKu5nc_unqIQ_Iw8n2i_DmHZhmVC-cx6P-yy65qhSE/edit#gid=1750976214&quot;; image(&quot;https://api.qrserver.com/v1/create-qr-code/?size=150x150&amp;data=https://docs.google.com/spreadsheets/d/16hKu5nc_unqIQ_Iw8n2i_DmHZhmVC-cx6P-yy65qhSE/edit#gid=1750976214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spreadsheets/d/16hKu5nc_unqIQ_Iw8n2i_DmHZhmVC-cx6P-yy65qhSE/edit#gid=1750976214" xlink:type="simple">https://docs.google.com/spreadsheets/d/16hKu5nc_unqIQ_Iw8n2i_DmHZhmVC-cx6P-yy65qhSE/edit#gid=1750976214</text:a></text:p>
          </table:table-cell>
          <table:table-cell table:style-name="ce5" table:formula="of:=HYPERLINK(&quot;https://docs.google.com/spreadsheets/d/16hKu5nc_unqIQ_Iw8n2i_DmHZhmVC-cx6P-yy65qhSE/edit#gid=1750976214&quot;;&quot;wedding photo booth rental Laguna Beach&#9; RSS Feeds&quot;)" office:value-type="string" office:string-value="wedding photo booth rental Laguna Beach&#9; RSS Feeds" calcext:value-type="string">
            <text:p>wedding photo booth rental Laguna Beach<text:tab/> RSS Feeds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folder HTML</text:p>
          </table:table-cell>
          <table:table-cell table:style-name="ce2" office:value-type="string" calcext:value-type="string">
            <text:p>wedding photo booth rental Laguna Beach<text:tab/> HTML</text:p>
          </table:table-cell>
          <table:table-cell/>
          <table:table-cell table:style-name="ce4" office:value-type="string" calcext:value-type="string">
            <text:p><text:a xlink:href="https://drive.google.com/drive/folders/1Eq2w4IXOuEHpF04R4EKop2ZEndxRJ-eN?usp=sharing" xlink:type="simple">https://drive.google.com/drive/folders/1Eq2w4IXOuEHpF04R4EKop2ZEndxRJ-eN?usp=sharing</text:a></text:p>
          </table:table-cell>
          <table:table-cell table:style-name="ce5" table:formula="of:=HYPERLINK(&quot;https://drive.google.com/drive/folders/1Eq2w4IXOuEHpF04R4EKop2ZEndxRJ-eN?usp=sharing&quot;;&quot;wedding photo booth rental Laguna Beach&#9; HTML&quot;)" office:value-type="string" office:string-value="wedding photo booth rental Laguna Beach&#9; HTML" calcext:value-type="string">
            <text:p>wedding photo booth rental Laguna Beach<text:tab/> HTML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HTML</text:p>
          </table:table-cell>
          <table:table-cell table:style-name="ce2" office:value-type="string" calcext:value-type="string">
            <text:p>wedding photo booth rental Laguna Beach<text:tab/>.html</text:p>
          </table:table-cell>
          <table:table-cell/>
          <table:table-cell table:style-name="ce4" office:value-type="string" calcext:value-type="string">
            <text:p><text:a xlink:href="https://drive.google.com/file/d/1ka94BbSJJptDUyRDxX2o8V7jO0tQikhC/view?usp=sharing" xlink:type="simple">https://drive.google.com/file/d/1ka94BbSJJptDUyRDxX2o8V7jO0tQikhC/view?usp=sharing</text:a></text:p>
          </table:table-cell>
          <table:table-cell table:style-name="ce5" table:formula="of:=HYPERLINK(&quot;https://drive.google.com/file/d/1ka94BbSJJptDUyRDxX2o8V7jO0tQikhC/view?usp=sharing&quot;;&quot;wedding photo booth rental Laguna Beach&#9;.html&quot;)" office:value-type="string" office:string-value="wedding photo booth rental Laguna Beach&#9;.html" calcext:value-type="string">
            <text:p>wedding photo booth rental Laguna Beach<text:tab/>.html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folder Microsoft Files</text:p>
          </table:table-cell>
          <table:table-cell table:style-name="ce2" office:value-type="string" calcext:value-type="string">
            <text:p>wedding photo booth rental Laguna Beach<text:tab/> MSFT</text:p>
          </table:table-cell>
          <table:table-cell/>
          <table:table-cell table:style-name="ce4" office:value-type="string" calcext:value-type="string">
            <text:p><text:a xlink:href="https://drive.google.com/drive/folders/1WoGFFYO4iqMG2UgSAD1lfA6U_seA6MUf?usp=sharing" xlink:type="simple">https://drive.google.com/drive/folders/1WoGFFYO4iqMG2UgSAD1lfA6U_seA6MUf?usp=sharing</text:a></text:p>
          </table:table-cell>
          <table:table-cell table:style-name="ce5" table:formula="of:=HYPERLINK(&quot;https://drive.google.com/drive/folders/1WoGFFYO4iqMG2UgSAD1lfA6U_seA6MUf?usp=sharing&quot;;&quot;wedding photo booth rental Laguna Beach&#9; MSFT&quot;)" office:value-type="string" office:string-value="wedding photo booth rental Laguna Beach&#9; MSFT" calcext:value-type="string">
            <text:p>wedding photo booth rental Laguna Beach<text:tab/> MSFT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</text:p>
          </table:table-cell>
          <table:table-cell table:style-name="ce2" office:value-type="string" calcext:value-type="string">
            <text:p>Roaming Photographer photo booth rental La Palma</text:p>
          </table:table-cell>
          <table:table-cell/>
          <table:table-cell table:style-name="ce4" office:value-type="string" calcext:value-type="string">
            <text:p><text:a xlink:href="https://docs.google.com/document/d/1w6VsbDjZ0kIzwii4loE5WulTAPNZWbtBQAEyFKUfVms/edit?usp=sharing" xlink:type="simple">https://docs.google.com/document/d/1w6VsbDjZ0kIzwii4loE5WulTAPNZWbtBQAEyFKUfVms/edit?usp=sharing</text:a></text:p>
          </table:table-cell>
          <table:table-cell table:style-name="ce5" table:formula="of:=HYPERLINK(&quot;https://docs.google.com/document/d/1w6VsbDjZ0kIzwii4loE5WulTAPNZWbtBQAEyFKUfVms/edit?usp=sharing&quot;;&quot;Roaming Photographer photo booth rental La Palma&quot;)" office:value-type="string" office:string-value="Roaming Photographer photo booth rental La Palma" calcext:value-type="string">
            <text:p>Roaming Photographer photo booth rental La Palma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pub</text:p>
          </table:table-cell>
          <table:table-cell table:style-name="ce2" office:value-type="string" calcext:value-type="string">
            <text:p>Roaming Photographer photo booth rental La Palma pub</text:p>
          </table:table-cell>
          <table:table-cell/>
          <table:table-cell table:style-name="ce4" office:value-type="string" calcext:value-type="string">
            <text:p><text:a xlink:href="https://docs.google.com/document/d/1w6VsbDjZ0kIzwii4loE5WulTAPNZWbtBQAEyFKUfVms/pub" xlink:type="simple">https://docs.google.com/document/d/1w6VsbDjZ0kIzwii4loE5WulTAPNZWbtBQAEyFKUfVms/pub</text:a></text:p>
          </table:table-cell>
          <table:table-cell table:style-name="ce5" table:formula="of:=HYPERLINK(&quot;https://docs.google.com/document/d/1w6VsbDjZ0kIzwii4loE5WulTAPNZWbtBQAEyFKUfVms/edit?usp=sharing&quot;;&quot;Roaming Photographer photo booth rental La Palma&quot;)" office:value-type="string" office:string-value="Roaming Photographer photo booth rental La Palma" calcext:value-type="string">
            <text:p>Roaming Photographer photo booth rental La Palma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view</text:p>
          </table:table-cell>
          <table:table-cell table:style-name="ce2" office:value-type="string" calcext:value-type="string">
            <text:p>Roaming Photographer photo booth rental La Palma view</text:p>
          </table:table-cell>
          <table:table-cell/>
          <table:table-cell table:style-name="ce4" office:value-type="string" calcext:value-type="string">
            <text:p><text:a xlink:href="https://docs.google.com/document/d/1w6VsbDjZ0kIzwii4loE5WulTAPNZWbtBQAEyFKUfVms/view" xlink:type="simple">https://docs.google.com/document/d/1w6VsbDjZ0kIzwii4loE5WulTAPNZWbtBQAEyFKUfVms/view</text:a></text:p>
          </table:table-cell>
          <table:table-cell table:style-name="ce5" table:formula="of:=HYPERLINK(&quot;https://docs.google.com/document/d/1w6VsbDjZ0kIzwii4loE5WulTAPNZWbtBQAEyFKUfVms/edit?usp=sharing&quot;;&quot;Roaming Photographer photo booth rental La Palma&quot;)" office:value-type="string" office:string-value="Roaming Photographer photo booth rental La Palma" calcext:value-type="string">
            <text:p>Roaming Photographer photo booth rental La Palma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</text:p>
          </table:table-cell>
          <table:table-cell table:style-name="ce2" office:value-type="string" calcext:value-type="string">
            <text:p>Roaming Photographer photo booth rental Aliso Viejo <text:s text:c="3"/></text:p>
          </table:table-cell>
          <table:table-cell/>
          <table:table-cell table:style-name="ce4" office:value-type="string" calcext:value-type="string">
            <text:p><text:a xlink:href="https://docs.google.com/document/d/1c4cHFrsdQc1WCCGmG11-S2Bq-4e8a23L0JXdNFmTdBs/edit?usp=sharing" xlink:type="simple">https://docs.google.com/document/d/1c4cHFrsdQc1WCCGmG11-S2Bq-4e8a23L0JXdNFmTdBs/edit?usp=sharing</text:a></text:p>
          </table:table-cell>
          <table:table-cell table:style-name="ce5" table:formula="of:=HYPERLINK(&quot;https://docs.google.com/document/d/1c4cHFrsdQc1WCCGmG11-S2Bq-4e8a23L0JXdNFmTdBs/edit?usp=sharing&quot;;&quot;Roaming Photographer photo booth rental Aliso Viejo    &quot;)" office:value-type="string" office:string-value="Roaming Photographer photo booth rental Aliso Viejo    " calcext:value-type="string">
            <text:p>Roaming Photographer photo booth rental Aliso Viejo <text:s text:c="3"/>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pub</text:p>
          </table:table-cell>
          <table:table-cell table:style-name="ce2" office:value-type="string" calcext:value-type="string">
            <text:p>Roaming Photographer photo booth rental Aliso Viejo <text:s text:c="4"/>pub</text:p>
          </table:table-cell>
          <table:table-cell/>
          <table:table-cell table:style-name="ce4" office:value-type="string" calcext:value-type="string">
            <text:p><text:a xlink:href="https://docs.google.com/document/d/1c4cHFrsdQc1WCCGmG11-S2Bq-4e8a23L0JXdNFmTdBs/pub" xlink:type="simple">https://docs.google.com/document/d/1c4cHFrsdQc1WCCGmG11-S2Bq-4e8a23L0JXdNFmTdBs/pub</text:a></text:p>
          </table:table-cell>
          <table:table-cell table:style-name="ce5" table:formula="of:=HYPERLINK(&quot;https://docs.google.com/document/d/1c4cHFrsdQc1WCCGmG11-S2Bq-4e8a23L0JXdNFmTdBs/edit?usp=sharing&quot;;&quot;Roaming Photographer photo booth rental Aliso Viejo    &quot;)" office:value-type="string" office:string-value="Roaming Photographer photo booth rental Aliso Viejo    " calcext:value-type="string">
            <text:p>Roaming Photographer photo booth rental Aliso Viejo <text:s text:c="3"/>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view</text:p>
          </table:table-cell>
          <table:table-cell table:style-name="ce2" office:value-type="string" calcext:value-type="string">
            <text:p>Roaming Photographer photo booth rental Aliso Viejo <text:s text:c="4"/>view</text:p>
          </table:table-cell>
          <table:table-cell/>
          <table:table-cell table:style-name="ce4" office:value-type="string" calcext:value-type="string">
            <text:p><text:a xlink:href="https://docs.google.com/document/d/1c4cHFrsdQc1WCCGmG11-S2Bq-4e8a23L0JXdNFmTdBs/view" xlink:type="simple">https://docs.google.com/document/d/1c4cHFrsdQc1WCCGmG11-S2Bq-4e8a23L0JXdNFmTdBs/view</text:a></text:p>
          </table:table-cell>
          <table:table-cell table:style-name="ce5" table:formula="of:=HYPERLINK(&quot;https://docs.google.com/document/d/1c4cHFrsdQc1WCCGmG11-S2Bq-4e8a23L0JXdNFmTdBs/edit?usp=sharing&quot;;&quot;Roaming Photographer photo booth rental Aliso Viejo    &quot;)" office:value-type="string" office:string-value="Roaming Photographer photo booth rental Aliso Viejo    " calcext:value-type="string">
            <text:p>Roaming Photographer photo booth rental Aliso Viejo <text:s text:c="3"/>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</text:p>
          </table:table-cell>
          <table:table-cell table:style-name="ce2" office:value-type="string" calcext:value-type="string">
            <text:p>Roaming Photographer photo booth rental Anaheim</text:p>
          </table:table-cell>
          <table:table-cell/>
          <table:table-cell table:style-name="ce4" office:value-type="string" calcext:value-type="string">
            <text:p><text:a xlink:href="https://docs.google.com/document/d/1pR0xodPJHVigZSLkl--IHGzyM1PZ3vgl1lJ8WMEWOVs/edit?usp=sharing" xlink:type="simple">https://docs.google.com/document/d/1pR0xodPJHVigZSLkl--IHGzyM1PZ3vgl1lJ8WMEWOVs/edit?usp=sharing</text:a></text:p>
          </table:table-cell>
          <table:table-cell table:style-name="ce5" table:formula="of:=HYPERLINK(&quot;https://docs.google.com/document/d/1pR0xodPJHVigZSLkl--IHGzyM1PZ3vgl1lJ8WMEWOVs/edit?usp=sharing&quot;;&quot;Roaming Photographer photo booth rental Anaheim&quot;)" office:value-type="string" office:string-value="Roaming Photographer photo booth rental Anaheim" calcext:value-type="string">
            <text:p>Roaming Photographer photo booth rental Anaheim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pub</text:p>
          </table:table-cell>
          <table:table-cell table:style-name="ce2" office:value-type="string" calcext:value-type="string">
            <text:p>Roaming Photographer photo booth rental Anaheim pub</text:p>
          </table:table-cell>
          <table:table-cell/>
          <table:table-cell table:style-name="ce4" office:value-type="string" calcext:value-type="string">
            <text:p><text:a xlink:href="https://docs.google.com/document/d/1pR0xodPJHVigZSLkl--IHGzyM1PZ3vgl1lJ8WMEWOVs/pub" xlink:type="simple">https://docs.google.com/document/d/1pR0xodPJHVigZSLkl--IHGzyM1PZ3vgl1lJ8WMEWOVs/pub</text:a></text:p>
          </table:table-cell>
          <table:table-cell table:style-name="ce5" table:formula="of:=HYPERLINK(&quot;https://docs.google.com/document/d/1pR0xodPJHVigZSLkl--IHGzyM1PZ3vgl1lJ8WMEWOVs/edit?usp=sharing&quot;;&quot;Roaming Photographer photo booth rental Anaheim&quot;)" office:value-type="string" office:string-value="Roaming Photographer photo booth rental Anaheim" calcext:value-type="string">
            <text:p>Roaming Photographer photo booth rental Anaheim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view</text:p>
          </table:table-cell>
          <table:table-cell table:style-name="ce2" office:value-type="string" calcext:value-type="string">
            <text:p>Roaming Photographer photo booth rental Anaheim view</text:p>
          </table:table-cell>
          <table:table-cell/>
          <table:table-cell table:style-name="ce4" office:value-type="string" calcext:value-type="string">
            <text:p><text:a xlink:href="https://docs.google.com/document/d/1pR0xodPJHVigZSLkl--IHGzyM1PZ3vgl1lJ8WMEWOVs/view" xlink:type="simple">https://docs.google.com/document/d/1pR0xodPJHVigZSLkl--IHGzyM1PZ3vgl1lJ8WMEWOVs/view</text:a></text:p>
          </table:table-cell>
          <table:table-cell table:style-name="ce5" table:formula="of:=HYPERLINK(&quot;https://docs.google.com/document/d/1pR0xodPJHVigZSLkl--IHGzyM1PZ3vgl1lJ8WMEWOVs/edit?usp=sharing&quot;;&quot;Roaming Photographer photo booth rental Anaheim&quot;)" office:value-type="string" office:string-value="Roaming Photographer photo booth rental Anaheim" calcext:value-type="string">
            <text:p>Roaming Photographer photo booth rental Anaheim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wedding photo booth rental Laguna Beach<text:tab/></text:p>
          </table:table-cell>
          <table:table-cell/>
          <table:table-cell table:style-name="ce4" office:value-type="string" calcext:value-type="string">
            <text:p><text:a xlink:href="https://sites.google.com/view/photoboothrentalslagunabeach/photo-booth-rental-in-laguna-beach" xlink:type="simple">https://sites.google.com/view/photoboothrentalslagunabeach/photo-booth-rental-in-laguna-beach</text:a></text:p>
          </table:table-cell>
          <table:table-cell table:style-name="ce5" table:formula="of:=HYPERLINK(&quot;https://sites.google.com/view/photoboothrentalslagunabeach/photo-booth-rental-in-laguna-beach&quot;;&quot;wedding photo booth rental Laguna Beach&#9;&quot;)" office:value-type="string" office:string-value="wedding photo booth rental Laguna Beach&#9;" calcext:value-type="string">
            <text:p>wedding photo booth rental Laguna Beach<text:tab/>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wedding photo booth rental Laguna Beach<text:tab/></text:p>
          </table:table-cell>
          <table:table-cell/>
          <table:table-cell table:style-name="ce4" office:value-type="string" calcext:value-type="string">
            <text:p><text:a xlink:href="https://sites.google.com/view/photoboothrentalslagunabeach/laguna-beach-photo-booths" xlink:type="simple">https://sites.google.com/view/photoboothrentalslagunabeach/laguna-beach-photo-booths</text:a></text:p>
          </table:table-cell>
          <table:table-cell table:style-name="ce5" table:formula="of:=HYPERLINK(&quot;https://sites.google.com/view/photoboothrentalslagunabeach/laguna-beach-photo-booths&quot;;&quot;wedding photo booth rental Laguna Beach&#9;&quot;)" office:value-type="string" office:string-value="wedding photo booth rental Laguna Beach&#9;" calcext:value-type="string">
            <text:p>wedding photo booth rental Laguna Beach<text:tab/>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wedding photo booth rental Laguna Beach<text:tab/></text:p>
          </table:table-cell>
          <table:table-cell/>
          <table:table-cell table:style-name="ce4" office:value-type="string" calcext:value-type="string">
            <text:p><text:a xlink:href="https://sites.google.com/view/photoboothrentalslagunabeach" xlink:type="simple">https://sites.google.com/view/photoboothrentalslagunabeach</text:a></text:p>
          </table:table-cell>
          <table:table-cell table:style-name="ce5" table:formula="of:=HYPERLINK(&quot;https://sites.google.com/view/photoboothrentalslagunabeach&quot;;&quot;wedding photo booth rental Laguna Beach&#9;&quot;)" office:value-type="string" office:string-value="wedding photo booth rental Laguna Beach&#9;" calcext:value-type="string">
            <text:p>wedding photo booth rental Laguna Beach<text:tab/>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wedding photo booth rental Laguna Beach<text:tab/></text:p>
          </table:table-cell>
          <table:table-cell/>
          <table:table-cell table:style-name="ce4" office:value-type="string" calcext:value-type="string">
            <text:p><text:a xlink:href="https://sites.google.com/view/roamingphotographerphotobooth/home" xlink:type="simple">https://sites.google.com/view/roamingphotographerphotobooth/home</text:a></text:p>
          </table:table-cell>
          <table:table-cell table:style-name="ce5" table:formula="of:=HYPERLINK(&quot;https://sites.google.com/view/roamingphotographerphotobooth/home&quot;;&quot;wedding photo booth rental Laguna Beach&#9;&quot;)" office:value-type="string" office:string-value="wedding photo booth rental Laguna Beach&#9;" calcext:value-type="string">
            <text:p>wedding photo booth rental Laguna Beach<text:tab/>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wedding photo booth rental Laguna Beach<text:tab/></text:p>
          </table:table-cell>
          <table:table-cell/>
          <table:table-cell table:style-name="ce4" office:value-type="string" calcext:value-type="string">
            <text:p><text:a xlink:href="https://sites.google.com/view/selfiestationphotoboothrental/home" xlink:type="simple">https://sites.google.com/view/selfiestationphotoboothrental/home</text:a></text:p>
          </table:table-cell>
          <table:table-cell table:style-name="ce5" table:formula="of:=HYPERLINK(&quot;https://sites.google.com/view/selfiestationphotoboothrental/home&quot;;&quot;wedding photo booth rental Laguna Beach&#9;&quot;)" office:value-type="string" office:string-value="wedding photo booth rental Laguna Beach&#9;" calcext:value-type="string">
            <text:p>wedding photo booth rental Laguna Beach<text:tab/>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</text:p>
          </table:table-cell>
          <table:table-cell table:style-name="ce2" office:value-type="string" calcext:value-type="string">
            <text:p>Roaming Photographer photo booth rental Lake Forest</text:p>
          </table:table-cell>
          <table:table-cell/>
          <table:table-cell table:style-name="ce4" office:value-type="string" calcext:value-type="string">
            <text:p><text:a xlink:href="https://docs.google.com/document/d/1GJKlIcFV6zGwbt9taAHLuwyqHm7fGuNLUfU5Kl2GSQs/edit?usp=sharing" xlink:type="simple">https://docs.google.com/document/d/1GJKlIcFV6zGwbt9taAHLuwyqHm7fGuNLUfU5Kl2GSQs/edit?usp=sharing</text:a></text:p>
          </table:table-cell>
          <table:table-cell table:style-name="ce5" table:formula="of:=HYPERLINK(&quot;https://docs.google.com/document/d/1GJKlIcFV6zGwbt9taAHLuwyqHm7fGuNLUfU5Kl2GSQs/edit?usp=sharing&quot;;&quot;Roaming Photographer photo booth rental Lake Forest&quot;)" office:value-type="string" office:string-value="Roaming Photographer photo booth rental Lake Forest" calcext:value-type="string">
            <text:p>Roaming Photographer photo booth rental Lake Forest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pub</text:p>
          </table:table-cell>
          <table:table-cell table:style-name="ce2" office:value-type="string" calcext:value-type="string">
            <text:p>Roaming Photographer photo booth rental Lake Forest pub</text:p>
          </table:table-cell>
          <table:table-cell/>
          <table:table-cell table:style-name="ce4" office:value-type="string" calcext:value-type="string">
            <text:p><text:a xlink:href="https://docs.google.com/document/d/1GJKlIcFV6zGwbt9taAHLuwyqHm7fGuNLUfU5Kl2GSQs/pub" xlink:type="simple">https://docs.google.com/document/d/1GJKlIcFV6zGwbt9taAHLuwyqHm7fGuNLUfU5Kl2GSQs/pub</text:a></text:p>
          </table:table-cell>
          <table:table-cell table:style-name="ce5" table:formula="of:=HYPERLINK(&quot;https://docs.google.com/document/d/1GJKlIcFV6zGwbt9taAHLuwyqHm7fGuNLUfU5Kl2GSQs/edit?usp=sharing&quot;;&quot;Roaming Photographer photo booth rental Lake Forest&quot;)" office:value-type="string" office:string-value="Roaming Photographer photo booth rental Lake Forest" calcext:value-type="string">
            <text:p>Roaming Photographer photo booth rental Lake Forest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view</text:p>
          </table:table-cell>
          <table:table-cell table:style-name="ce2" office:value-type="string" calcext:value-type="string">
            <text:p>Roaming Photographer photo booth rental Lake Forest view</text:p>
          </table:table-cell>
          <table:table-cell/>
          <table:table-cell table:style-name="ce4" office:value-type="string" calcext:value-type="string">
            <text:p><text:a xlink:href="https://docs.google.com/document/d/1GJKlIcFV6zGwbt9taAHLuwyqHm7fGuNLUfU5Kl2GSQs/view" xlink:type="simple">https://docs.google.com/document/d/1GJKlIcFV6zGwbt9taAHLuwyqHm7fGuNLUfU5Kl2GSQs/view</text:a></text:p>
          </table:table-cell>
          <table:table-cell table:style-name="ce5" table:formula="of:=HYPERLINK(&quot;https://docs.google.com/document/d/1GJKlIcFV6zGwbt9taAHLuwyqHm7fGuNLUfU5Kl2GSQs/edit?usp=sharing&quot;;&quot;Roaming Photographer photo booth rental Lake Forest&quot;)" office:value-type="string" office:string-value="Roaming Photographer photo booth rental Lake Forest" calcext:value-type="string">
            <text:p>Roaming Photographer photo booth rental Lake Forest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</text:p>
          </table:table-cell>
          <table:table-cell table:style-name="ce2" office:value-type="string" calcext:value-type="string">
            <text:p>Roaming Photographer photo booth rental Balboa Island</text:p>
          </table:table-cell>
          <table:table-cell/>
          <table:table-cell table:style-name="ce4" office:value-type="string" calcext:value-type="string">
            <text:p><text:a xlink:href="https://docs.google.com/document/d/1zQGUB7-R9XZzia8OASqI5z6qPeKKUXqUKbBmYuARsF8/edit?usp=sharing" xlink:type="simple">https://docs.google.com/document/d/1zQGUB7-R9XZzia8OASqI5z6qPeKKUXqUKbBmYuARsF8/edit?usp=sharing</text:a></text:p>
          </table:table-cell>
          <table:table-cell table:style-name="ce5" table:formula="of:=HYPERLINK(&quot;https://docs.google.com/document/d/1zQGUB7-R9XZzia8OASqI5z6qPeKKUXqUKbBmYuARsF8/edit?usp=sharing&quot;;&quot;Roaming Photographer photo booth rental Balboa Island&quot;)" office:value-type="string" office:string-value="Roaming Photographer photo booth rental Balboa Island" calcext:value-type="string">
            <text:p>Roaming Photographer photo booth rental Balboa Island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pub</text:p>
          </table:table-cell>
          <table:table-cell table:style-name="ce2" office:value-type="string" calcext:value-type="string">
            <text:p>Roaming Photographer photo booth rental Balboa Island pub</text:p>
          </table:table-cell>
          <table:table-cell/>
          <table:table-cell table:style-name="ce4" office:value-type="string" calcext:value-type="string">
            <text:p><text:a xlink:href="https://docs.google.com/document/d/1zQGUB7-R9XZzia8OASqI5z6qPeKKUXqUKbBmYuARsF8/pub" xlink:type="simple">https://docs.google.com/document/d/1zQGUB7-R9XZzia8OASqI5z6qPeKKUXqUKbBmYuARsF8/pub</text:a></text:p>
          </table:table-cell>
          <table:table-cell table:style-name="ce5" table:formula="of:=HYPERLINK(&quot;https://docs.google.com/document/d/1zQGUB7-R9XZzia8OASqI5z6qPeKKUXqUKbBmYuARsF8/edit?usp=sharing&quot;;&quot;Roaming Photographer photo booth rental Balboa Island&quot;)" office:value-type="string" office:string-value="Roaming Photographer photo booth rental Balboa Island" calcext:value-type="string">
            <text:p>Roaming Photographer photo booth rental Balboa Island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view</text:p>
          </table:table-cell>
          <table:table-cell table:style-name="ce2" office:value-type="string" calcext:value-type="string">
            <text:p>Roaming Photographer photo booth rental Balboa Island view</text:p>
          </table:table-cell>
          <table:table-cell/>
          <table:table-cell table:style-name="ce4" office:value-type="string" calcext:value-type="string">
            <text:p><text:a xlink:href="https://docs.google.com/document/d/1zQGUB7-R9XZzia8OASqI5z6qPeKKUXqUKbBmYuARsF8/view" xlink:type="simple">https://docs.google.com/document/d/1zQGUB7-R9XZzia8OASqI5z6qPeKKUXqUKbBmYuARsF8/view</text:a></text:p>
          </table:table-cell>
          <table:table-cell table:style-name="ce5" table:formula="of:=HYPERLINK(&quot;https://docs.google.com/document/d/1zQGUB7-R9XZzia8OASqI5z6qPeKKUXqUKbBmYuARsF8/edit?usp=sharing&quot;;&quot;Roaming Photographer photo booth rental Balboa Island&quot;)" office:value-type="string" office:string-value="Roaming Photographer photo booth rental Balboa Island" calcext:value-type="string">
            <text:p>Roaming Photographer photo booth rental Balboa Island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</text:p>
          </table:table-cell>
          <table:table-cell table:style-name="ce2" office:value-type="string" calcext:value-type="string">
            <text:p>Roaming Photographer photo booth rental Los Alamitos</text:p>
          </table:table-cell>
          <table:table-cell/>
          <table:table-cell table:style-name="ce4" office:value-type="string" calcext:value-type="string">
            <text:p><text:a xlink:href="https://docs.google.com/document/d/10lah5MmB7IlnvtzxsPNcbb6K18vXWJZl7nU8SFa7RrA/edit?usp=sharing" xlink:type="simple">https://docs.google.com/document/d/10lah5MmB7IlnvtzxsPNcbb6K18vXWJZl7nU8SFa7RrA/edit?usp=sharing</text:a></text:p>
          </table:table-cell>
          <table:table-cell table:style-name="ce5" table:formula="of:=HYPERLINK(&quot;https://docs.google.com/document/d/10lah5MmB7IlnvtzxsPNcbb6K18vXWJZl7nU8SFa7RrA/edit?usp=sharing&quot;;&quot;Roaming Photographer photo booth rental Los Alamitos&quot;)" office:value-type="string" office:string-value="Roaming Photographer photo booth rental Los Alamitos" calcext:value-type="string">
            <text:p>Roaming Photographer photo booth rental Los Alamitos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pub</text:p>
          </table:table-cell>
          <table:table-cell table:style-name="ce2" office:value-type="string" calcext:value-type="string">
            <text:p>Roaming Photographer photo booth rental Los Alamitos pub</text:p>
          </table:table-cell>
          <table:table-cell/>
          <table:table-cell table:style-name="ce4" office:value-type="string" calcext:value-type="string">
            <text:p><text:a xlink:href="https://docs.google.com/document/d/10lah5MmB7IlnvtzxsPNcbb6K18vXWJZl7nU8SFa7RrA/pub" xlink:type="simple">https://docs.google.com/document/d/10lah5MmB7IlnvtzxsPNcbb6K18vXWJZl7nU8SFa7RrA/pub</text:a></text:p>
          </table:table-cell>
          <table:table-cell table:style-name="ce5" table:formula="of:=HYPERLINK(&quot;https://docs.google.com/document/d/10lah5MmB7IlnvtzxsPNcbb6K18vXWJZl7nU8SFa7RrA/edit?usp=sharing&quot;;&quot;Roaming Photographer photo booth rental Los Alamitos&quot;)" office:value-type="string" office:string-value="Roaming Photographer photo booth rental Los Alamitos" calcext:value-type="string">
            <text:p>Roaming Photographer photo booth rental Los Alamitos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view</text:p>
          </table:table-cell>
          <table:table-cell table:style-name="ce2" office:value-type="string" calcext:value-type="string">
            <text:p>Roaming Photographer photo booth rental Los Alamitos view</text:p>
          </table:table-cell>
          <table:table-cell/>
          <table:table-cell table:style-name="ce4" office:value-type="string" calcext:value-type="string">
            <text:p><text:a xlink:href="https://docs.google.com/document/d/10lah5MmB7IlnvtzxsPNcbb6K18vXWJZl7nU8SFa7RrA/view" xlink:type="simple">https://docs.google.com/document/d/10lah5MmB7IlnvtzxsPNcbb6K18vXWJZl7nU8SFa7RrA/view</text:a></text:p>
          </table:table-cell>
          <table:table-cell table:style-name="ce5" table:formula="of:=HYPERLINK(&quot;https://docs.google.com/document/d/10lah5MmB7IlnvtzxsPNcbb6K18vXWJZl7nU8SFa7RrA/edit?usp=sharing&quot;;&quot;Roaming Photographer photo booth rental Los Alamitos&quot;)" office:value-type="string" office:string-value="Roaming Photographer photo booth rental Los Alamitos" calcext:value-type="string">
            <text:p>Roaming Photographer photo booth rental Los Alamitos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wedding photo booth rental Laguna Beach<text:tab/></text:p>
          </table:table-cell>
          <table:table-cell/>
          <table:table-cell table:style-name="ce4" office:value-type="string" calcext:value-type="string">
            <text:p><text:a xlink:href="https://sites.google.com/view/photoboothrentalslagunabeach/photo-booth-rental-in-laguna-beach" xlink:type="simple">https://sites.google.com/view/photoboothrentalslagunabeach/photo-booth-rental-in-laguna-beach</text:a></text:p>
          </table:table-cell>
          <table:table-cell table:style-name="ce5" table:formula="of:=HYPERLINK(&quot;https://sites.google.com/view/photoboothrentalslagunabeach/photo-booth-rental-in-laguna-beach&quot;;&quot;wedding photo booth rental Laguna Beach&#9;&quot;)" office:value-type="string" office:string-value="wedding photo booth rental Laguna Beach&#9;" calcext:value-type="string">
            <text:p>wedding photo booth rental Laguna Beach<text:tab/>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wedding photo booth rental Laguna Beach<text:tab/></text:p>
          </table:table-cell>
          <table:table-cell/>
          <table:table-cell table:style-name="ce4" office:value-type="string" calcext:value-type="string">
            <text:p><text:a xlink:href="https://sites.google.com/view/photoboothrentalslagunabeach/laguna-beach-photo-booths" xlink:type="simple">https://sites.google.com/view/photoboothrentalslagunabeach/laguna-beach-photo-booths</text:a></text:p>
          </table:table-cell>
          <table:table-cell table:style-name="ce5" table:formula="of:=HYPERLINK(&quot;https://sites.google.com/view/photoboothrentalslagunabeach/laguna-beach-photo-booths&quot;;&quot;wedding photo booth rental Laguna Beach&#9;&quot;)" office:value-type="string" office:string-value="wedding photo booth rental Laguna Beach&#9;" calcext:value-type="string">
            <text:p>wedding photo booth rental Laguna Beach<text:tab/>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wedding photo booth rental Laguna Beach<text:tab/></text:p>
          </table:table-cell>
          <table:table-cell/>
          <table:table-cell table:style-name="ce4" office:value-type="string" calcext:value-type="string">
            <text:p><text:a xlink:href="https://sites.google.com/view/photoboothrentalslagunabeach" xlink:type="simple">https://sites.google.com/view/photoboothrentalslagunabeach</text:a></text:p>
          </table:table-cell>
          <table:table-cell table:style-name="ce5" table:formula="of:=HYPERLINK(&quot;https://sites.google.com/view/photoboothrentalslagunabeach&quot;;&quot;wedding photo booth rental Laguna Beach&#9;&quot;)" office:value-type="string" office:string-value="wedding photo booth rental Laguna Beach&#9;" calcext:value-type="string">
            <text:p>wedding photo booth rental Laguna Beach<text:tab/>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wedding photo booth rental Laguna Beach<text:tab/></text:p>
          </table:table-cell>
          <table:table-cell/>
          <table:table-cell table:style-name="ce4" office:value-type="string" calcext:value-type="string">
            <text:p><text:a xlink:href="https://sites.google.com/view/roamingphotographerphotobooth/home" xlink:type="simple">https://sites.google.com/view/roamingphotographerphotobooth/home</text:a></text:p>
          </table:table-cell>
          <table:table-cell table:style-name="ce5" table:formula="of:=HYPERLINK(&quot;https://sites.google.com/view/roamingphotographerphotobooth/home&quot;;&quot;wedding photo booth rental Laguna Beach&#9;&quot;)" office:value-type="string" office:string-value="wedding photo booth rental Laguna Beach&#9;" calcext:value-type="string">
            <text:p>wedding photo booth rental Laguna Beach<text:tab/>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wedding photo booth rental Laguna Beach<text:tab/></text:p>
          </table:table-cell>
          <table:table-cell/>
          <table:table-cell table:style-name="ce4" office:value-type="string" calcext:value-type="string">
            <text:p><text:a xlink:href="https://sites.google.com/view/selfiestationphotoboothrental/home" xlink:type="simple">https://sites.google.com/view/selfiestationphotoboothrental/home</text:a></text:p>
          </table:table-cell>
          <table:table-cell table:style-name="ce5" table:formula="of:=HYPERLINK(&quot;https://sites.google.com/view/selfiestationphotoboothrental/home&quot;;&quot;wedding photo booth rental Laguna Beach&#9;&quot;)" office:value-type="string" office:string-value="wedding photo booth rental Laguna Beach&#9;" calcext:value-type="string">
            <text:p>wedding photo booth rental Laguna Beach<text:tab/>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</text:p>
          </table:table-cell>
          <table:table-cell table:style-name="ce2" office:value-type="string" calcext:value-type="string">
            <text:p>Roaming Photographer photo booth rental Brea</text:p>
          </table:table-cell>
          <table:table-cell/>
          <table:table-cell table:style-name="ce4" office:value-type="string" calcext:value-type="string">
            <text:p><text:a xlink:href="https://docs.google.com/document/d/1VhPJBXFFgi2BHog726nn4EaPTHUJ9lSLq9UXwCv6QCM/edit?usp=sharing" xlink:type="simple">https://docs.google.com/document/d/1VhPJBXFFgi2BHog726nn4EaPTHUJ9lSLq9UXwCv6QCM/edit?usp=sharing</text:a></text:p>
          </table:table-cell>
          <table:table-cell table:style-name="ce5" table:formula="of:=HYPERLINK(&quot;https://docs.google.com/document/d/1VhPJBXFFgi2BHog726nn4EaPTHUJ9lSLq9UXwCv6QCM/edit?usp=sharing&quot;;&quot;Roaming Photographer photo booth rental Brea&quot;)" office:value-type="string" office:string-value="Roaming Photographer photo booth rental Brea" calcext:value-type="string">
            <text:p>Roaming Photographer photo booth rental Brea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pub</text:p>
          </table:table-cell>
          <table:table-cell table:style-name="ce2" office:value-type="string" calcext:value-type="string">
            <text:p>Roaming Photographer photo booth rental Brea pub</text:p>
          </table:table-cell>
          <table:table-cell/>
          <table:table-cell table:style-name="ce4" office:value-type="string" calcext:value-type="string">
            <text:p><text:a xlink:href="https://docs.google.com/document/d/1VhPJBXFFgi2BHog726nn4EaPTHUJ9lSLq9UXwCv6QCM/pub" xlink:type="simple">https://docs.google.com/document/d/1VhPJBXFFgi2BHog726nn4EaPTHUJ9lSLq9UXwCv6QCM/pub</text:a></text:p>
          </table:table-cell>
          <table:table-cell table:style-name="ce5" table:formula="of:=HYPERLINK(&quot;https://docs.google.com/document/d/1VhPJBXFFgi2BHog726nn4EaPTHUJ9lSLq9UXwCv6QCM/edit?usp=sharing&quot;;&quot;Roaming Photographer photo booth rental Brea&quot;)" office:value-type="string" office:string-value="Roaming Photographer photo booth rental Brea" calcext:value-type="string">
            <text:p>Roaming Photographer photo booth rental Brea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view</text:p>
          </table:table-cell>
          <table:table-cell table:style-name="ce2" office:value-type="string" calcext:value-type="string">
            <text:p>Roaming Photographer photo booth rental Brea view</text:p>
          </table:table-cell>
          <table:table-cell/>
          <table:table-cell table:style-name="ce4" office:value-type="string" calcext:value-type="string">
            <text:p><text:a xlink:href="https://docs.google.com/document/d/1VhPJBXFFgi2BHog726nn4EaPTHUJ9lSLq9UXwCv6QCM/view" xlink:type="simple">https://docs.google.com/document/d/1VhPJBXFFgi2BHog726nn4EaPTHUJ9lSLq9UXwCv6QCM/view</text:a></text:p>
          </table:table-cell>
          <table:table-cell table:style-name="ce5" table:formula="of:=HYPERLINK(&quot;https://docs.google.com/document/d/1VhPJBXFFgi2BHog726nn4EaPTHUJ9lSLq9UXwCv6QCM/edit?usp=sharing&quot;;&quot;Roaming Photographer photo booth rental Brea&quot;)" office:value-type="string" office:string-value="Roaming Photographer photo booth rental Brea" calcext:value-type="string">
            <text:p>Roaming Photographer photo booth rental Brea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</text:p>
          </table:table-cell>
          <table:table-cell table:style-name="ce2" office:value-type="string" calcext:value-type="string">
            <text:p>Roaming Photographer photo booth rental Mission Viejo</text:p>
          </table:table-cell>
          <table:table-cell/>
          <table:table-cell table:style-name="ce4" office:value-type="string" calcext:value-type="string">
            <text:p><text:a xlink:href="https://docs.google.com/document/d/1HBUCggAD44o7kiFdwSKgy0EWQb3R7nF70K2oLyV0LWc/edit?usp=sharing" xlink:type="simple">https://docs.google.com/document/d/1HBUCggAD44o7kiFdwSKgy0EWQb3R7nF70K2oLyV0LWc/edit?usp=sharing</text:a></text:p>
          </table:table-cell>
          <table:table-cell table:style-name="ce5" table:formula="of:=HYPERLINK(&quot;https://docs.google.com/document/d/1HBUCggAD44o7kiFdwSKgy0EWQb3R7nF70K2oLyV0LWc/edit?usp=sharing&quot;;&quot;Roaming Photographer photo booth rental Mission Viejo&quot;)" office:value-type="string" office:string-value="Roaming Photographer photo booth rental Mission Viejo" calcext:value-type="string">
            <text:p>Roaming Photographer photo booth rental Mission Viejo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pub</text:p>
          </table:table-cell>
          <table:table-cell table:style-name="ce2" office:value-type="string" calcext:value-type="string">
            <text:p>Roaming Photographer photo booth rental Mission Viejo pub</text:p>
          </table:table-cell>
          <table:table-cell/>
          <table:table-cell table:style-name="ce4" office:value-type="string" calcext:value-type="string">
            <text:p><text:a xlink:href="https://docs.google.com/document/d/1HBUCggAD44o7kiFdwSKgy0EWQb3R7nF70K2oLyV0LWc/pub" xlink:type="simple">https://docs.google.com/document/d/1HBUCggAD44o7kiFdwSKgy0EWQb3R7nF70K2oLyV0LWc/pub</text:a></text:p>
          </table:table-cell>
          <table:table-cell table:style-name="ce5" table:formula="of:=HYPERLINK(&quot;https://docs.google.com/document/d/1HBUCggAD44o7kiFdwSKgy0EWQb3R7nF70K2oLyV0LWc/edit?usp=sharing&quot;;&quot;Roaming Photographer photo booth rental Mission Viejo&quot;)" office:value-type="string" office:string-value="Roaming Photographer photo booth rental Mission Viejo" calcext:value-type="string">
            <text:p>Roaming Photographer photo booth rental Mission Viejo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view</text:p>
          </table:table-cell>
          <table:table-cell table:style-name="ce2" office:value-type="string" calcext:value-type="string">
            <text:p>Roaming Photographer photo booth rental Mission Viejo view</text:p>
          </table:table-cell>
          <table:table-cell/>
          <table:table-cell table:style-name="ce4" office:value-type="string" calcext:value-type="string">
            <text:p><text:a xlink:href="https://docs.google.com/document/d/1HBUCggAD44o7kiFdwSKgy0EWQb3R7nF70K2oLyV0LWc/view" xlink:type="simple">https://docs.google.com/document/d/1HBUCggAD44o7kiFdwSKgy0EWQb3R7nF70K2oLyV0LWc/view</text:a></text:p>
          </table:table-cell>
          <table:table-cell table:style-name="ce5" table:formula="of:=HYPERLINK(&quot;https://docs.google.com/document/d/1HBUCggAD44o7kiFdwSKgy0EWQb3R7nF70K2oLyV0LWc/edit?usp=sharing&quot;;&quot;Roaming Photographer photo booth rental Mission Viejo&quot;)" office:value-type="string" office:string-value="Roaming Photographer photo booth rental Mission Viejo" calcext:value-type="string">
            <text:p>Roaming Photographer photo booth rental Mission Viejo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</text:p>
          </table:table-cell>
          <table:table-cell table:style-name="ce2" office:value-type="string" calcext:value-type="string">
            <text:p>Roaming Photographer photo booth rental Buena Park</text:p>
          </table:table-cell>
          <table:table-cell/>
          <table:table-cell table:style-name="ce4" office:value-type="string" calcext:value-type="string">
            <text:p><text:a xlink:href="https://docs.google.com/document/d/1-ur-4iuTh_IH42VaVKcHNym942RsIv5o7xPcu7qZ2hk/edit?usp=sharing" xlink:type="simple">https://docs.google.com/document/d/1-ur-4iuTh_IH42VaVKcHNym942RsIv5o7xPcu7qZ2hk/edit?usp=sharing</text:a></text:p>
          </table:table-cell>
          <table:table-cell table:style-name="ce5" table:formula="of:=HYPERLINK(&quot;https://docs.google.com/document/d/1-ur-4iuTh_IH42VaVKcHNym942RsIv5o7xPcu7qZ2hk/edit?usp=sharing&quot;;&quot;Roaming Photographer photo booth rental Buena Park&quot;)" office:value-type="string" office:string-value="Roaming Photographer photo booth rental Buena Park" calcext:value-type="string">
            <text:p>Roaming Photographer photo booth rental Buena Park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pub</text:p>
          </table:table-cell>
          <table:table-cell table:style-name="ce2" office:value-type="string" calcext:value-type="string">
            <text:p>Roaming Photographer photo booth rental Buena Park pub</text:p>
          </table:table-cell>
          <table:table-cell/>
          <table:table-cell table:style-name="ce4" office:value-type="string" calcext:value-type="string">
            <text:p><text:a xlink:href="https://docs.google.com/document/d/1-ur-4iuTh_IH42VaVKcHNym942RsIv5o7xPcu7qZ2hk/pub" xlink:type="simple">https://docs.google.com/document/d/1-ur-4iuTh_IH42VaVKcHNym942RsIv5o7xPcu7qZ2hk/pub</text:a></text:p>
          </table:table-cell>
          <table:table-cell table:style-name="ce5" table:formula="of:=HYPERLINK(&quot;https://docs.google.com/document/d/1-ur-4iuTh_IH42VaVKcHNym942RsIv5o7xPcu7qZ2hk/edit?usp=sharing&quot;;&quot;Roaming Photographer photo booth rental Buena Park&quot;)" office:value-type="string" office:string-value="Roaming Photographer photo booth rental Buena Park" calcext:value-type="string">
            <text:p>Roaming Photographer photo booth rental Buena Park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view</text:p>
          </table:table-cell>
          <table:table-cell table:style-name="ce2" office:value-type="string" calcext:value-type="string">
            <text:p>Roaming Photographer photo booth rental Buena Park view</text:p>
          </table:table-cell>
          <table:table-cell/>
          <table:table-cell table:style-name="ce4" office:value-type="string" calcext:value-type="string">
            <text:p><text:a xlink:href="https://docs.google.com/document/d/1-ur-4iuTh_IH42VaVKcHNym942RsIv5o7xPcu7qZ2hk/view" xlink:type="simple">https://docs.google.com/document/d/1-ur-4iuTh_IH42VaVKcHNym942RsIv5o7xPcu7qZ2hk/view</text:a></text:p>
          </table:table-cell>
          <table:table-cell table:style-name="ce5" table:formula="of:=HYPERLINK(&quot;https://docs.google.com/document/d/1-ur-4iuTh_IH42VaVKcHNym942RsIv5o7xPcu7qZ2hk/edit?usp=sharing&quot;;&quot;Roaming Photographer photo booth rental Buena Park&quot;)" office:value-type="string" office:string-value="Roaming Photographer photo booth rental Buena Park" calcext:value-type="string">
            <text:p>Roaming Photographer photo booth rental Buena Park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wedding photo booth rental Laguna Beach<text:tab/></text:p>
          </table:table-cell>
          <table:table-cell/>
          <table:table-cell table:style-name="ce4" office:value-type="string" calcext:value-type="string">
            <text:p><text:a xlink:href="https://sites.google.com/view/photoboothrentalslagunabeach/photo-booth-rental-in-laguna-beach" xlink:type="simple">https://sites.google.com/view/photoboothrentalslagunabeach/photo-booth-rental-in-laguna-beach</text:a></text:p>
          </table:table-cell>
          <table:table-cell table:style-name="ce5" table:formula="of:=HYPERLINK(&quot;https://sites.google.com/view/photoboothrentalslagunabeach/photo-booth-rental-in-laguna-beach&quot;;&quot;wedding photo booth rental Laguna Beach&#9;&quot;)" office:value-type="string" office:string-value="wedding photo booth rental Laguna Beach&#9;" calcext:value-type="string">
            <text:p>wedding photo booth rental Laguna Beach<text:tab/>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wedding photo booth rental Laguna Beach<text:tab/></text:p>
          </table:table-cell>
          <table:table-cell/>
          <table:table-cell table:style-name="ce4" office:value-type="string" calcext:value-type="string">
            <text:p><text:a xlink:href="https://sites.google.com/view/photoboothrentalslagunabeach/laguna-beach-photo-booths" xlink:type="simple">https://sites.google.com/view/photoboothrentalslagunabeach/laguna-beach-photo-booths</text:a></text:p>
          </table:table-cell>
          <table:table-cell table:style-name="ce5" table:formula="of:=HYPERLINK(&quot;https://sites.google.com/view/photoboothrentalslagunabeach/laguna-beach-photo-booths&quot;;&quot;wedding photo booth rental Laguna Beach&#9;&quot;)" office:value-type="string" office:string-value="wedding photo booth rental Laguna Beach&#9;" calcext:value-type="string">
            <text:p>wedding photo booth rental Laguna Beach<text:tab/>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wedding photo booth rental Laguna Beach<text:tab/></text:p>
          </table:table-cell>
          <table:table-cell/>
          <table:table-cell table:style-name="ce4" office:value-type="string" calcext:value-type="string">
            <text:p><text:a xlink:href="https://sites.google.com/view/photoboothrentalslagunabeach" xlink:type="simple">https://sites.google.com/view/photoboothrentalslagunabeach</text:a></text:p>
          </table:table-cell>
          <table:table-cell table:style-name="ce5" table:formula="of:=HYPERLINK(&quot;https://sites.google.com/view/photoboothrentalslagunabeach&quot;;&quot;wedding photo booth rental Laguna Beach&#9;&quot;)" office:value-type="string" office:string-value="wedding photo booth rental Laguna Beach&#9;" calcext:value-type="string">
            <text:p>wedding photo booth rental Laguna Beach<text:tab/>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wedding photo booth rental Laguna Beach<text:tab/></text:p>
          </table:table-cell>
          <table:table-cell/>
          <table:table-cell table:style-name="ce4" office:value-type="string" calcext:value-type="string">
            <text:p><text:a xlink:href="https://sites.google.com/view/roamingphotographerphotobooth/home" xlink:type="simple">https://sites.google.com/view/roamingphotographerphotobooth/home</text:a></text:p>
          </table:table-cell>
          <table:table-cell table:style-name="ce5" table:formula="of:=HYPERLINK(&quot;https://sites.google.com/view/roamingphotographerphotobooth/home&quot;;&quot;wedding photo booth rental Laguna Beach&#9;&quot;)" office:value-type="string" office:string-value="wedding photo booth rental Laguna Beach&#9;" calcext:value-type="string">
            <text:p>wedding photo booth rental Laguna Beach<text:tab/>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wedding photo booth rental Laguna Beach<text:tab/></text:p>
          </table:table-cell>
          <table:table-cell/>
          <table:table-cell table:style-name="ce4" office:value-type="string" calcext:value-type="string">
            <text:p><text:a xlink:href="https://sites.google.com/view/selfiestationphotoboothrental/home" xlink:type="simple">https://sites.google.com/view/selfiestationphotoboothrental/home</text:a></text:p>
          </table:table-cell>
          <table:table-cell table:style-name="ce5" table:formula="of:=HYPERLINK(&quot;https://sites.google.com/view/selfiestationphotoboothrental/home&quot;;&quot;wedding photo booth rental Laguna Beach&#9;&quot;)" office:value-type="string" office:string-value="wedding photo booth rental Laguna Beach&#9;" calcext:value-type="string">
            <text:p>wedding photo booth rental Laguna Beach<text:tab/>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df</text:p>
          </table:table-cell>
          <table:table-cell table:style-name="ce2" office:value-type="string" calcext:value-type="string">
            <text:p>wedding photo booth rental Laguna Beach<text:tab/>.pdf</text:p>
          </table:table-cell>
          <table:table-cell table:style-name="ce3" table:formula="of:=HYPERLINK(&quot;https://drive.google.com/file/d/15_asalXFuRVXUqR3E5rTO7V_iQewKtvr/view?usp=sharing&quot;; image(&quot;https://api.qrserver.com/v1/create-qr-code/?size=150x150&amp;data=https://drive.google.com/file/d/15_asalXFuRVXUqR3E5rTO7V_iQewKtvr/view?usp=sharing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rive.google.com/file/d/15_asalXFuRVXUqR3E5rTO7V_iQewKtvr/view?usp=sharing" xlink:type="simple">https://drive.google.com/file/d/15_asalXFuRVXUqR3E5rTO7V_iQewKtvr/view?usp=sharing</text:a></text:p>
          </table:table-cell>
          <table:table-cell table:style-name="ce5" table:formula="of:=HYPERLINK(&quot;https://drive.google.com/file/d/15_asalXFuRVXUqR3E5rTO7V_iQewKtvr/view?usp=sharing&quot;;&quot;wedding photo booth rental Laguna Beach&#9;.pdf&quot;)" office:value-type="string" office:string-value="wedding photo booth rental Laguna Beach&#9;.pdf" calcext:value-type="string">
            <text:p>wedding photo booth rental Laguna Beach<text:tab/>.pdf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ptx</text:p>
          </table:table-cell>
          <table:table-cell table:style-name="ce2" office:value-type="string" calcext:value-type="string">
            <text:p>wedding photo booth rental Laguna Beach<text:tab/>.pptx</text:p>
          </table:table-cell>
          <table:table-cell table:style-name="ce3" table:formula="of:=HYPERLINK(&quot;https://docs.google.com/presentation/d/1WumLK3lob2hg6pCahr7yDRSeO9-Z5SyA/edit?usp=sharing&amp;ouid=115602453726005426174&amp;rtpof=true&amp;sd=true&quot;; image(&quot;https://api.qrserver.com/v1/create-qr-code/?size=150x150&amp;data=https://docs.google.com/presentation/d/1WumLK3lob2hg6pCahr7yDRSeO9-Z5SyA/edit?usp=sharing&amp;ouid=115602453726005426174&amp;rtpof=true&amp;sd=true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presentation/d/1WumLK3lob2hg6pCahr7yDRSeO9-Z5SyA/edit?usp=sharing&amp;ouid=115602453726005426174&amp;rtpof=true&amp;sd=true" xlink:type="simple">https://docs.google.com/presentation/d/1WumLK3lob2hg6pCahr7yDRSeO9-Z5SyA/edit?usp=sharing&amp;ouid=115602453726005426174&amp;rtpof=true&amp;sd=true</text:a></text:p>
          </table:table-cell>
          <table:table-cell table:style-name="ce5" table:formula="of:=HYPERLINK(&quot;https://docs.google.com/presentation/d/1WumLK3lob2hg6pCahr7yDRSeO9-Z5SyA/edit?usp=sharing&amp;ouid=115602453726005426174&amp;rtpof=true&amp;sd=true&quot;;&quot;wedding photo booth rental Laguna Beach&#9;.pptx&quot;)" office:value-type="string" office:string-value="wedding photo booth rental Laguna Beach&#9;.pptx" calcext:value-type="string">
            <text:p>wedding photo booth rental Laguna Beach<text:tab/>.pptx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odp</text:p>
          </table:table-cell>
          <table:table-cell table:style-name="ce2" office:value-type="string" calcext:value-type="string">
            <text:p>wedding photo booth rental Laguna Beach<text:tab/>.odp</text:p>
          </table:table-cell>
          <table:table-cell table:style-name="ce3" table:formula="of:=HYPERLINK(&quot;https://drive.google.com/file/d/13lexQdXtacU-ZJMRLvzID72F-2QZ6CAU/view?usp=sharing&quot;; image(&quot;https://api.qrserver.com/v1/create-qr-code/?size=150x150&amp;data=https://drive.google.com/file/d/13lexQdXtacU-ZJMRLvzID72F-2QZ6CAU/view?usp=sharing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rive.google.com/file/d/13lexQdXtacU-ZJMRLvzID72F-2QZ6CAU/view?usp=sharing" xlink:type="simple">https://drive.google.com/file/d/13lexQdXtacU-ZJMRLvzID72F-2QZ6CAU/view?usp=sharing</text:a></text:p>
          </table:table-cell>
          <table:table-cell table:style-name="ce5" table:formula="of:=HYPERLINK(&quot;https://drive.google.com/file/d/13lexQdXtacU-ZJMRLvzID72F-2QZ6CAU/view?usp=sharing&quot;;&quot;wedding photo booth rental Laguna Beach&#9;.odp&quot;)" office:value-type="string" office:string-value="wedding photo booth rental Laguna Beach&#9;.odp" calcext:value-type="string">
            <text:p>wedding photo booth rental Laguna Beach<text:tab/>.odp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txt</text:p>
          </table:table-cell>
          <table:table-cell table:style-name="ce2" office:value-type="string" calcext:value-type="string">
            <text:p>wedding photo booth rental Laguna Beach<text:tab/>.txt</text:p>
          </table:table-cell>
          <table:table-cell table:style-name="ce3" table:formula="of:=HYPERLINK(&quot;https://drive.google.com/file/d/18fSJ5L8ybWqMvSYG1E7DlWJXE7hfs8V6/view?usp=sharing&quot;; image(&quot;https://api.qrserver.com/v1/create-qr-code/?size=150x150&amp;data=https://drive.google.com/file/d/18fSJ5L8ybWqMvSYG1E7DlWJXE7hfs8V6/view?usp=sharing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rive.google.com/file/d/18fSJ5L8ybWqMvSYG1E7DlWJXE7hfs8V6/view?usp=sharing" xlink:type="simple">https://drive.google.com/file/d/18fSJ5L8ybWqMvSYG1E7DlWJXE7hfs8V6/view?usp=sharing</text:a></text:p>
          </table:table-cell>
          <table:table-cell table:style-name="ce5" table:formula="of:=HYPERLINK(&quot;https://drive.google.com/file/d/18fSJ5L8ybWqMvSYG1E7DlWJXE7hfs8V6/view?usp=sharing&quot;;&quot;wedding photo booth rental Laguna Beach&#9;.txt&quot;)" office:value-type="string" office:string-value="wedding photo booth rental Laguna Beach&#9;.txt" calcext:value-type="string">
            <text:p>wedding photo booth rental Laguna Beach<text:tab/>.txt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</text:p>
          </table:table-cell>
          <table:table-cell table:style-name="ce2" office:value-type="string" calcext:value-type="string">
            <text:p>Roaming Photographer photo booth rental Monarch Beach</text:p>
          </table:table-cell>
          <table:table-cell/>
          <table:table-cell table:style-name="ce4" office:value-type="string" calcext:value-type="string">
            <text:p><text:a xlink:href="https://docs.google.com/document/d/1zDHe1ZSHSi-BJyj6trx3FwnEOWcagp5muWHe-7whGZc/edit?usp=sharing" xlink:type="simple">https://docs.google.com/document/d/1zDHe1ZSHSi-BJyj6trx3FwnEOWcagp5muWHe-7whGZc/edit?usp=sharing</text:a></text:p>
          </table:table-cell>
          <table:table-cell table:style-name="ce5" table:formula="of:=HYPERLINK(&quot;https://docs.google.com/document/d/1zDHe1ZSHSi-BJyj6trx3FwnEOWcagp5muWHe-7whGZc/edit?usp=sharing&quot;;&quot;Roaming Photographer photo booth rental Monarch Beach&quot;)" office:value-type="string" office:string-value="Roaming Photographer photo booth rental Monarch Beach" calcext:value-type="string">
            <text:p>Roaming Photographer photo booth rental Monarch Beach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pub</text:p>
          </table:table-cell>
          <table:table-cell table:style-name="ce2" office:value-type="string" calcext:value-type="string">
            <text:p>Roaming Photographer photo booth rental Monarch Beach pub</text:p>
          </table:table-cell>
          <table:table-cell/>
          <table:table-cell table:style-name="ce4" office:value-type="string" calcext:value-type="string">
            <text:p><text:a xlink:href="https://docs.google.com/document/d/1zDHe1ZSHSi-BJyj6trx3FwnEOWcagp5muWHe-7whGZc/pub" xlink:type="simple">https://docs.google.com/document/d/1zDHe1ZSHSi-BJyj6trx3FwnEOWcagp5muWHe-7whGZc/pub</text:a></text:p>
          </table:table-cell>
          <table:table-cell table:style-name="ce5" table:formula="of:=HYPERLINK(&quot;https://docs.google.com/document/d/1zDHe1ZSHSi-BJyj6trx3FwnEOWcagp5muWHe-7whGZc/edit?usp=sharing&quot;;&quot;Roaming Photographer photo booth rental Monarch Beach&quot;)" office:value-type="string" office:string-value="Roaming Photographer photo booth rental Monarch Beach" calcext:value-type="string">
            <text:p>Roaming Photographer photo booth rental Monarch Beach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view</text:p>
          </table:table-cell>
          <table:table-cell table:style-name="ce2" office:value-type="string" calcext:value-type="string">
            <text:p>Roaming Photographer photo booth rental Monarch Beach view</text:p>
          </table:table-cell>
          <table:table-cell/>
          <table:table-cell table:style-name="ce4" office:value-type="string" calcext:value-type="string">
            <text:p><text:a xlink:href="https://docs.google.com/document/d/1zDHe1ZSHSi-BJyj6trx3FwnEOWcagp5muWHe-7whGZc/view" xlink:type="simple">https://docs.google.com/document/d/1zDHe1ZSHSi-BJyj6trx3FwnEOWcagp5muWHe-7whGZc/view</text:a></text:p>
          </table:table-cell>
          <table:table-cell table:style-name="ce5" table:formula="of:=HYPERLINK(&quot;https://docs.google.com/document/d/1zDHe1ZSHSi-BJyj6trx3FwnEOWcagp5muWHe-7whGZc/edit?usp=sharing&quot;;&quot;Roaming Photographer photo booth rental Monarch Beach&quot;)" office:value-type="string" office:string-value="Roaming Photographer photo booth rental Monarch Beach" calcext:value-type="string">
            <text:p>Roaming Photographer photo booth rental Monarch Beach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</text:p>
          </table:table-cell>
          <table:table-cell table:style-name="ce2" office:value-type="string" calcext:value-type="string">
            <text:p>Roaming Photographer photo booth rental Costa Mesa <text:s text:c="3"/></text:p>
          </table:table-cell>
          <table:table-cell/>
          <table:table-cell table:style-name="ce4" office:value-type="string" calcext:value-type="string">
            <text:p><text:a xlink:href="https://docs.google.com/document/d/11sieG9pas8X0pHjTmVJR5u3kfAQ_gJEr4s_bFN7Mp90/edit?usp=sharing" xlink:type="simple">https://docs.google.com/document/d/11sieG9pas8X0pHjTmVJR5u3kfAQ_gJEr4s_bFN7Mp90/edit?usp=sharing</text:a></text:p>
          </table:table-cell>
          <table:table-cell table:style-name="ce5" table:formula="of:=HYPERLINK(&quot;https://docs.google.com/document/d/11sieG9pas8X0pHjTmVJR5u3kfAQ_gJEr4s_bFN7Mp90/edit?usp=sharing&quot;;&quot;Roaming Photographer photo booth rental Costa Mesa    &quot;)" office:value-type="string" office:string-value="Roaming Photographer photo booth rental Costa Mesa    " calcext:value-type="string">
            <text:p>Roaming Photographer photo booth rental Costa Mesa <text:s text:c="3"/>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pub</text:p>
          </table:table-cell>
          <table:table-cell table:style-name="ce2" office:value-type="string" calcext:value-type="string">
            <text:p>Roaming Photographer photo booth rental Costa Mesa <text:s text:c="4"/>pub</text:p>
          </table:table-cell>
          <table:table-cell/>
          <table:table-cell table:style-name="ce4" office:value-type="string" calcext:value-type="string">
            <text:p><text:a xlink:href="https://docs.google.com/document/d/11sieG9pas8X0pHjTmVJR5u3kfAQ_gJEr4s_bFN7Mp90/pub" xlink:type="simple">https://docs.google.com/document/d/11sieG9pas8X0pHjTmVJR5u3kfAQ_gJEr4s_bFN7Mp90/pub</text:a></text:p>
          </table:table-cell>
          <table:table-cell table:style-name="ce5" table:formula="of:=HYPERLINK(&quot;https://docs.google.com/document/d/11sieG9pas8X0pHjTmVJR5u3kfAQ_gJEr4s_bFN7Mp90/edit?usp=sharing&quot;;&quot;Roaming Photographer photo booth rental Costa Mesa    &quot;)" office:value-type="string" office:string-value="Roaming Photographer photo booth rental Costa Mesa    " calcext:value-type="string">
            <text:p>Roaming Photographer photo booth rental Costa Mesa <text:s text:c="3"/>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view</text:p>
          </table:table-cell>
          <table:table-cell table:style-name="ce2" office:value-type="string" calcext:value-type="string">
            <text:p>Roaming Photographer photo booth rental Costa Mesa <text:s text:c="4"/>view</text:p>
          </table:table-cell>
          <table:table-cell/>
          <table:table-cell table:style-name="ce4" office:value-type="string" calcext:value-type="string">
            <text:p><text:a xlink:href="https://docs.google.com/document/d/11sieG9pas8X0pHjTmVJR5u3kfAQ_gJEr4s_bFN7Mp90/view" xlink:type="simple">https://docs.google.com/document/d/11sieG9pas8X0pHjTmVJR5u3kfAQ_gJEr4s_bFN7Mp90/view</text:a></text:p>
          </table:table-cell>
          <table:table-cell table:style-name="ce5" table:formula="of:=HYPERLINK(&quot;https://docs.google.com/document/d/11sieG9pas8X0pHjTmVJR5u3kfAQ_gJEr4s_bFN7Mp90/edit?usp=sharing&quot;;&quot;Roaming Photographer photo booth rental Costa Mesa    &quot;)" office:value-type="string" office:string-value="Roaming Photographer photo booth rental Costa Mesa    " calcext:value-type="string">
            <text:p>Roaming Photographer photo booth rental Costa Mesa <text:s text:c="3"/>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</text:p>
          </table:table-cell>
          <table:table-cell table:style-name="ce2" office:value-type="string" calcext:value-type="string">
            <text:p>Roaming Photographer photo booth rental Newport Beach</text:p>
          </table:table-cell>
          <table:table-cell/>
          <table:table-cell table:style-name="ce4" office:value-type="string" calcext:value-type="string">
            <text:p><text:a xlink:href="https://docs.google.com/document/d/1Yyx8JXkxh5pxYQHgQummGex21v0wlDbOD6aewl3vjzk/edit?usp=sharing" xlink:type="simple">https://docs.google.com/document/d/1Yyx8JXkxh5pxYQHgQummGex21v0wlDbOD6aewl3vjzk/edit?usp=sharing</text:a></text:p>
          </table:table-cell>
          <table:table-cell table:style-name="ce5" table:formula="of:=HYPERLINK(&quot;https://docs.google.com/document/d/1Yyx8JXkxh5pxYQHgQummGex21v0wlDbOD6aewl3vjzk/edit?usp=sharing&quot;;&quot;Roaming Photographer photo booth rental Newport Beach&quot;)" office:value-type="string" office:string-value="Roaming Photographer photo booth rental Newport Beach" calcext:value-type="string">
            <text:p>Roaming Photographer photo booth rental Newport Beach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pub</text:p>
          </table:table-cell>
          <table:table-cell table:style-name="ce2" office:value-type="string" calcext:value-type="string">
            <text:p>Roaming Photographer photo booth rental Newport Beach pub</text:p>
          </table:table-cell>
          <table:table-cell/>
          <table:table-cell table:style-name="ce4" office:value-type="string" calcext:value-type="string">
            <text:p><text:a xlink:href="https://docs.google.com/document/d/1Yyx8JXkxh5pxYQHgQummGex21v0wlDbOD6aewl3vjzk/pub" xlink:type="simple">https://docs.google.com/document/d/1Yyx8JXkxh5pxYQHgQummGex21v0wlDbOD6aewl3vjzk/pub</text:a></text:p>
          </table:table-cell>
          <table:table-cell table:style-name="ce5" table:formula="of:=HYPERLINK(&quot;https://docs.google.com/document/d/1Yyx8JXkxh5pxYQHgQummGex21v0wlDbOD6aewl3vjzk/edit?usp=sharing&quot;;&quot;Roaming Photographer photo booth rental Newport Beach&quot;)" office:value-type="string" office:string-value="Roaming Photographer photo booth rental Newport Beach" calcext:value-type="string">
            <text:p>Roaming Photographer photo booth rental Newport Beach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view</text:p>
          </table:table-cell>
          <table:table-cell table:style-name="ce2" office:value-type="string" calcext:value-type="string">
            <text:p>Roaming Photographer photo booth rental Newport Beach view</text:p>
          </table:table-cell>
          <table:table-cell/>
          <table:table-cell table:style-name="ce4" office:value-type="string" calcext:value-type="string">
            <text:p><text:a xlink:href="https://docs.google.com/document/d/1Yyx8JXkxh5pxYQHgQummGex21v0wlDbOD6aewl3vjzk/view" xlink:type="simple">https://docs.google.com/document/d/1Yyx8JXkxh5pxYQHgQummGex21v0wlDbOD6aewl3vjzk/view</text:a></text:p>
          </table:table-cell>
          <table:table-cell table:style-name="ce5" table:formula="of:=HYPERLINK(&quot;https://docs.google.com/document/d/1Yyx8JXkxh5pxYQHgQummGex21v0wlDbOD6aewl3vjzk/edit?usp=sharing&quot;;&quot;Roaming Photographer photo booth rental Newport Beach&quot;)" office:value-type="string" office:string-value="Roaming Photographer photo booth rental Newport Beach" calcext:value-type="string">
            <text:p>Roaming Photographer photo booth rental Newport Beach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wedding photo booth rental Laguna Beach<text:tab/></text:p>
          </table:table-cell>
          <table:table-cell/>
          <table:table-cell table:style-name="ce4" office:value-type="string" calcext:value-type="string">
            <text:p><text:a xlink:href="https://sites.google.com/view/photoboothrentalslagunabeach/photo-booth-rental-in-laguna-beach" xlink:type="simple">https://sites.google.com/view/photoboothrentalslagunabeach/photo-booth-rental-in-laguna-beach</text:a></text:p>
          </table:table-cell>
          <table:table-cell table:style-name="ce5" table:formula="of:=HYPERLINK(&quot;https://sites.google.com/view/photoboothrentalslagunabeach/photo-booth-rental-in-laguna-beach&quot;;&quot;wedding photo booth rental Laguna Beach&#9;&quot;)" office:value-type="string" office:string-value="wedding photo booth rental Laguna Beach&#9;" calcext:value-type="string">
            <text:p>wedding photo booth rental Laguna Beach<text:tab/>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wedding photo booth rental Laguna Beach<text:tab/></text:p>
          </table:table-cell>
          <table:table-cell/>
          <table:table-cell table:style-name="ce4" office:value-type="string" calcext:value-type="string">
            <text:p><text:a xlink:href="https://sites.google.com/view/photoboothrentalslagunabeach/laguna-beach-photo-booths" xlink:type="simple">https://sites.google.com/view/photoboothrentalslagunabeach/laguna-beach-photo-booths</text:a></text:p>
          </table:table-cell>
          <table:table-cell table:style-name="ce5" table:formula="of:=HYPERLINK(&quot;https://sites.google.com/view/photoboothrentalslagunabeach/laguna-beach-photo-booths&quot;;&quot;wedding photo booth rental Laguna Beach&#9;&quot;)" office:value-type="string" office:string-value="wedding photo booth rental Laguna Beach&#9;" calcext:value-type="string">
            <text:p>wedding photo booth rental Laguna Beach<text:tab/>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wedding photo booth rental Laguna Beach<text:tab/></text:p>
          </table:table-cell>
          <table:table-cell/>
          <table:table-cell table:style-name="ce4" office:value-type="string" calcext:value-type="string">
            <text:p><text:a xlink:href="https://sites.google.com/view/photoboothrentalslagunabeach" xlink:type="simple">https://sites.google.com/view/photoboothrentalslagunabeach</text:a></text:p>
          </table:table-cell>
          <table:table-cell table:style-name="ce5" table:formula="of:=HYPERLINK(&quot;https://sites.google.com/view/photoboothrentalslagunabeach&quot;;&quot;wedding photo booth rental Laguna Beach&#9;&quot;)" office:value-type="string" office:string-value="wedding photo booth rental Laguna Beach&#9;" calcext:value-type="string">
            <text:p>wedding photo booth rental Laguna Beach<text:tab/>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wedding photo booth rental Laguna Beach<text:tab/></text:p>
          </table:table-cell>
          <table:table-cell/>
          <table:table-cell table:style-name="ce4" office:value-type="string" calcext:value-type="string">
            <text:p><text:a xlink:href="https://sites.google.com/view/roamingphotographerphotobooth/home" xlink:type="simple">https://sites.google.com/view/roamingphotographerphotobooth/home</text:a></text:p>
          </table:table-cell>
          <table:table-cell table:style-name="ce5" table:formula="of:=HYPERLINK(&quot;https://sites.google.com/view/roamingphotographerphotobooth/home&quot;;&quot;wedding photo booth rental Laguna Beach&#9;&quot;)" office:value-type="string" office:string-value="wedding photo booth rental Laguna Beach&#9;" calcext:value-type="string">
            <text:p>wedding photo booth rental Laguna Beach<text:tab/>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wedding photo booth rental Laguna Beach<text:tab/></text:p>
          </table:table-cell>
          <table:table-cell/>
          <table:table-cell table:style-name="ce4" office:value-type="string" calcext:value-type="string">
            <text:p><text:a xlink:href="https://sites.google.com/view/selfiestationphotoboothrental/home" xlink:type="simple">https://sites.google.com/view/selfiestationphotoboothrental/home</text:a></text:p>
          </table:table-cell>
          <table:table-cell table:style-name="ce5" table:formula="of:=HYPERLINK(&quot;https://sites.google.com/view/selfiestationphotoboothrental/home&quot;;&quot;wedding photo booth rental Laguna Beach&#9;&quot;)" office:value-type="string" office:string-value="wedding photo booth rental Laguna Beach&#9;" calcext:value-type="string">
            <text:p>wedding photo booth rental Laguna Beach<text:tab/>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</text:p>
          </table:table-cell>
          <table:table-cell table:style-name="ce2" office:value-type="string" calcext:value-type="string">
            <text:p>Roaming Photographer photo booth rental Corona Del Mar</text:p>
          </table:table-cell>
          <table:table-cell/>
          <table:table-cell table:style-name="ce4" office:value-type="string" calcext:value-type="string">
            <text:p><text:a xlink:href="https://docs.google.com/document/d/1Oxz3eE0oZ_D4yld-iQeR6rpXbudtANG9W3KON0NYDf8/edit?usp=sharing" xlink:type="simple">https://docs.google.com/document/d/1Oxz3eE0oZ_D4yld-iQeR6rpXbudtANG9W3KON0NYDf8/edit?usp=sharing</text:a></text:p>
          </table:table-cell>
          <table:table-cell table:style-name="ce5" table:formula="of:=HYPERLINK(&quot;https://docs.google.com/document/d/1Oxz3eE0oZ_D4yld-iQeR6rpXbudtANG9W3KON0NYDf8/edit?usp=sharing&quot;;&quot;Roaming Photographer photo booth rental Corona Del Mar&quot;)" office:value-type="string" office:string-value="Roaming Photographer photo booth rental Corona Del Mar" calcext:value-type="string">
            <text:p>Roaming Photographer photo booth rental Corona Del Mar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pub</text:p>
          </table:table-cell>
          <table:table-cell table:style-name="ce2" office:value-type="string" calcext:value-type="string">
            <text:p>Roaming Photographer photo booth rental Corona Del Mar pub</text:p>
          </table:table-cell>
          <table:table-cell/>
          <table:table-cell table:style-name="ce4" office:value-type="string" calcext:value-type="string">
            <text:p><text:a xlink:href="https://docs.google.com/document/d/1Oxz3eE0oZ_D4yld-iQeR6rpXbudtANG9W3KON0NYDf8/pub" xlink:type="simple">https://docs.google.com/document/d/1Oxz3eE0oZ_D4yld-iQeR6rpXbudtANG9W3KON0NYDf8/pub</text:a></text:p>
          </table:table-cell>
          <table:table-cell table:style-name="ce5" table:formula="of:=HYPERLINK(&quot;https://docs.google.com/document/d/1Oxz3eE0oZ_D4yld-iQeR6rpXbudtANG9W3KON0NYDf8/edit?usp=sharing&quot;;&quot;Roaming Photographer photo booth rental Corona Del Mar&quot;)" office:value-type="string" office:string-value="Roaming Photographer photo booth rental Corona Del Mar" calcext:value-type="string">
            <text:p>Roaming Photographer photo booth rental Corona Del Mar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view</text:p>
          </table:table-cell>
          <table:table-cell table:style-name="ce2" office:value-type="string" calcext:value-type="string">
            <text:p>Roaming Photographer photo booth rental Corona Del Mar view</text:p>
          </table:table-cell>
          <table:table-cell/>
          <table:table-cell table:style-name="ce4" office:value-type="string" calcext:value-type="string">
            <text:p><text:a xlink:href="https://docs.google.com/document/d/1Oxz3eE0oZ_D4yld-iQeR6rpXbudtANG9W3KON0NYDf8/view" xlink:type="simple">https://docs.google.com/document/d/1Oxz3eE0oZ_D4yld-iQeR6rpXbudtANG9W3KON0NYDf8/view</text:a></text:p>
          </table:table-cell>
          <table:table-cell table:style-name="ce5" table:formula="of:=HYPERLINK(&quot;https://docs.google.com/document/d/1Oxz3eE0oZ_D4yld-iQeR6rpXbudtANG9W3KON0NYDf8/edit?usp=sharing&quot;;&quot;Roaming Photographer photo booth rental Corona Del Mar&quot;)" office:value-type="string" office:string-value="Roaming Photographer photo booth rental Corona Del Mar" calcext:value-type="string">
            <text:p>Roaming Photographer photo booth rental Corona Del Mar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</text:p>
          </table:table-cell>
          <table:table-cell table:style-name="ce2" office:value-type="string" calcext:value-type="string">
            <text:p>Roaming Photographer photo booth rental Newport Coast</text:p>
          </table:table-cell>
          <table:table-cell/>
          <table:table-cell table:style-name="ce4" office:value-type="string" calcext:value-type="string">
            <text:p><text:a xlink:href="https://docs.google.com/document/d/1EYrkpJRFYgbmbdSAkH_axKm6EbCKUV9Ee8e5P69-sXk/edit?usp=sharing" xlink:type="simple">https://docs.google.com/document/d/1EYrkpJRFYgbmbdSAkH_axKm6EbCKUV9Ee8e5P69-sXk/edit?usp=sharing</text:a></text:p>
          </table:table-cell>
          <table:table-cell table:style-name="ce5" table:formula="of:=HYPERLINK(&quot;https://docs.google.com/document/d/1EYrkpJRFYgbmbdSAkH_axKm6EbCKUV9Ee8e5P69-sXk/edit?usp=sharing&quot;;&quot;Roaming Photographer photo booth rental Newport Coast&quot;)" office:value-type="string" office:string-value="Roaming Photographer photo booth rental Newport Coast" calcext:value-type="string">
            <text:p>Roaming Photographer photo booth rental Newport Coast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pub</text:p>
          </table:table-cell>
          <table:table-cell table:style-name="ce2" office:value-type="string" calcext:value-type="string">
            <text:p>Roaming Photographer photo booth rental Newport Coast pub</text:p>
          </table:table-cell>
          <table:table-cell/>
          <table:table-cell table:style-name="ce4" office:value-type="string" calcext:value-type="string">
            <text:p><text:a xlink:href="https://docs.google.com/document/d/1EYrkpJRFYgbmbdSAkH_axKm6EbCKUV9Ee8e5P69-sXk/pub" xlink:type="simple">https://docs.google.com/document/d/1EYrkpJRFYgbmbdSAkH_axKm6EbCKUV9Ee8e5P69-sXk/pub</text:a></text:p>
          </table:table-cell>
          <table:table-cell table:style-name="ce5" table:formula="of:=HYPERLINK(&quot;https://docs.google.com/document/d/1EYrkpJRFYgbmbdSAkH_axKm6EbCKUV9Ee8e5P69-sXk/edit?usp=sharing&quot;;&quot;Roaming Photographer photo booth rental Newport Coast&quot;)" office:value-type="string" office:string-value="Roaming Photographer photo booth rental Newport Coast" calcext:value-type="string">
            <text:p>Roaming Photographer photo booth rental Newport Coast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view</text:p>
          </table:table-cell>
          <table:table-cell table:style-name="ce2" office:value-type="string" calcext:value-type="string">
            <text:p>Roaming Photographer photo booth rental Newport Coast view</text:p>
          </table:table-cell>
          <table:table-cell/>
          <table:table-cell table:style-name="ce4" office:value-type="string" calcext:value-type="string">
            <text:p><text:a xlink:href="https://docs.google.com/document/d/1EYrkpJRFYgbmbdSAkH_axKm6EbCKUV9Ee8e5P69-sXk/view" xlink:type="simple">https://docs.google.com/document/d/1EYrkpJRFYgbmbdSAkH_axKm6EbCKUV9Ee8e5P69-sXk/view</text:a></text:p>
          </table:table-cell>
          <table:table-cell table:style-name="ce5" table:formula="of:=HYPERLINK(&quot;https://docs.google.com/document/d/1EYrkpJRFYgbmbdSAkH_axKm6EbCKUV9Ee8e5P69-sXk/edit?usp=sharing&quot;;&quot;Roaming Photographer photo booth rental Newport Coast&quot;)" office:value-type="string" office:string-value="Roaming Photographer photo booth rental Newport Coast" calcext:value-type="string">
            <text:p>Roaming Photographer photo booth rental Newport Coast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</text:p>
          </table:table-cell>
          <table:table-cell table:style-name="ce2" office:value-type="string" calcext:value-type="string">
            <text:p>Roaming Photographer photo booth rental Coto de Caza</text:p>
          </table:table-cell>
          <table:table-cell/>
          <table:table-cell table:style-name="ce4" office:value-type="string" calcext:value-type="string">
            <text:p><text:a xlink:href="https://docs.google.com/document/d/1qXYOkQzxlBQcBzx_jOSGSZKmi3PUnuln1B3uk-tKU0U/edit?usp=sharing" xlink:type="simple">https://docs.google.com/document/d/1qXYOkQzxlBQcBzx_jOSGSZKmi3PUnuln1B3uk-tKU0U/edit?usp=sharing</text:a></text:p>
          </table:table-cell>
          <table:table-cell table:style-name="ce5" table:formula="of:=HYPERLINK(&quot;https://docs.google.com/document/d/1qXYOkQzxlBQcBzx_jOSGSZKmi3PUnuln1B3uk-tKU0U/edit?usp=sharing&quot;;&quot;Roaming Photographer photo booth rental Coto de Caza&quot;)" office:value-type="string" office:string-value="Roaming Photographer photo booth rental Coto de Caza" calcext:value-type="string">
            <text:p>Roaming Photographer photo booth rental Coto de Caza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pub</text:p>
          </table:table-cell>
          <table:table-cell table:style-name="ce2" office:value-type="string" calcext:value-type="string">
            <text:p>Roaming Photographer photo booth rental Coto de Caza pub</text:p>
          </table:table-cell>
          <table:table-cell/>
          <table:table-cell table:style-name="ce4" office:value-type="string" calcext:value-type="string">
            <text:p><text:a xlink:href="https://docs.google.com/document/d/1qXYOkQzxlBQcBzx_jOSGSZKmi3PUnuln1B3uk-tKU0U/pub" xlink:type="simple">https://docs.google.com/document/d/1qXYOkQzxlBQcBzx_jOSGSZKmi3PUnuln1B3uk-tKU0U/pub</text:a></text:p>
          </table:table-cell>
          <table:table-cell table:style-name="ce5" table:formula="of:=HYPERLINK(&quot;https://docs.google.com/document/d/1qXYOkQzxlBQcBzx_jOSGSZKmi3PUnuln1B3uk-tKU0U/edit?usp=sharing&quot;;&quot;Roaming Photographer photo booth rental Coto de Caza&quot;)" office:value-type="string" office:string-value="Roaming Photographer photo booth rental Coto de Caza" calcext:value-type="string">
            <text:p>Roaming Photographer photo booth rental Coto de Caza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view</text:p>
          </table:table-cell>
          <table:table-cell table:style-name="ce2" office:value-type="string" calcext:value-type="string">
            <text:p>Roaming Photographer photo booth rental Coto de Caza view</text:p>
          </table:table-cell>
          <table:table-cell/>
          <table:table-cell table:style-name="ce4" office:value-type="string" calcext:value-type="string">
            <text:p><text:a xlink:href="https://docs.google.com/document/d/1qXYOkQzxlBQcBzx_jOSGSZKmi3PUnuln1B3uk-tKU0U/view" xlink:type="simple">https://docs.google.com/document/d/1qXYOkQzxlBQcBzx_jOSGSZKmi3PUnuln1B3uk-tKU0U/view</text:a></text:p>
          </table:table-cell>
          <table:table-cell table:style-name="ce5" table:formula="of:=HYPERLINK(&quot;https://docs.google.com/document/d/1qXYOkQzxlBQcBzx_jOSGSZKmi3PUnuln1B3uk-tKU0U/edit?usp=sharing&quot;;&quot;Roaming Photographer photo booth rental Coto de Caza&quot;)" office:value-type="string" office:string-value="Roaming Photographer photo booth rental Coto de Caza" calcext:value-type="string">
            <text:p>Roaming Photographer photo booth rental Coto de Caza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wedding photo booth rental Laguna Beach<text:tab/></text:p>
          </table:table-cell>
          <table:table-cell/>
          <table:table-cell table:style-name="ce4" office:value-type="string" calcext:value-type="string">
            <text:p><text:a xlink:href="https://sites.google.com/view/photoboothrentalslagunabeach/photo-booth-rental-in-laguna-beach" xlink:type="simple">https://sites.google.com/view/photoboothrentalslagunabeach/photo-booth-rental-in-laguna-beach</text:a></text:p>
          </table:table-cell>
          <table:table-cell table:style-name="ce5" table:formula="of:=HYPERLINK(&quot;https://sites.google.com/view/photoboothrentalslagunabeach/photo-booth-rental-in-laguna-beach&quot;;&quot;wedding photo booth rental Laguna Beach&#9;&quot;)" office:value-type="string" office:string-value="wedding photo booth rental Laguna Beach&#9;" calcext:value-type="string">
            <text:p>wedding photo booth rental Laguna Beach<text:tab/>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wedding photo booth rental Laguna Beach<text:tab/></text:p>
          </table:table-cell>
          <table:table-cell/>
          <table:table-cell table:style-name="ce4" office:value-type="string" calcext:value-type="string">
            <text:p><text:a xlink:href="https://sites.google.com/view/photoboothrentalslagunabeach/laguna-beach-photo-booths" xlink:type="simple">https://sites.google.com/view/photoboothrentalslagunabeach/laguna-beach-photo-booths</text:a></text:p>
          </table:table-cell>
          <table:table-cell table:style-name="ce5" table:formula="of:=HYPERLINK(&quot;https://sites.google.com/view/photoboothrentalslagunabeach/laguna-beach-photo-booths&quot;;&quot;wedding photo booth rental Laguna Beach&#9;&quot;)" office:value-type="string" office:string-value="wedding photo booth rental Laguna Beach&#9;" calcext:value-type="string">
            <text:p>wedding photo booth rental Laguna Beach<text:tab/>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wedding photo booth rental Laguna Beach<text:tab/></text:p>
          </table:table-cell>
          <table:table-cell/>
          <table:table-cell table:style-name="ce4" office:value-type="string" calcext:value-type="string">
            <text:p><text:a xlink:href="https://sites.google.com/view/photoboothrentalslagunabeach" xlink:type="simple">https://sites.google.com/view/photoboothrentalslagunabeach</text:a></text:p>
          </table:table-cell>
          <table:table-cell table:style-name="ce5" table:formula="of:=HYPERLINK(&quot;https://sites.google.com/view/photoboothrentalslagunabeach&quot;;&quot;wedding photo booth rental Laguna Beach&#9;&quot;)" office:value-type="string" office:string-value="wedding photo booth rental Laguna Beach&#9;" calcext:value-type="string">
            <text:p>wedding photo booth rental Laguna Beach<text:tab/>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wedding photo booth rental Laguna Beach<text:tab/></text:p>
          </table:table-cell>
          <table:table-cell/>
          <table:table-cell table:style-name="ce4" office:value-type="string" calcext:value-type="string">
            <text:p><text:a xlink:href="https://sites.google.com/view/roamingphotographerphotobooth/home" xlink:type="simple">https://sites.google.com/view/roamingphotographerphotobooth/home</text:a></text:p>
          </table:table-cell>
          <table:table-cell table:style-name="ce5" table:formula="of:=HYPERLINK(&quot;https://sites.google.com/view/roamingphotographerphotobooth/home&quot;;&quot;wedding photo booth rental Laguna Beach&#9;&quot;)" office:value-type="string" office:string-value="wedding photo booth rental Laguna Beach&#9;" calcext:value-type="string">
            <text:p>wedding photo booth rental Laguna Beach<text:tab/>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wedding photo booth rental Laguna Beach<text:tab/></text:p>
          </table:table-cell>
          <table:table-cell/>
          <table:table-cell table:style-name="ce4" office:value-type="string" calcext:value-type="string">
            <text:p><text:a xlink:href="https://sites.google.com/view/selfiestationphotoboothrental/home" xlink:type="simple">https://sites.google.com/view/selfiestationphotoboothrental/home</text:a></text:p>
          </table:table-cell>
          <table:table-cell table:style-name="ce5" table:formula="of:=HYPERLINK(&quot;https://sites.google.com/view/selfiestationphotoboothrental/home&quot;;&quot;wedding photo booth rental Laguna Beach&#9;&quot;)" office:value-type="string" office:string-value="wedding photo booth rental Laguna Beach&#9;" calcext:value-type="string">
            <text:p>wedding photo booth rental Laguna Beach<text:tab/>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</text:p>
          </table:table-cell>
          <table:table-cell table:style-name="ce2" office:value-type="string" calcext:value-type="string">
            <text:p>Roaming Photographer photo booth rental Orange</text:p>
          </table:table-cell>
          <table:table-cell/>
          <table:table-cell table:style-name="ce4" office:value-type="string" calcext:value-type="string">
            <text:p><text:a xlink:href="https://docs.google.com/document/d/1xE6izWOUPhPBDgw5fyJWseWcUASfQuL0yrlkML-faAo/edit?usp=sharing" xlink:type="simple">https://docs.google.com/document/d/1xE6izWOUPhPBDgw5fyJWseWcUASfQuL0yrlkML-faAo/edit?usp=sharing</text:a></text:p>
          </table:table-cell>
          <table:table-cell table:style-name="ce5" table:formula="of:=HYPERLINK(&quot;https://docs.google.com/document/d/1xE6izWOUPhPBDgw5fyJWseWcUASfQuL0yrlkML-faAo/edit?usp=sharing&quot;;&quot;Roaming Photographer photo booth rental Orange&quot;)" office:value-type="string" office:string-value="Roaming Photographer photo booth rental Orange" calcext:value-type="string">
            <text:p>Roaming Photographer photo booth rental Orange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pub</text:p>
          </table:table-cell>
          <table:table-cell table:style-name="ce2" office:value-type="string" calcext:value-type="string">
            <text:p>Roaming Photographer photo booth rental Orange pub</text:p>
          </table:table-cell>
          <table:table-cell/>
          <table:table-cell table:style-name="ce4" office:value-type="string" calcext:value-type="string">
            <text:p><text:a xlink:href="https://docs.google.com/document/d/1xE6izWOUPhPBDgw5fyJWseWcUASfQuL0yrlkML-faAo/pub" xlink:type="simple">https://docs.google.com/document/d/1xE6izWOUPhPBDgw5fyJWseWcUASfQuL0yrlkML-faAo/pub</text:a></text:p>
          </table:table-cell>
          <table:table-cell table:style-name="ce5" table:formula="of:=HYPERLINK(&quot;https://docs.google.com/document/d/1xE6izWOUPhPBDgw5fyJWseWcUASfQuL0yrlkML-faAo/edit?usp=sharing&quot;;&quot;Roaming Photographer photo booth rental Orange&quot;)" office:value-type="string" office:string-value="Roaming Photographer photo booth rental Orange" calcext:value-type="string">
            <text:p>Roaming Photographer photo booth rental Orange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view</text:p>
          </table:table-cell>
          <table:table-cell table:style-name="ce2" office:value-type="string" calcext:value-type="string">
            <text:p>Roaming Photographer photo booth rental Orange view</text:p>
          </table:table-cell>
          <table:table-cell/>
          <table:table-cell table:style-name="ce4" office:value-type="string" calcext:value-type="string">
            <text:p><text:a xlink:href="https://docs.google.com/document/d/1xE6izWOUPhPBDgw5fyJWseWcUASfQuL0yrlkML-faAo/view" xlink:type="simple">https://docs.google.com/document/d/1xE6izWOUPhPBDgw5fyJWseWcUASfQuL0yrlkML-faAo/view</text:a></text:p>
          </table:table-cell>
          <table:table-cell table:style-name="ce5" table:formula="of:=HYPERLINK(&quot;https://docs.google.com/document/d/1xE6izWOUPhPBDgw5fyJWseWcUASfQuL0yrlkML-faAo/edit?usp=sharing&quot;;&quot;Roaming Photographer photo booth rental Orange&quot;)" office:value-type="string" office:string-value="Roaming Photographer photo booth rental Orange" calcext:value-type="string">
            <text:p>Roaming Photographer photo booth rental Orange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</text:p>
          </table:table-cell>
          <table:table-cell table:style-name="ce2" office:value-type="string" calcext:value-type="string">
            <text:p>Roaming Photographer photo booth rental Cypress <text:s text:c="3"/></text:p>
          </table:table-cell>
          <table:table-cell/>
          <table:table-cell table:style-name="ce4" office:value-type="string" calcext:value-type="string">
            <text:p><text:a xlink:href="https://docs.google.com/document/d/1MakjQZBaPNhaoEiH4OYw9QWZ7g0vzPqdMbEhG2nF4Zc/edit?usp=sharing" xlink:type="simple">https://docs.google.com/document/d/1MakjQZBaPNhaoEiH4OYw9QWZ7g0vzPqdMbEhG2nF4Zc/edit?usp=sharing</text:a></text:p>
          </table:table-cell>
          <table:table-cell table:style-name="ce5" table:formula="of:=HYPERLINK(&quot;https://docs.google.com/document/d/1MakjQZBaPNhaoEiH4OYw9QWZ7g0vzPqdMbEhG2nF4Zc/edit?usp=sharing&quot;;&quot;Roaming Photographer photo booth rental Cypress    &quot;)" office:value-type="string" office:string-value="Roaming Photographer photo booth rental Cypress    " calcext:value-type="string">
            <text:p>Roaming Photographer photo booth rental Cypress <text:s text:c="3"/>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pub</text:p>
          </table:table-cell>
          <table:table-cell table:style-name="ce2" office:value-type="string" calcext:value-type="string">
            <text:p>Roaming Photographer photo booth rental Cypress <text:s text:c="4"/>pub</text:p>
          </table:table-cell>
          <table:table-cell/>
          <table:table-cell table:style-name="ce4" office:value-type="string" calcext:value-type="string">
            <text:p><text:a xlink:href="https://docs.google.com/document/d/1MakjQZBaPNhaoEiH4OYw9QWZ7g0vzPqdMbEhG2nF4Zc/pub" xlink:type="simple">https://docs.google.com/document/d/1MakjQZBaPNhaoEiH4OYw9QWZ7g0vzPqdMbEhG2nF4Zc/pub</text:a></text:p>
          </table:table-cell>
          <table:table-cell table:style-name="ce5" table:formula="of:=HYPERLINK(&quot;https://docs.google.com/document/d/1MakjQZBaPNhaoEiH4OYw9QWZ7g0vzPqdMbEhG2nF4Zc/edit?usp=sharing&quot;;&quot;Roaming Photographer photo booth rental Cypress    &quot;)" office:value-type="string" office:string-value="Roaming Photographer photo booth rental Cypress    " calcext:value-type="string">
            <text:p>Roaming Photographer photo booth rental Cypress <text:s text:c="3"/>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view</text:p>
          </table:table-cell>
          <table:table-cell table:style-name="ce2" office:value-type="string" calcext:value-type="string">
            <text:p>Roaming Photographer photo booth rental Cypress <text:s text:c="4"/>view</text:p>
          </table:table-cell>
          <table:table-cell/>
          <table:table-cell table:style-name="ce4" office:value-type="string" calcext:value-type="string">
            <text:p><text:a xlink:href="https://docs.google.com/document/d/1MakjQZBaPNhaoEiH4OYw9QWZ7g0vzPqdMbEhG2nF4Zc/view" xlink:type="simple">https://docs.google.com/document/d/1MakjQZBaPNhaoEiH4OYw9QWZ7g0vzPqdMbEhG2nF4Zc/view</text:a></text:p>
          </table:table-cell>
          <table:table-cell table:style-name="ce5" table:formula="of:=HYPERLINK(&quot;https://docs.google.com/document/d/1MakjQZBaPNhaoEiH4OYw9QWZ7g0vzPqdMbEhG2nF4Zc/edit?usp=sharing&quot;;&quot;Roaming Photographer photo booth rental Cypress    &quot;)" office:value-type="string" office:string-value="Roaming Photographer photo booth rental Cypress    " calcext:value-type="string">
            <text:p>Roaming Photographer photo booth rental Cypress <text:s text:c="3"/>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</text:p>
          </table:table-cell>
          <table:table-cell table:style-name="ce2" office:value-type="string" calcext:value-type="string">
            <text:p>Roaming Photographer photo booth rental Placentia</text:p>
          </table:table-cell>
          <table:table-cell/>
          <table:table-cell table:style-name="ce4" office:value-type="string" calcext:value-type="string">
            <text:p><text:a xlink:href="https://docs.google.com/document/d/1EKKLnSNRT_SmSBlLT38tz18a3yh2HCtvrB9-G7gyiVo/edit?usp=sharing" xlink:type="simple">https://docs.google.com/document/d/1EKKLnSNRT_SmSBlLT38tz18a3yh2HCtvrB9-G7gyiVo/edit?usp=sharing</text:a></text:p>
          </table:table-cell>
          <table:table-cell table:style-name="ce5" table:formula="of:=HYPERLINK(&quot;https://docs.google.com/document/d/1EKKLnSNRT_SmSBlLT38tz18a3yh2HCtvrB9-G7gyiVo/edit?usp=sharing&quot;;&quot;Roaming Photographer photo booth rental Placentia&quot;)" office:value-type="string" office:string-value="Roaming Photographer photo booth rental Placentia" calcext:value-type="string">
            <text:p>Roaming Photographer photo booth rental Placentia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pub</text:p>
          </table:table-cell>
          <table:table-cell table:style-name="ce2" office:value-type="string" calcext:value-type="string">
            <text:p>Roaming Photographer photo booth rental Placentia pub</text:p>
          </table:table-cell>
          <table:table-cell/>
          <table:table-cell table:style-name="ce4" office:value-type="string" calcext:value-type="string">
            <text:p><text:a xlink:href="https://docs.google.com/document/d/1EKKLnSNRT_SmSBlLT38tz18a3yh2HCtvrB9-G7gyiVo/pub" xlink:type="simple">https://docs.google.com/document/d/1EKKLnSNRT_SmSBlLT38tz18a3yh2HCtvrB9-G7gyiVo/pub</text:a></text:p>
          </table:table-cell>
          <table:table-cell table:style-name="ce5" table:formula="of:=HYPERLINK(&quot;https://docs.google.com/document/d/1EKKLnSNRT_SmSBlLT38tz18a3yh2HCtvrB9-G7gyiVo/edit?usp=sharing&quot;;&quot;Roaming Photographer photo booth rental Placentia&quot;)" office:value-type="string" office:string-value="Roaming Photographer photo booth rental Placentia" calcext:value-type="string">
            <text:p>Roaming Photographer photo booth rental Placentia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view</text:p>
          </table:table-cell>
          <table:table-cell table:style-name="ce2" office:value-type="string" calcext:value-type="string">
            <text:p>Roaming Photographer photo booth rental Placentia view</text:p>
          </table:table-cell>
          <table:table-cell/>
          <table:table-cell table:style-name="ce4" office:value-type="string" calcext:value-type="string">
            <text:p><text:a xlink:href="https://docs.google.com/document/d/1EKKLnSNRT_SmSBlLT38tz18a3yh2HCtvrB9-G7gyiVo/view" xlink:type="simple">https://docs.google.com/document/d/1EKKLnSNRT_SmSBlLT38tz18a3yh2HCtvrB9-G7gyiVo/view</text:a></text:p>
          </table:table-cell>
          <table:table-cell table:style-name="ce5" table:formula="of:=HYPERLINK(&quot;https://docs.google.com/document/d/1EKKLnSNRT_SmSBlLT38tz18a3yh2HCtvrB9-G7gyiVo/edit?usp=sharing&quot;;&quot;Roaming Photographer photo booth rental Placentia&quot;)" office:value-type="string" office:string-value="Roaming Photographer photo booth rental Placentia" calcext:value-type="string">
            <text:p>Roaming Photographer photo booth rental Placentia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wedding photo booth rental Laguna Beach<text:tab/></text:p>
          </table:table-cell>
          <table:table-cell/>
          <table:table-cell table:style-name="ce4" office:value-type="string" calcext:value-type="string">
            <text:p><text:a xlink:href="https://sites.google.com/view/photoboothrentalslagunabeach/photo-booth-rental-in-laguna-beach" xlink:type="simple">https://sites.google.com/view/photoboothrentalslagunabeach/photo-booth-rental-in-laguna-beach</text:a></text:p>
          </table:table-cell>
          <table:table-cell table:style-name="ce5" table:formula="of:=HYPERLINK(&quot;https://sites.google.com/view/photoboothrentalslagunabeach/photo-booth-rental-in-laguna-beach&quot;;&quot;wedding photo booth rental Laguna Beach&#9;&quot;)" office:value-type="string" office:string-value="wedding photo booth rental Laguna Beach&#9;" calcext:value-type="string">
            <text:p>wedding photo booth rental Laguna Beach<text:tab/>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wedding photo booth rental Laguna Beach<text:tab/></text:p>
          </table:table-cell>
          <table:table-cell/>
          <table:table-cell table:style-name="ce4" office:value-type="string" calcext:value-type="string">
            <text:p><text:a xlink:href="https://sites.google.com/view/photoboothrentalslagunabeach/laguna-beach-photo-booths" xlink:type="simple">https://sites.google.com/view/photoboothrentalslagunabeach/laguna-beach-photo-booths</text:a></text:p>
          </table:table-cell>
          <table:table-cell table:style-name="ce5" table:formula="of:=HYPERLINK(&quot;https://sites.google.com/view/photoboothrentalslagunabeach/laguna-beach-photo-booths&quot;;&quot;wedding photo booth rental Laguna Beach&#9;&quot;)" office:value-type="string" office:string-value="wedding photo booth rental Laguna Beach&#9;" calcext:value-type="string">
            <text:p>wedding photo booth rental Laguna Beach<text:tab/>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wedding photo booth rental Laguna Beach<text:tab/></text:p>
          </table:table-cell>
          <table:table-cell/>
          <table:table-cell table:style-name="ce4" office:value-type="string" calcext:value-type="string">
            <text:p><text:a xlink:href="https://sites.google.com/view/photoboothrentalslagunabeach" xlink:type="simple">https://sites.google.com/view/photoboothrentalslagunabeach</text:a></text:p>
          </table:table-cell>
          <table:table-cell table:style-name="ce5" table:formula="of:=HYPERLINK(&quot;https://sites.google.com/view/photoboothrentalslagunabeach&quot;;&quot;wedding photo booth rental Laguna Beach&#9;&quot;)" office:value-type="string" office:string-value="wedding photo booth rental Laguna Beach&#9;" calcext:value-type="string">
            <text:p>wedding photo booth rental Laguna Beach<text:tab/>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wedding photo booth rental Laguna Beach<text:tab/></text:p>
          </table:table-cell>
          <table:table-cell/>
          <table:table-cell table:style-name="ce4" office:value-type="string" calcext:value-type="string">
            <text:p><text:a xlink:href="https://sites.google.com/view/roamingphotographerphotobooth/home" xlink:type="simple">https://sites.google.com/view/roamingphotographerphotobooth/home</text:a></text:p>
          </table:table-cell>
          <table:table-cell table:style-name="ce5" table:formula="of:=HYPERLINK(&quot;https://sites.google.com/view/roamingphotographerphotobooth/home&quot;;&quot;wedding photo booth rental Laguna Beach&#9;&quot;)" office:value-type="string" office:string-value="wedding photo booth rental Laguna Beach&#9;" calcext:value-type="string">
            <text:p>wedding photo booth rental Laguna Beach<text:tab/>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wedding photo booth rental Laguna Beach<text:tab/></text:p>
          </table:table-cell>
          <table:table-cell/>
          <table:table-cell table:style-name="ce4" office:value-type="string" calcext:value-type="string">
            <text:p><text:a xlink:href="https://sites.google.com/view/selfiestationphotoboothrental/home" xlink:type="simple">https://sites.google.com/view/selfiestationphotoboothrental/home</text:a></text:p>
          </table:table-cell>
          <table:table-cell table:style-name="ce5" table:formula="of:=HYPERLINK(&quot;https://sites.google.com/view/selfiestationphotoboothrental/home&quot;;&quot;wedding photo booth rental Laguna Beach&#9;&quot;)" office:value-type="string" office:string-value="wedding photo booth rental Laguna Beach&#9;" calcext:value-type="string">
            <text:p>wedding photo booth rental Laguna Beach<text:tab/>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</text:p>
          </table:table-cell>
          <table:table-cell table:style-name="ce2" office:value-type="string" calcext:value-type="string">
            <text:p>Roaming Photographer photo booth rental Dana Point</text:p>
          </table:table-cell>
          <table:table-cell/>
          <table:table-cell table:style-name="ce4" office:value-type="string" calcext:value-type="string">
            <text:p><text:a xlink:href="https://docs.google.com/document/d/1BHEDHY5HlTExwjCoWZpzR74ErDjBlPA3l6brTyNpez0/edit?usp=sharing" xlink:type="simple">https://docs.google.com/document/d/1BHEDHY5HlTExwjCoWZpzR74ErDjBlPA3l6brTyNpez0/edit?usp=sharing</text:a></text:p>
          </table:table-cell>
          <table:table-cell table:style-name="ce5" table:formula="of:=HYPERLINK(&quot;https://docs.google.com/document/d/1BHEDHY5HlTExwjCoWZpzR74ErDjBlPA3l6brTyNpez0/edit?usp=sharing&quot;;&quot;Roaming Photographer photo booth rental Dana Point&quot;)" office:value-type="string" office:string-value="Roaming Photographer photo booth rental Dana Point" calcext:value-type="string">
            <text:p>Roaming Photographer photo booth rental Dana Point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pub</text:p>
          </table:table-cell>
          <table:table-cell table:style-name="ce2" office:value-type="string" calcext:value-type="string">
            <text:p>Roaming Photographer photo booth rental Dana Point pub</text:p>
          </table:table-cell>
          <table:table-cell/>
          <table:table-cell table:style-name="ce4" office:value-type="string" calcext:value-type="string">
            <text:p><text:a xlink:href="https://docs.google.com/document/d/1BHEDHY5HlTExwjCoWZpzR74ErDjBlPA3l6brTyNpez0/pub" xlink:type="simple">https://docs.google.com/document/d/1BHEDHY5HlTExwjCoWZpzR74ErDjBlPA3l6brTyNpez0/pub</text:a></text:p>
          </table:table-cell>
          <table:table-cell table:style-name="ce5" table:formula="of:=HYPERLINK(&quot;https://docs.google.com/document/d/1BHEDHY5HlTExwjCoWZpzR74ErDjBlPA3l6brTyNpez0/edit?usp=sharing&quot;;&quot;Roaming Photographer photo booth rental Dana Point&quot;)" office:value-type="string" office:string-value="Roaming Photographer photo booth rental Dana Point" calcext:value-type="string">
            <text:p>Roaming Photographer photo booth rental Dana Point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view</text:p>
          </table:table-cell>
          <table:table-cell table:style-name="ce2" office:value-type="string" calcext:value-type="string">
            <text:p>Roaming Photographer photo booth rental Dana Point view</text:p>
          </table:table-cell>
          <table:table-cell/>
          <table:table-cell table:style-name="ce4" office:value-type="string" calcext:value-type="string">
            <text:p><text:a xlink:href="https://docs.google.com/document/d/1BHEDHY5HlTExwjCoWZpzR74ErDjBlPA3l6brTyNpez0/view" xlink:type="simple">https://docs.google.com/document/d/1BHEDHY5HlTExwjCoWZpzR74ErDjBlPA3l6brTyNpez0/view</text:a></text:p>
          </table:table-cell>
          <table:table-cell table:style-name="ce5" table:formula="of:=HYPERLINK(&quot;https://docs.google.com/document/d/1BHEDHY5HlTExwjCoWZpzR74ErDjBlPA3l6brTyNpez0/edit?usp=sharing&quot;;&quot;Roaming Photographer photo booth rental Dana Point&quot;)" office:value-type="string" office:string-value="Roaming Photographer photo booth rental Dana Point" calcext:value-type="string">
            <text:p>Roaming Photographer photo booth rental Dana Point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</text:p>
          </table:table-cell>
          <table:table-cell table:style-name="ce2" office:value-type="string" calcext:value-type="string">
            <text:p>Roaming Photographer photo booth rental Portola Hills</text:p>
          </table:table-cell>
          <table:table-cell/>
          <table:table-cell table:style-name="ce4" office:value-type="string" calcext:value-type="string">
            <text:p><text:a xlink:href="https://docs.google.com/document/d/11aA_cjaRPcjlMVyY_nb76XwYOYtDQI9qBRDpKwsWt6s/edit?usp=sharing" xlink:type="simple">https://docs.google.com/document/d/11aA_cjaRPcjlMVyY_nb76XwYOYtDQI9qBRDpKwsWt6s/edit?usp=sharing</text:a></text:p>
          </table:table-cell>
          <table:table-cell table:style-name="ce5" table:formula="of:=HYPERLINK(&quot;https://docs.google.com/document/d/11aA_cjaRPcjlMVyY_nb76XwYOYtDQI9qBRDpKwsWt6s/edit?usp=sharing&quot;;&quot;Roaming Photographer photo booth rental Portola Hills&quot;)" office:value-type="string" office:string-value="Roaming Photographer photo booth rental Portola Hills" calcext:value-type="string">
            <text:p>Roaming Photographer photo booth rental Portola Hills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pub</text:p>
          </table:table-cell>
          <table:table-cell table:style-name="ce2" office:value-type="string" calcext:value-type="string">
            <text:p>Roaming Photographer photo booth rental Portola Hills pub</text:p>
          </table:table-cell>
          <table:table-cell/>
          <table:table-cell table:style-name="ce4" office:value-type="string" calcext:value-type="string">
            <text:p><text:a xlink:href="https://docs.google.com/document/d/11aA_cjaRPcjlMVyY_nb76XwYOYtDQI9qBRDpKwsWt6s/pub" xlink:type="simple">https://docs.google.com/document/d/11aA_cjaRPcjlMVyY_nb76XwYOYtDQI9qBRDpKwsWt6s/pub</text:a></text:p>
          </table:table-cell>
          <table:table-cell table:style-name="ce5" table:formula="of:=HYPERLINK(&quot;https://docs.google.com/document/d/11aA_cjaRPcjlMVyY_nb76XwYOYtDQI9qBRDpKwsWt6s/edit?usp=sharing&quot;;&quot;Roaming Photographer photo booth rental Portola Hills&quot;)" office:value-type="string" office:string-value="Roaming Photographer photo booth rental Portola Hills" calcext:value-type="string">
            <text:p>Roaming Photographer photo booth rental Portola Hills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view</text:p>
          </table:table-cell>
          <table:table-cell table:style-name="ce2" office:value-type="string" calcext:value-type="string">
            <text:p>Roaming Photographer photo booth rental Portola Hills view</text:p>
          </table:table-cell>
          <table:table-cell/>
          <table:table-cell table:style-name="ce4" office:value-type="string" calcext:value-type="string">
            <text:p><text:a xlink:href="https://docs.google.com/document/d/11aA_cjaRPcjlMVyY_nb76XwYOYtDQI9qBRDpKwsWt6s/view" xlink:type="simple">https://docs.google.com/document/d/11aA_cjaRPcjlMVyY_nb76XwYOYtDQI9qBRDpKwsWt6s/view</text:a></text:p>
          </table:table-cell>
          <table:table-cell table:style-name="ce5" table:formula="of:=HYPERLINK(&quot;https://docs.google.com/document/d/11aA_cjaRPcjlMVyY_nb76XwYOYtDQI9qBRDpKwsWt6s/edit?usp=sharing&quot;;&quot;Roaming Photographer photo booth rental Portola Hills&quot;)" office:value-type="string" office:string-value="Roaming Photographer photo booth rental Portola Hills" calcext:value-type="string">
            <text:p>Roaming Photographer photo booth rental Portola Hills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wedding photo booth rental Laguna Beach<text:tab/></text:p>
          </table:table-cell>
          <table:table-cell/>
          <table:table-cell table:style-name="ce4" office:value-type="string" calcext:value-type="string">
            <text:p><text:a xlink:href="https://sites.google.com/view/photoboothrentalslagunabeach/photo-booth-rental-in-laguna-beach" xlink:type="simple">https://sites.google.com/view/photoboothrentalslagunabeach/photo-booth-rental-in-laguna-beach</text:a></text:p>
          </table:table-cell>
          <table:table-cell table:style-name="ce5" table:formula="of:=HYPERLINK(&quot;https://sites.google.com/view/photoboothrentalslagunabeach/photo-booth-rental-in-laguna-beach&quot;;&quot;wedding photo booth rental Laguna Beach&#9;&quot;)" office:value-type="string" office:string-value="wedding photo booth rental Laguna Beach&#9;" calcext:value-type="string">
            <text:p>wedding photo booth rental Laguna Beach<text:tab/>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wedding photo booth rental Laguna Beach<text:tab/></text:p>
          </table:table-cell>
          <table:table-cell/>
          <table:table-cell table:style-name="ce4" office:value-type="string" calcext:value-type="string">
            <text:p><text:a xlink:href="https://sites.google.com/view/photoboothrentalslagunabeach/laguna-beach-photo-booths" xlink:type="simple">https://sites.google.com/view/photoboothrentalslagunabeach/laguna-beach-photo-booths</text:a></text:p>
          </table:table-cell>
          <table:table-cell table:style-name="ce5" table:formula="of:=HYPERLINK(&quot;https://sites.google.com/view/photoboothrentalslagunabeach/laguna-beach-photo-booths&quot;;&quot;wedding photo booth rental Laguna Beach&#9;&quot;)" office:value-type="string" office:string-value="wedding photo booth rental Laguna Beach&#9;" calcext:value-type="string">
            <text:p>wedding photo booth rental Laguna Beach<text:tab/>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wedding photo booth rental Laguna Beach<text:tab/></text:p>
          </table:table-cell>
          <table:table-cell/>
          <table:table-cell table:style-name="ce4" office:value-type="string" calcext:value-type="string">
            <text:p><text:a xlink:href="https://sites.google.com/view/photoboothrentalslagunabeach" xlink:type="simple">https://sites.google.com/view/photoboothrentalslagunabeach</text:a></text:p>
          </table:table-cell>
          <table:table-cell table:style-name="ce5" table:formula="of:=HYPERLINK(&quot;https://sites.google.com/view/photoboothrentalslagunabeach&quot;;&quot;wedding photo booth rental Laguna Beach&#9;&quot;)" office:value-type="string" office:string-value="wedding photo booth rental Laguna Beach&#9;" calcext:value-type="string">
            <text:p>wedding photo booth rental Laguna Beach<text:tab/>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wedding photo booth rental Laguna Beach<text:tab/></text:p>
          </table:table-cell>
          <table:table-cell/>
          <table:table-cell table:style-name="ce4" office:value-type="string" calcext:value-type="string">
            <text:p><text:a xlink:href="https://sites.google.com/view/roamingphotographerphotobooth/home" xlink:type="simple">https://sites.google.com/view/roamingphotographerphotobooth/home</text:a></text:p>
          </table:table-cell>
          <table:table-cell table:style-name="ce5" table:formula="of:=HYPERLINK(&quot;https://sites.google.com/view/roamingphotographerphotobooth/home&quot;;&quot;wedding photo booth rental Laguna Beach&#9;&quot;)" office:value-type="string" office:string-value="wedding photo booth rental Laguna Beach&#9;" calcext:value-type="string">
            <text:p>wedding photo booth rental Laguna Beach<text:tab/>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wedding photo booth rental Laguna Beach<text:tab/></text:p>
          </table:table-cell>
          <table:table-cell/>
          <table:table-cell table:style-name="ce4" office:value-type="string" calcext:value-type="string">
            <text:p><text:a xlink:href="https://sites.google.com/view/selfiestationphotoboothrental/home" xlink:type="simple">https://sites.google.com/view/selfiestationphotoboothrental/home</text:a></text:p>
          </table:table-cell>
          <table:table-cell table:style-name="ce5" table:formula="of:=HYPERLINK(&quot;https://sites.google.com/view/selfiestationphotoboothrental/home&quot;;&quot;wedding photo booth rental Laguna Beach&#9;&quot;)" office:value-type="string" office:string-value="wedding photo booth rental Laguna Beach&#9;" calcext:value-type="string">
            <text:p>wedding photo booth rental Laguna Beach<text:tab/>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</text:p>
          </table:table-cell>
          <table:table-cell table:style-name="ce2" office:value-type="string" calcext:value-type="string">
            <text:p>Roaming Photographer photo booth rental Monarch Beach</text:p>
          </table:table-cell>
          <table:table-cell/>
          <table:table-cell table:style-name="ce4" office:value-type="string" calcext:value-type="string">
            <text:p><text:a xlink:href="https://docs.google.com/document/d/1yWLr6d6tNbIXHigfZ6zab1bo1ReQt_v11YpCBIw8Gpc/edit?usp=sharing" xlink:type="simple">https://docs.google.com/document/d/1yWLr6d6tNbIXHigfZ6zab1bo1ReQt_v11YpCBIw8Gpc/edit?usp=sharing</text:a></text:p>
          </table:table-cell>
          <table:table-cell table:style-name="ce5" table:formula="of:=HYPERLINK(&quot;https://docs.google.com/document/d/1yWLr6d6tNbIXHigfZ6zab1bo1ReQt_v11YpCBIw8Gpc/edit?usp=sharing&quot;;&quot;Roaming Photographer photo booth rental Monarch Beach&quot;)" office:value-type="string" office:string-value="Roaming Photographer photo booth rental Monarch Beach" calcext:value-type="string">
            <text:p>Roaming Photographer photo booth rental Monarch Beach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pub</text:p>
          </table:table-cell>
          <table:table-cell table:style-name="ce2" office:value-type="string" calcext:value-type="string">
            <text:p>Roaming Photographer photo booth rental Monarch Beach pub</text:p>
          </table:table-cell>
          <table:table-cell/>
          <table:table-cell table:style-name="ce4" office:value-type="string" calcext:value-type="string">
            <text:p><text:a xlink:href="https://docs.google.com/document/d/1yWLr6d6tNbIXHigfZ6zab1bo1ReQt_v11YpCBIw8Gpc/pub" xlink:type="simple">https://docs.google.com/document/d/1yWLr6d6tNbIXHigfZ6zab1bo1ReQt_v11YpCBIw8Gpc/pub</text:a></text:p>
          </table:table-cell>
          <table:table-cell table:style-name="ce5" table:formula="of:=HYPERLINK(&quot;https://docs.google.com/document/d/1yWLr6d6tNbIXHigfZ6zab1bo1ReQt_v11YpCBIw8Gpc/edit?usp=sharing&quot;;&quot;Roaming Photographer photo booth rental Monarch Beach&quot;)" office:value-type="string" office:string-value="Roaming Photographer photo booth rental Monarch Beach" calcext:value-type="string">
            <text:p>Roaming Photographer photo booth rental Monarch Beach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view</text:p>
          </table:table-cell>
          <table:table-cell table:style-name="ce2" office:value-type="string" calcext:value-type="string">
            <text:p>Roaming Photographer photo booth rental Monarch Beach view</text:p>
          </table:table-cell>
          <table:table-cell/>
          <table:table-cell table:style-name="ce4" office:value-type="string" calcext:value-type="string">
            <text:p><text:a xlink:href="https://docs.google.com/document/d/1yWLr6d6tNbIXHigfZ6zab1bo1ReQt_v11YpCBIw8Gpc/view" xlink:type="simple">https://docs.google.com/document/d/1yWLr6d6tNbIXHigfZ6zab1bo1ReQt_v11YpCBIw8Gpc/view</text:a></text:p>
          </table:table-cell>
          <table:table-cell table:style-name="ce5" table:formula="of:=HYPERLINK(&quot;https://docs.google.com/document/d/1yWLr6d6tNbIXHigfZ6zab1bo1ReQt_v11YpCBIw8Gpc/edit?usp=sharing&quot;;&quot;Roaming Photographer photo booth rental Monarch Beach&quot;)" office:value-type="string" office:string-value="Roaming Photographer photo booth rental Monarch Beach" calcext:value-type="string">
            <text:p>Roaming Photographer photo booth rental Monarch Beach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</text:p>
          </table:table-cell>
          <table:table-cell table:style-name="ce2" office:value-type="string" calcext:value-type="string">
            <text:p>Roaming Photographer photo booth rental Costa Mesa <text:s text:c="3"/></text:p>
          </table:table-cell>
          <table:table-cell/>
          <table:table-cell table:style-name="ce4" office:value-type="string" calcext:value-type="string">
            <text:p><text:a xlink:href="https://docs.google.com/document/d/1R6BKhoAynDeNJEiPLY1uB6bAoDr4mfYYbYEm-0vHjMA/edit?usp=sharing" xlink:type="simple">https://docs.google.com/document/d/1R6BKhoAynDeNJEiPLY1uB6bAoDr4mfYYbYEm-0vHjMA/edit?usp=sharing</text:a></text:p>
          </table:table-cell>
          <table:table-cell table:style-name="ce5" table:formula="of:=HYPERLINK(&quot;https://docs.google.com/document/d/1R6BKhoAynDeNJEiPLY1uB6bAoDr4mfYYbYEm-0vHjMA/edit?usp=sharing&quot;;&quot;Roaming Photographer photo booth rental Costa Mesa    &quot;)" office:value-type="string" office:string-value="Roaming Photographer photo booth rental Costa Mesa    " calcext:value-type="string">
            <text:p>Roaming Photographer photo booth rental Costa Mesa <text:s text:c="3"/>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pub</text:p>
          </table:table-cell>
          <table:table-cell table:style-name="ce2" office:value-type="string" calcext:value-type="string">
            <text:p>Roaming Photographer photo booth rental Costa Mesa <text:s text:c="4"/>pub</text:p>
          </table:table-cell>
          <table:table-cell/>
          <table:table-cell table:style-name="ce4" office:value-type="string" calcext:value-type="string">
            <text:p><text:a xlink:href="https://docs.google.com/document/d/1R6BKhoAynDeNJEiPLY1uB6bAoDr4mfYYbYEm-0vHjMA/pub" xlink:type="simple">https://docs.google.com/document/d/1R6BKhoAynDeNJEiPLY1uB6bAoDr4mfYYbYEm-0vHjMA/pub</text:a></text:p>
          </table:table-cell>
          <table:table-cell table:style-name="ce5" table:formula="of:=HYPERLINK(&quot;https://docs.google.com/document/d/1R6BKhoAynDeNJEiPLY1uB6bAoDr4mfYYbYEm-0vHjMA/edit?usp=sharing&quot;;&quot;Roaming Photographer photo booth rental Costa Mesa    &quot;)" office:value-type="string" office:string-value="Roaming Photographer photo booth rental Costa Mesa    " calcext:value-type="string">
            <text:p>Roaming Photographer photo booth rental Costa Mesa <text:s text:c="3"/>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view</text:p>
          </table:table-cell>
          <table:table-cell table:style-name="ce2" office:value-type="string" calcext:value-type="string">
            <text:p>Roaming Photographer photo booth rental Costa Mesa <text:s text:c="4"/>view</text:p>
          </table:table-cell>
          <table:table-cell/>
          <table:table-cell table:style-name="ce4" office:value-type="string" calcext:value-type="string">
            <text:p><text:a xlink:href="https://docs.google.com/document/d/1R6BKhoAynDeNJEiPLY1uB6bAoDr4mfYYbYEm-0vHjMA/view" xlink:type="simple">https://docs.google.com/document/d/1R6BKhoAynDeNJEiPLY1uB6bAoDr4mfYYbYEm-0vHjMA/view</text:a></text:p>
          </table:table-cell>
          <table:table-cell table:style-name="ce5" table:formula="of:=HYPERLINK(&quot;https://docs.google.com/document/d/1R6BKhoAynDeNJEiPLY1uB6bAoDr4mfYYbYEm-0vHjMA/edit?usp=sharing&quot;;&quot;Roaming Photographer photo booth rental Costa Mesa    &quot;)" office:value-type="string" office:string-value="Roaming Photographer photo booth rental Costa Mesa    " calcext:value-type="string">
            <text:p>Roaming Photographer photo booth rental Costa Mesa <text:s text:c="3"/>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</text:p>
          </table:table-cell>
          <table:table-cell table:style-name="ce2" office:value-type="string" calcext:value-type="string">
            <text:p>Roaming Photographer photo booth rental Newport Beach</text:p>
          </table:table-cell>
          <table:table-cell/>
          <table:table-cell table:style-name="ce4" office:value-type="string" calcext:value-type="string">
            <text:p><text:a xlink:href="https://docs.google.com/document/d/1-cPqcT1CZVf0SYyAp8q3tYgZHFPWyPRJ9Io5Y7YlN7g/edit?usp=sharing" xlink:type="simple">https://docs.google.com/document/d/1-cPqcT1CZVf0SYyAp8q3tYgZHFPWyPRJ9Io5Y7YlN7g/edit?usp=sharing</text:a></text:p>
          </table:table-cell>
          <table:table-cell table:style-name="ce5" table:formula="of:=HYPERLINK(&quot;https://docs.google.com/document/d/1-cPqcT1CZVf0SYyAp8q3tYgZHFPWyPRJ9Io5Y7YlN7g/edit?usp=sharing&quot;;&quot;Roaming Photographer photo booth rental Newport Beach&quot;)" office:value-type="string" office:string-value="Roaming Photographer photo booth rental Newport Beach" calcext:value-type="string">
            <text:p>Roaming Photographer photo booth rental Newport Beach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pub</text:p>
          </table:table-cell>
          <table:table-cell table:style-name="ce2" office:value-type="string" calcext:value-type="string">
            <text:p>Roaming Photographer photo booth rental Newport Beach pub</text:p>
          </table:table-cell>
          <table:table-cell/>
          <table:table-cell table:style-name="ce4" office:value-type="string" calcext:value-type="string">
            <text:p><text:a xlink:href="https://docs.google.com/document/d/1-cPqcT1CZVf0SYyAp8q3tYgZHFPWyPRJ9Io5Y7YlN7g/pub" xlink:type="simple">https://docs.google.com/document/d/1-cPqcT1CZVf0SYyAp8q3tYgZHFPWyPRJ9Io5Y7YlN7g/pub</text:a></text:p>
          </table:table-cell>
          <table:table-cell table:style-name="ce5" table:formula="of:=HYPERLINK(&quot;https://docs.google.com/document/d/1-cPqcT1CZVf0SYyAp8q3tYgZHFPWyPRJ9Io5Y7YlN7g/edit?usp=sharing&quot;;&quot;Roaming Photographer photo booth rental Newport Beach&quot;)" office:value-type="string" office:string-value="Roaming Photographer photo booth rental Newport Beach" calcext:value-type="string">
            <text:p>Roaming Photographer photo booth rental Newport Beach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view</text:p>
          </table:table-cell>
          <table:table-cell table:style-name="ce2" office:value-type="string" calcext:value-type="string">
            <text:p>Roaming Photographer photo booth rental Newport Beach view</text:p>
          </table:table-cell>
          <table:table-cell/>
          <table:table-cell table:style-name="ce4" office:value-type="string" calcext:value-type="string">
            <text:p><text:a xlink:href="https://docs.google.com/document/d/1-cPqcT1CZVf0SYyAp8q3tYgZHFPWyPRJ9Io5Y7YlN7g/view" xlink:type="simple">https://docs.google.com/document/d/1-cPqcT1CZVf0SYyAp8q3tYgZHFPWyPRJ9Io5Y7YlN7g/view</text:a></text:p>
          </table:table-cell>
          <table:table-cell table:style-name="ce5" table:formula="of:=HYPERLINK(&quot;https://docs.google.com/document/d/1-cPqcT1CZVf0SYyAp8q3tYgZHFPWyPRJ9Io5Y7YlN7g/edit?usp=sharing&quot;;&quot;Roaming Photographer photo booth rental Newport Beach&quot;)" office:value-type="string" office:string-value="Roaming Photographer photo booth rental Newport Beach" calcext:value-type="string">
            <text:p>Roaming Photographer photo booth rental Newport Beach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wedding photo booth rental Laguna Beach<text:tab/></text:p>
          </table:table-cell>
          <table:table-cell/>
          <table:table-cell table:style-name="ce4" office:value-type="string" calcext:value-type="string">
            <text:p><text:a xlink:href="https://sites.google.com/view/photoboothrentalslagunabeach/photo-booth-rental-in-laguna-beach" xlink:type="simple">https://sites.google.com/view/photoboothrentalslagunabeach/photo-booth-rental-in-laguna-beach</text:a></text:p>
          </table:table-cell>
          <table:table-cell table:style-name="ce5" table:formula="of:=HYPERLINK(&quot;https://sites.google.com/view/photoboothrentalslagunabeach/photo-booth-rental-in-laguna-beach&quot;;&quot;wedding photo booth rental Laguna Beach&#9;&quot;)" office:value-type="string" office:string-value="wedding photo booth rental Laguna Beach&#9;" calcext:value-type="string">
            <text:p>wedding photo booth rental Laguna Beach<text:tab/>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wedding photo booth rental Laguna Beach<text:tab/></text:p>
          </table:table-cell>
          <table:table-cell/>
          <table:table-cell table:style-name="ce4" office:value-type="string" calcext:value-type="string">
            <text:p><text:a xlink:href="https://sites.google.com/view/photoboothrentalslagunabeach/laguna-beach-photo-booths" xlink:type="simple">https://sites.google.com/view/photoboothrentalslagunabeach/laguna-beach-photo-booths</text:a></text:p>
          </table:table-cell>
          <table:table-cell table:style-name="ce5" table:formula="of:=HYPERLINK(&quot;https://sites.google.com/view/photoboothrentalslagunabeach/laguna-beach-photo-booths&quot;;&quot;wedding photo booth rental Laguna Beach&#9;&quot;)" office:value-type="string" office:string-value="wedding photo booth rental Laguna Beach&#9;" calcext:value-type="string">
            <text:p>wedding photo booth rental Laguna Beach<text:tab/>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wedding photo booth rental Laguna Beach<text:tab/></text:p>
          </table:table-cell>
          <table:table-cell/>
          <table:table-cell table:style-name="ce4" office:value-type="string" calcext:value-type="string">
            <text:p><text:a xlink:href="https://sites.google.com/view/photoboothrentalslagunabeach" xlink:type="simple">https://sites.google.com/view/photoboothrentalslagunabeach</text:a></text:p>
          </table:table-cell>
          <table:table-cell table:style-name="ce5" table:formula="of:=HYPERLINK(&quot;https://sites.google.com/view/photoboothrentalslagunabeach&quot;;&quot;wedding photo booth rental Laguna Beach&#9;&quot;)" office:value-type="string" office:string-value="wedding photo booth rental Laguna Beach&#9;" calcext:value-type="string">
            <text:p>wedding photo booth rental Laguna Beach<text:tab/>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wedding photo booth rental Laguna Beach<text:tab/></text:p>
          </table:table-cell>
          <table:table-cell/>
          <table:table-cell table:style-name="ce4" office:value-type="string" calcext:value-type="string">
            <text:p><text:a xlink:href="https://sites.google.com/view/roamingphotographerphotobooth/home" xlink:type="simple">https://sites.google.com/view/roamingphotographerphotobooth/home</text:a></text:p>
          </table:table-cell>
          <table:table-cell table:style-name="ce5" table:formula="of:=HYPERLINK(&quot;https://sites.google.com/view/roamingphotographerphotobooth/home&quot;;&quot;wedding photo booth rental Laguna Beach&#9;&quot;)" office:value-type="string" office:string-value="wedding photo booth rental Laguna Beach&#9;" calcext:value-type="string">
            <text:p>wedding photo booth rental Laguna Beach<text:tab/>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wedding photo booth rental Laguna Beach<text:tab/></text:p>
          </table:table-cell>
          <table:table-cell/>
          <table:table-cell table:style-name="ce4" office:value-type="string" calcext:value-type="string">
            <text:p><text:a xlink:href="https://sites.google.com/view/selfiestationphotoboothrental/home" xlink:type="simple">https://sites.google.com/view/selfiestationphotoboothrental/home</text:a></text:p>
          </table:table-cell>
          <table:table-cell table:style-name="ce5" table:formula="of:=HYPERLINK(&quot;https://sites.google.com/view/selfiestationphotoboothrental/home&quot;;&quot;wedding photo booth rental Laguna Beach&#9;&quot;)" office:value-type="string" office:string-value="wedding photo booth rental Laguna Beach&#9;" calcext:value-type="string">
            <text:p>wedding photo booth rental Laguna Beach<text:tab/></text:p>
          </table:table-cell>
          <table:table-cell table:number-columns-repeated="1019"/>
        </table:table-row>
        <table:table-row table:style-name="ro4" table:number-rows-repeated="104840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wedding_20_photo_20_booth_20_rental_20_Laguna_20_Beach_20_" style:display-name="PageStyle_wedding photo booth rental Laguna Beach 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732" meta:object-count="0"/>
    <meta:generator>LibreOfficeDev/6.0.5.2$Linux_X86_64 LibreOffice_project/</meta:generator>
  </office:meta>
</office:document-meta>
</file>